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71.77mm"/>
    </style:style>
    <style:style style:name="co5" style:family="table-column">
      <style:table-column-properties fo:break-before="auto" style:column-width="90.84mm"/>
    </style:style>
    <style:style style:name="co6" style:family="table-column">
      <style:table-column-properties fo:break-before="auto" style:column-width="57.47mm"/>
    </style:style>
    <style:style style:name="co7" style:family="table-column">
      <style:table-column-properties fo:break-before="auto" style:column-width="68.37mm"/>
    </style:style>
    <style:style style:name="co8" style:family="table-column">
      <style:table-column-properties fo:break-before="auto" style:column-width="72.44mm"/>
    </style:style>
    <style:style style:name="co9" style:family="table-column">
      <style:table-column-properties fo:break-before="auto" style:column-width="93.89mm"/>
    </style:style>
    <style:style style:name="co10" style:family="table-column">
      <style:table-column-properties fo:break-before="auto" style:column-width="68.03mm"/>
    </style:style>
    <style:style style:name="co11" style:family="table-column">
      <style:table-column-properties fo:break-before="auto" style:column-width="67.35mm"/>
    </style:style>
    <style:style style:name="co12" style:family="table-column">
      <style:table-column-properties fo:break-before="auto" style:column-width="71.4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4.08mm"/>
    </style:style>
    <style:style style:name="co15" style:family="table-column">
      <style:table-column-properties fo:break-before="auto" style:column-width="53.18mm"/>
    </style:style>
    <style:style style:name="co16" style:family="table-column">
      <style:table-column-properties fo:break-before="auto" style:column-width="64.35mm"/>
    </style:style>
    <style:style style:name="co17" style:family="table-column">
      <style:table-column-properties fo:break-before="auto" style:column-width="49.64mm"/>
    </style:style>
    <style:style style:name="co18" style:family="table-column">
      <style:table-column-properties fo:break-before="auto" style:column-width="88.04mm"/>
    </style:style>
    <style:style style:name="co19" style:family="table-column">
      <style:table-column-properties fo:break-before="auto" style:column-width="53.46mm"/>
    </style:style>
    <style:style style:name="co20" style:family="table-column">
      <style:table-column-properties fo:break-before="auto" style:column-width="68.16mm"/>
    </style:style>
    <style:style style:name="co21" style:family="table-column">
      <style:table-column-properties fo:break-before="auto" style:column-width="89.68mm"/>
    </style:style>
    <style:style style:name="co22" style:family="table-column">
      <style:table-column-properties fo:break-before="auto" style:column-width="63.25mm"/>
    </style:style>
    <style:style style:name="co23" style:family="table-column">
      <style:table-column-properties fo:break-before="auto" style:column-width="67.08mm"/>
    </style:style>
    <style:style style:name="co24" style:family="table-column">
      <style:table-column-properties fo:break-before="auto" style:column-width="70.61mm"/>
    </style:style>
    <style:style style:name="co25" style:family="table-column">
      <style:table-column-properties fo:break-before="auto" style:column-width="62.18mm"/>
    </style:style>
    <style:style style:name="co26" style:family="table-column">
      <style:table-column-properties fo:break-before="auto" style:column-width="61.08mm"/>
    </style:style>
    <style:style style:name="co27" style:family="table-column">
      <style:table-column-properties fo:break-before="auto" style:column-width="64.8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16.95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paper_graphs_mtec_data_eq_code_block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.A99:paper_graphs_mtec_data_eq_code_block.A104 paper_graphs_mtec_data_eq_code_block.A94:paper_graphs_mtec_data_eq_code_block.A94 paper_graphs_mtec_data_eq_code_block.J24:paper_graphs_mtec_data_eq_code_block.J29 paper_graphs_mtec_data_eq_code_block.A95:paper_graphs_mtec_data_eq_code_block.A95 paper_graphs_mtec_data_eq_code_block.J29:paper_graphs_mtec_data_eq_code_block.J34 paper_graphs_mtec_data_eq_code_block.A96:paper_graphs_mtec_data_eq_code_block.A96 paper_graphs_mtec_data_eq_code_block.J34:paper_graphs_mtec_data_eq_code_block.J39 paper_graphs_mtec_data_eq_code_block.A97:paper_graphs_mtec_data_eq_code_block.A97 paper_graphs_mtec_data_eq_code_block.J39:paper_graphs_mtec_data_eq_code_block.J44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.A99:paper_graphs_mtec_data_eq_code_block.A104 paper_graphs_mtec_data_eq_code_block.A94:paper_graphs_mtec_data_eq_code_block.A94 paper_graphs_mtec_data_eq_code_block.W24:paper_graphs_mtec_data_eq_code_block.W29 paper_graphs_mtec_data_eq_code_block.A95:paper_graphs_mtec_data_eq_code_block.A95 paper_graphs_mtec_data_eq_code_block.W29:paper_graphs_mtec_data_eq_code_block.W34 paper_graphs_mtec_data_eq_code_block.A96:paper_graphs_mtec_data_eq_code_block.A96 paper_graphs_mtec_data_eq_code_block.W34:paper_graphs_mtec_data_eq_code_block.W39 paper_graphs_mtec_data_eq_code_block.A97:paper_graphs_mtec_data_eq_code_block.A97 paper_graphs_mtec_data_eq_code_block.W39:paper_graphs_mtec_data_eq_code_block.W44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.I80:paper_graphs_mtec_data_eq_code_block.X80 paper_graphs_mtec_data_eq_code_block.A94:paper_graphs_mtec_data_eq_code_block.A94 paper_graphs_mtec_data_eq_code_block.I28:paper_graphs_mtec_data_eq_code_block.X28 paper_graphs_mtec_data_eq_code_block.A95:paper_graphs_mtec_data_eq_code_block.A95 paper_graphs_mtec_data_eq_code_block.I33:paper_graphs_mtec_data_eq_code_block.X33 paper_graphs_mtec_data_eq_code_block.A96:paper_graphs_mtec_data_eq_code_block.A96 paper_graphs_mtec_data_eq_code_block.I38:paper_graphs_mtec_data_eq_code_block.X38 paper_graphs_mtec_data_eq_code_block.A97:paper_graphs_mtec_data_eq_code_block.A97 paper_graphs_mtec_data_eq_code_block.I43:paper_graphs_mtec_data_eq_code_block.X43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paper_graphs_mtec_data_eq_code_block.I80:paper_graphs_mtec_data_eq_code_block.X80 paper_graphs_mtec_data_eq_code_block.A94:paper_graphs_mtec_data_eq_code_block.A94 paper_graphs_mtec_data_eq_code_block.I27:paper_graphs_mtec_data_eq_code_block.X27 paper_graphs_mtec_data_eq_code_block.A95:paper_graphs_mtec_data_eq_code_block.A95 paper_graphs_mtec_data_eq_code_block.I32:paper_graphs_mtec_data_eq_code_block.X32 paper_graphs_mtec_data_eq_code_block.A96:paper_graphs_mtec_data_eq_code_block.A96 paper_graphs_mtec_data_eq_code_block.I37:paper_graphs_mtec_data_eq_code_block.X37 paper_graphs_mtec_data_eq_code_block.A97:paper_graphs_mtec_data_eq_code_block.A97 paper_graphs_mtec_data_eq_code_block.I42:paper_graphs_mtec_data_eq_code_block.X4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paper_graphs_mtec_data_eq_code_block.I80:paper_graphs_mtec_data_eq_code_block.X80 paper_graphs_mtec_data_eq_code_block.A94:paper_graphs_mtec_data_eq_code_block.A94 paper_graphs_mtec_data_eq_code_block.I26:paper_graphs_mtec_data_eq_code_block.X26 paper_graphs_mtec_data_eq_code_block.A95:paper_graphs_mtec_data_eq_code_block.A95 paper_graphs_mtec_data_eq_code_block.I31:paper_graphs_mtec_data_eq_code_block.X31 paper_graphs_mtec_data_eq_code_block.A96:paper_graphs_mtec_data_eq_code_block.A96 paper_graphs_mtec_data_eq_code_block.I36:paper_graphs_mtec_data_eq_code_block.X36 paper_graphs_mtec_data_eq_code_block.A97:paper_graphs_mtec_data_eq_code_block.A97 paper_graphs_mtec_data_eq_code_block.I41:paper_graphs_mtec_data_eq_code_block.X41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paper_graphs_mtec_data_eq_code_block.I80:paper_graphs_mtec_data_eq_code_block.X80 paper_graphs_mtec_data_eq_code_block.A94:paper_graphs_mtec_data_eq_code_block.A94 paper_graphs_mtec_data_eq_code_block.I25:paper_graphs_mtec_data_eq_code_block.X25 paper_graphs_mtec_data_eq_code_block.A95:paper_graphs_mtec_data_eq_code_block.A95 paper_graphs_mtec_data_eq_code_block.I30:paper_graphs_mtec_data_eq_code_block.X30 paper_graphs_mtec_data_eq_code_block.A96:paper_graphs_mtec_data_eq_code_block.A96 paper_graphs_mtec_data_eq_code_block.I35:paper_graphs_mtec_data_eq_code_block.X35 paper_graphs_mtec_data_eq_code_block.A97:paper_graphs_mtec_data_eq_code_block.A97 paper_graphs_mtec_data_eq_code_block.I40:paper_graphs_mtec_data_eq_code_block.X40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_data_block_as_code_block_mult_of_16" table:style-name="ta1">
        <table:shapes>
          <draw:frame draw:z-index="0" draw:style-name="gr1" draw:text-style-name="P1" svg:width="176.81mm" svg:height="101.62mm" svg:x="204.18mm" svg:y="440.23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8" table:default-cell-style-name="ce1"/>
        <table:table-row table:style-name="ro5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6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4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8.45740072202166" calcext:value-type="float">
            <text:p>8,457400722</text:p>
          </table:table-cell>
          <table:table-cell table:formula="of:=[.D3]/[.B3]" office:value-type="float" office:value="8.62490974729242" calcext:value-type="float">
            <text:p>8,6249097473</text:p>
          </table:table-cell>
          <table:table-cell table:formula="of:=[.E3]/[.B3]" office:value-type="float" office:value="8.45292418772563" calcext:value-type="float">
            <text:p>8,4529241877</text:p>
          </table:table-cell>
          <table:table-cell table:formula="of:=[.F3]/[.B3]" office:value-type="float" office:value="109.091696750903" calcext:value-type="float">
            <text:p>109,0916967509</text:p>
          </table:table-cell>
          <table:table-cell table:formula="of:=([.G3]+[.D3])/[.B3]" office:value-type="float" office:value="352.976534296029" calcext:value-type="float">
            <text:p>352,976534296</text:p>
          </table:table-cell>
          <table:table-cell table:formula="of:=([.H3]+[.D3])/[.B3]" office:value-type="float" office:value="249.692057761733" calcext:value-type="float">
            <text:p>249,6920577617</text:p>
          </table:table-cell>
          <table:table-cell table:formula="of:=([.I3]+[.D3])/[.B3]" office:value-type="float" office:value="249.681227436823" calcext:value-type="float">
            <text:p>249,6812274368</text:p>
          </table:table-cell>
          <table:table-cell table:formula="of:=([.J3]+[.D3])/[.B3]" office:value-type="float" office:value="249.679783393502" calcext:value-type="float">
            <text:p>249,6797833935</text:p>
          </table:table-cell>
          <table:table-cell table:formula="of:=([.K3]+[.D3])/[.B3]" office:value-type="float" office:value="232.462454873646" calcext:value-type="float">
            <text:p>232,4624548736</text:p>
          </table:table-cell>
          <table:table-cell table:formula="of:=([.L3]+[.D3])/[.B3]" office:value-type="float" office:value="198.035018050542" calcext:value-type="float">
            <text:p>198,0350180505</text:p>
          </table:table-cell>
          <table:table-cell table:formula="of:=([.M3]+[.D3])/[.B3]" office:value-type="float" office:value="180.826353790614" calcext:value-type="float">
            <text:p>180,8263537906</text:p>
          </table:table-cell>
          <table:table-cell table:formula="of:=([.N3]+[.D3])/[.B3]" office:value-type="float" office:value="8.70794223826715" calcext:value-type="float">
            <text:p>8,7079422383</text:p>
          </table:table-cell>
          <table:table-cell table:formula="of:=([.O3]+[.D3])/[.B3]" office:value-type="float" office:value="8.64873646209386" calcext:value-type="float">
            <text:p>8,6487364621</text:p>
          </table:table-cell>
          <table:table-cell table:formula="of:=([.P3]+[.D3])/[.B3]" office:value-type="float" office:value="8.62490974729242" calcext:value-type="float">
            <text:p>8,6249097473</text:p>
          </table:table-cell>
          <table:table-cell table:formula="of:=([.Q3]+[.D3])/[.B3]" office:value-type="float" office:value="8.62490974729242" calcext:value-type="float">
            <text:p>8,6249097473</text:p>
          </table:table-cell>
          <table:table-cell table:formula="of:=([.R3]+[.D3])/[.B3]" office:value-type="float" office:value="8.62490974729242" calcext:value-type="float">
            <text:p>8,6249097473</text:p>
          </table:table-cell>
          <table:table-cell table:formula="of:=([.S3]+[.D3])/[.B3]" office:value-type="float" office:value="8.62490974729242" calcext:value-type="float">
            <text:p>8,6249097473</text:p>
          </table:table-cell>
          <table:table-cell table:formula="of:=([.T3]+[.D3])/[.B3]" office:value-type="float" office:value="8.62490974729242" calcext:value-type="float">
            <text:p>8,62490974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23169675090253" calcext:value-type="float">
            <text:p>8,2316967509</text:p>
          </table:table-cell>
          <table:table-cell table:formula="of:=[.D4]/[.B4]" office:value-type="float" office:value="8.23624548736462" calcext:value-type="float">
            <text:p>8,2362454874</text:p>
          </table:table-cell>
          <table:table-cell table:formula="of:=[.E4]/[.B4]" office:value-type="float" office:value="8.19660649819495" calcext:value-type="float">
            <text:p>8,1966064982</text:p>
          </table:table-cell>
          <table:table-cell table:formula="of:=[.F4]/[.B4]" office:value-type="float" office:value="68.213285198556" calcext:value-type="float">
            <text:p>68,2132851986</text:p>
          </table:table-cell>
          <table:table-cell table:formula="of:=([.G4]+[.D4])/[.B4]" office:value-type="float" office:value="308.057906137184" calcext:value-type="float">
            <text:p>308,0579061372</text:p>
          </table:table-cell>
          <table:table-cell table:formula="of:=([.H4]+[.D4])/[.B4]" office:value-type="float" office:value="179.589314079422" calcext:value-type="float">
            <text:p>179,5893140794</text:p>
          </table:table-cell>
          <table:table-cell table:formula="of:=([.I4]+[.D4])/[.B4]" office:value-type="float" office:value="179.576317689531" calcext:value-type="float">
            <text:p>179,5763176895</text:p>
          </table:table-cell>
          <table:table-cell table:formula="of:=([.J4]+[.D4])/[.B4]" office:value-type="float" office:value="158.165487364621" calcext:value-type="float">
            <text:p>158,1654873646</text:p>
          </table:table-cell>
          <table:table-cell table:formula="of:=([.K4]+[.D4])/[.B4]" office:value-type="float" office:value="136.750324909747" calcext:value-type="float">
            <text:p>136,7503249097</text:p>
          </table:table-cell>
          <table:table-cell table:formula="of:=([.L4]+[.D4])/[.B4]" office:value-type="float" office:value="51.1149458483755" calcext:value-type="float">
            <text:p>51,1149458484</text:p>
          </table:table-cell>
          <table:table-cell table:formula="of:=([.M4]+[.D4])/[.B4]" office:value-type="float" office:value="8.28534296028881" calcext:value-type="float">
            <text:p>8,2853429603</text:p>
          </table:table-cell>
          <table:table-cell table:formula="of:=([.N4]+[.D4])/[.B4]" office:value-type="float" office:value="8.26729241877256" calcext:value-type="float">
            <text:p>8,2672924188</text:p>
          </table:table-cell>
          <table:table-cell table:formula="of:=([.O4]+[.D4])/[.B4]" office:value-type="float" office:value="8.23624548736462" calcext:value-type="float">
            <text:p>8,2362454874</text:p>
          </table:table-cell>
          <table:table-cell table:formula="of:=([.P4]+[.D4])/[.B4]" office:value-type="float" office:value="8.23624548736462" calcext:value-type="float">
            <text:p>8,2362454874</text:p>
          </table:table-cell>
          <table:table-cell table:formula="of:=([.Q4]+[.D4])/[.B4]" office:value-type="float" office:value="8.23624548736462" calcext:value-type="float">
            <text:p>8,2362454874</text:p>
          </table:table-cell>
          <table:table-cell table:formula="of:=([.R4]+[.D4])/[.B4]" office:value-type="float" office:value="8.23624548736462" calcext:value-type="float">
            <text:p>8,2362454874</text:p>
          </table:table-cell>
          <table:table-cell table:formula="of:=([.S4]+[.D4])/[.B4]" office:value-type="float" office:value="8.23624548736462" calcext:value-type="float">
            <text:p>8,2362454874</text:p>
          </table:table-cell>
          <table:table-cell table:formula="of:=([.T4]+[.D4])/[.B4]" office:value-type="float" office:value="8.23624548736462" calcext:value-type="float">
            <text:p>8,236245487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9.23675090252708" calcext:value-type="float">
            <text:p>9,2367509025</text:p>
          </table:table-cell>
          <table:table-cell table:formula="of:=[.D5]/[.B5]" office:value-type="float" office:value="9.25162454873646" calcext:value-type="float">
            <text:p>9,2516245487</text:p>
          </table:table-cell>
          <table:table-cell table:formula="of:=[.E5]/[.B5]" office:value-type="float" office:value="9.04924187725632" calcext:value-type="float">
            <text:p>9,0492418773</text:p>
          </table:table-cell>
          <table:table-cell table:formula="of:=[.F5]/[.B5]" office:value-type="float" office:value="59.0102527075812" calcext:value-type="float">
            <text:p>59,0102527076</text:p>
          </table:table-cell>
          <table:table-cell table:formula="of:=([.G5]+[.D5])/[.B5]" office:value-type="float" office:value="334.624187725632" calcext:value-type="float">
            <text:p>334,6241877256</text:p>
          </table:table-cell>
          <table:table-cell table:formula="of:=([.H5]+[.D5])/[.B5]" office:value-type="float" office:value="171.971480144404" calcext:value-type="float">
            <text:p>171,9714801444</text:p>
          </table:table-cell>
          <table:table-cell table:formula="of:=([.I5]+[.D5])/[.B5]" office:value-type="float" office:value="171.954151624549" calcext:value-type="float">
            <text:p>171,9541516245</text:p>
          </table:table-cell>
          <table:table-cell table:formula="of:=([.J5]+[.D5])/[.B5]" office:value-type="float" office:value="117.7440433213" calcext:value-type="float">
            <text:p>117,7440433213</text:p>
          </table:table-cell>
          <table:table-cell table:formula="of:=([.K5]+[.D5])/[.B5]" office:value-type="float" office:value="63.5223826714802" calcext:value-type="float">
            <text:p>63,5223826715</text:p>
          </table:table-cell>
          <table:table-cell table:formula="of:=([.L5]+[.D5])/[.B5]" office:value-type="float" office:value="9.3" calcext:value-type="float">
            <text:p>9,3</text:p>
          </table:table-cell>
          <table:table-cell table:formula="of:=([.M5]+[.D5])/[.B5]" office:value-type="float" office:value="9.2898916967509" calcext:value-type="float">
            <text:p>9,2898916968</text:p>
          </table:table-cell>
          <table:table-cell table:formula="of:=([.N5]+[.D5])/[.B5]" office:value-type="float" office:value="9.25162454873646" calcext:value-type="float">
            <text:p>9,2516245487</text:p>
          </table:table-cell>
          <table:table-cell table:formula="of:=([.O5]+[.D5])/[.B5]" office:value-type="float" office:value="9.25162454873646" calcext:value-type="float">
            <text:p>9,2516245487</text:p>
          </table:table-cell>
          <table:table-cell table:formula="of:=([.P5]+[.D5])/[.B5]" office:value-type="float" office:value="9.25162454873646" calcext:value-type="float">
            <text:p>9,2516245487</text:p>
          </table:table-cell>
          <table:table-cell table:formula="of:=([.Q5]+[.D5])/[.B5]" office:value-type="float" office:value="9.25162454873646" calcext:value-type="float">
            <text:p>9,2516245487</text:p>
          </table:table-cell>
          <table:table-cell table:formula="of:=([.R5]+[.D5])/[.B5]" office:value-type="float" office:value="9.25162454873646" calcext:value-type="float">
            <text:p>9,2516245487</text:p>
          </table:table-cell>
          <table:table-cell table:formula="of:=([.S5]+[.D5])/[.B5]" office:value-type="float" office:value="9.25162454873646" calcext:value-type="float">
            <text:p>9,2516245487</text:p>
          </table:table-cell>
          <table:table-cell table:formula="of:=([.T5]+[.D5])/[.B5]" office:value-type="float" office:value="9.25162454873646" calcext:value-type="float">
            <text:p>9,25162454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8.20187725631769" calcext:value-type="float">
            <text:p>8,2018772563</text:p>
          </table:table-cell>
          <table:table-cell table:formula="of:=[.D6]/[.B6]" office:value-type="float" office:value="8.52447653429603" calcext:value-type="float">
            <text:p>8,5244765343</text:p>
          </table:table-cell>
          <table:table-cell table:formula="of:=[.E6]/[.B6]" office:value-type="float" office:value="8.63119133574007" calcext:value-type="float">
            <text:p>8,6311913357</text:p>
          </table:table-cell>
          <table:table-cell table:formula="of:=[.F6]/[.B6]" office:value-type="float" office:value="49.2387725631769" calcext:value-type="float">
            <text:p>49,2387725632</text:p>
          </table:table-cell>
          <table:table-cell table:formula="of:=([.G6]+[.D6])/[.B6]" office:value-type="float" office:value="355.167797833935" calcext:value-type="float">
            <text:p>355,1677978339</text:p>
          </table:table-cell>
          <table:table-cell table:formula="of:=([.H6]+[.D6])/[.B6]" office:value-type="float" office:value="166.125920577617" calcext:value-type="float">
            <text:p>166,1259205776</text:p>
          </table:table-cell>
          <table:table-cell table:formula="of:=([.I6]+[.D6])/[.B6]" office:value-type="float" office:value="166.105703971119" calcext:value-type="float">
            <text:p>166,1057039711</text:p>
          </table:table-cell>
          <table:table-cell table:formula="of:=([.J6]+[.D6])/[.B6]" office:value-type="float" office:value="71.596678700361" calcext:value-type="float">
            <text:p>71,5966787004</text:p>
          </table:table-cell>
          <table:table-cell table:formula="of:=([.K6]+[.D6])/[.B6]" office:value-type="float" office:value="8.56490974729242" calcext:value-type="float">
            <text:p>8,5649097473</text:p>
          </table:table-cell>
          <table:table-cell table:formula="of:=([.L6]+[.D6])/[.B6]" office:value-type="float" office:value="8.55046931407942" calcext:value-type="float">
            <text:p>8,5504693141</text:p>
          </table:table-cell>
          <table:table-cell table:formula="of:=([.M6]+[.D6])/[.B6]" office:value-type="float" office:value="8.54613718411552" calcext:value-type="float">
            <text:p>8,5461371841</text:p>
          </table:table-cell>
          <table:table-cell table:formula="of:=([.N6]+[.D6])/[.B6]" office:value-type="float" office:value="8.52447653429603" calcext:value-type="float">
            <text:p>8,5244765343</text:p>
          </table:table-cell>
          <table:table-cell table:formula="of:=([.O6]+[.D6])/[.B6]" office:value-type="float" office:value="8.52447653429603" calcext:value-type="float">
            <text:p>8,5244765343</text:p>
          </table:table-cell>
          <table:table-cell table:formula="of:=([.P6]+[.D6])/[.B6]" office:value-type="float" office:value="8.52447653429603" calcext:value-type="float">
            <text:p>8,5244765343</text:p>
          </table:table-cell>
          <table:table-cell table:formula="of:=([.Q6]+[.D6])/[.B6]" office:value-type="float" office:value="8.52447653429603" calcext:value-type="float">
            <text:p>8,5244765343</text:p>
          </table:table-cell>
          <table:table-cell table:formula="of:=([.R6]+[.D6])/[.B6]" office:value-type="float" office:value="8.52447653429603" calcext:value-type="float">
            <text:p>8,5244765343</text:p>
          </table:table-cell>
          <table:table-cell table:formula="of:=([.S6]+[.D6])/[.B6]" office:value-type="float" office:value="8.52447653429603" calcext:value-type="float">
            <text:p>8,5244765343</text:p>
          </table:table-cell>
          <table:table-cell table:formula="of:=([.T6]+[.D6])/[.B6]" office:value-type="float" office:value="8.52447653429603" calcext:value-type="float">
            <text:p>8,524476534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10.5888510638298" calcext:value-type="float">
            <text:p>10,5888510638</text:p>
          </table:table-cell>
          <table:table-cell table:formula="of:=[.D8]/[.B8]" office:value-type="float" office:value="10.2775319148936" calcext:value-type="float">
            <text:p>10,2775319149</text:p>
          </table:table-cell>
          <table:table-cell table:formula="of:=[.E8]/[.B8]" office:value-type="float" office:value="11.6228085106383" calcext:value-type="float">
            <text:p>11,6228085106</text:p>
          </table:table-cell>
          <table:table-cell table:formula="of:=[.F8]/[.B8]" office:value-type="float" office:value="160.685106382979" calcext:value-type="float">
            <text:p>160,685106383</text:p>
          </table:table-cell>
          <table:table-cell table:formula="of:=([.G8]+[.D8])/[.B8]" office:value-type="float" office:value="517.141361702128" calcext:value-type="float">
            <text:p>517,1413617021</text:p>
          </table:table-cell>
          <table:table-cell table:formula="of:=([.H8]+[.D8])/[.B8]" office:value-type="float" office:value="495.103914893617" calcext:value-type="float">
            <text:p>495,1039148936</text:p>
          </table:table-cell>
          <table:table-cell table:formula="of:=([.I8]+[.D8])/[.B8]" office:value-type="float" office:value="489.594127659574" calcext:value-type="float">
            <text:p>489,5941276596</text:p>
          </table:table-cell>
          <table:table-cell table:formula="of:=([.J8]+[.D8])/[.B8]" office:value-type="float" office:value="456.537957446809" calcext:value-type="float">
            <text:p>456,5379574468</text:p>
          </table:table-cell>
          <table:table-cell table:formula="of:=([.K8]+[.D8])/[.B8]" office:value-type="float" office:value="453.783063829787" calcext:value-type="float">
            <text:p>453,7830638298</text:p>
          </table:table-cell>
          <table:table-cell table:formula="of:=([.L8]+[.D8])/[.B8]" office:value-type="float" office:value="423.481787234043" calcext:value-type="float">
            <text:p>423,481787234</text:p>
          </table:table-cell>
          <table:table-cell table:formula="of:=([.M8]+[.D8])/[.B8]" office:value-type="float" office:value="424.858808510638" calcext:value-type="float">
            <text:p>424,8588085106</text:p>
          </table:table-cell>
          <table:table-cell table:formula="of:=([.N8]+[.D8])/[.B8]" office:value-type="float" office:value="369.420510638298" calcext:value-type="float">
            <text:p>369,4205106383</text:p>
          </table:table-cell>
          <table:table-cell table:formula="of:=([.O8]+[.D8])/[.B8]" office:value-type="float" office:value="195.177957446809" calcext:value-type="float">
            <text:p>195,1779574468</text:p>
          </table:table-cell>
          <table:table-cell table:formula="of:=([.P8]+[.D8])/[.B8]" office:value-type="float" office:value="92.9285957446808" calcext:value-type="float">
            <text:p>92,9285957447</text:p>
          </table:table-cell>
          <table:table-cell table:formula="of:=([.Q8]+[.D8])/[.B8]" office:value-type="float" office:value="10.2775319148936" calcext:value-type="float">
            <text:p>10,2775319149</text:p>
          </table:table-cell>
          <table:table-cell table:formula="of:=([.R8]+[.D8])/[.B8]" office:value-type="float" office:value="10.2775319148936" calcext:value-type="float">
            <text:p>10,2775319149</text:p>
          </table:table-cell>
          <table:table-cell table:formula="of:=([.S8]+[.D8])/[.B8]" office:value-type="float" office:value="10.2775319148936" calcext:value-type="float">
            <text:p>10,2775319149</text:p>
          </table:table-cell>
          <table:table-cell table:formula="of:=([.T8]+[.D8])/[.B8]" office:value-type="float" office:value="10.2775319148936" calcext:value-type="float">
            <text:p>10,277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10.0129361702128" calcext:value-type="float">
            <text:p>10,0129361702</text:p>
          </table:table-cell>
          <table:table-cell table:formula="of:=[.D9]/[.B9]" office:value-type="float" office:value="10.0771063829787" calcext:value-type="float">
            <text:p>10,077106383</text:p>
          </table:table-cell>
          <table:table-cell table:formula="of:=[.E9]/[.B9]" office:value-type="float" office:value="10.1371063829787" calcext:value-type="float">
            <text:p>10,137106383</text:p>
          </table:table-cell>
          <table:table-cell table:formula="of:=[.F9]/[.B9]" office:value-type="float" office:value="92.8502127659575" calcext:value-type="float">
            <text:p>92,850212766</text:p>
          </table:table-cell>
          <table:table-cell table:formula="of:=([.G9]+[.D9])/[.B9]" office:value-type="float" office:value="414.389446808511" calcext:value-type="float">
            <text:p>414,3894468085</text:p>
          </table:table-cell>
          <table:table-cell table:formula="of:=([.H9]+[.D9])/[.B9]" office:value-type="float" office:value="386.978382978723" calcext:value-type="float">
            <text:p>386,9783829787</text:p>
          </table:table-cell>
          <table:table-cell table:formula="of:=([.I9]+[.D9])/[.B9]" office:value-type="float" office:value="380.125617021277" calcext:value-type="float">
            <text:p>380,1256170213</text:p>
          </table:table-cell>
          <table:table-cell table:formula="of:=([.J9]+[.D9])/[.B9]" office:value-type="float" office:value="328.729872340425" calcext:value-type="float">
            <text:p>328,7298723404</text:p>
          </table:table-cell>
          <table:table-cell table:formula="of:=([.K9]+[.D9])/[.B9]" office:value-type="float" office:value="332.156255319149" calcext:value-type="float">
            <text:p>332,1562553191</text:p>
          </table:table-cell>
          <table:table-cell table:formula="of:=([.L9]+[.D9])/[.B9]" office:value-type="float" office:value="287.613276595745" calcext:value-type="float">
            <text:p>287,6132765957</text:p>
          </table:table-cell>
          <table:table-cell table:formula="of:=([.M9]+[.D9])/[.B9]" office:value-type="float" office:value="272.194553191489" calcext:value-type="float">
            <text:p>272,1945531915</text:p>
          </table:table-cell>
          <table:table-cell table:formula="of:=([.N9]+[.D9])/[.B9]" office:value-type="float" office:value="138.137531914894" calcext:value-type="float">
            <text:p>138,1375319149</text:p>
          </table:table-cell>
          <table:table-cell table:formula="of:=([.O9]+[.D9])/[.B9]" office:value-type="float" office:value="10.4949787234043" calcext:value-type="float">
            <text:p>10,4949787234</text:p>
          </table:table-cell>
          <table:table-cell table:formula="of:=([.P9]+[.D9])/[.B9]" office:value-type="float" office:value="10.0898723404255" calcext:value-type="float">
            <text:p>10,0898723404</text:p>
          </table:table-cell>
          <table:table-cell table:formula="of:=([.Q9]+[.D9])/[.B9]" office:value-type="float" office:value="10.0771063829787" calcext:value-type="float">
            <text:p>10,077106383</text:p>
          </table:table-cell>
          <table:table-cell table:formula="of:=([.R9]+[.D9])/[.B9]" office:value-type="float" office:value="10.0771063829787" calcext:value-type="float">
            <text:p>10,077106383</text:p>
          </table:table-cell>
          <table:table-cell table:formula="of:=([.S9]+[.D9])/[.B9]" office:value-type="float" office:value="10.0771063829787" calcext:value-type="float">
            <text:p>10,077106383</text:p>
          </table:table-cell>
          <table:table-cell table:formula="of:=([.T9]+[.D9])/[.B9]" office:value-type="float" office:value="10.0771063829787" calcext:value-type="float">
            <text:p>10,07710638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9.72025531914894" calcext:value-type="float">
            <text:p>9,7202553191</text:p>
          </table:table-cell>
          <table:table-cell table:formula="of:=[.D10]/[.B10]" office:value-type="float" office:value="9.70723404255319" calcext:value-type="float">
            <text:p>9,7072340426</text:p>
          </table:table-cell>
          <table:table-cell table:formula="of:=[.E10]/[.B10]" office:value-type="float" office:value="10.0410212765957" calcext:value-type="float">
            <text:p>10,0410212766</text:p>
          </table:table-cell>
          <table:table-cell table:formula="of:=[.F10]/[.B10]" office:value-type="float" office:value="70.243829787234" calcext:value-type="float">
            <text:p>70,2438297872</text:p>
          </table:table-cell>
          <table:table-cell table:formula="of:=([.G10]+[.D10])/[.B10]" office:value-type="float" office:value="426.165106382979" calcext:value-type="float">
            <text:p>426,165106383</text:p>
          </table:table-cell>
          <table:table-cell table:formula="of:=([.H10]+[.D10])/[.B10]" office:value-type="float" office:value="391.460425531915" calcext:value-type="float">
            <text:p>391,4604255319</text:p>
          </table:table-cell>
          <table:table-cell table:formula="of:=([.I10]+[.D10])/[.B10]" office:value-type="float" office:value="378.445957446808" calcext:value-type="float">
            <text:p>378,4459574468</text:p>
          </table:table-cell>
          <table:table-cell table:formula="of:=([.J10]+[.D10])/[.B10]" office:value-type="float" office:value="317.712340425532" calcext:value-type="float">
            <text:p>317,7123404255</text:p>
          </table:table-cell>
          <table:table-cell table:formula="of:=([.K10]+[.D10])/[.B10]" office:value-type="float" office:value="304.697872340425" calcext:value-type="float">
            <text:p>304,6978723404</text:p>
          </table:table-cell>
          <table:table-cell table:formula="of:=([.L10]+[.D10])/[.B10]" office:value-type="float" office:value="261.316595744681" calcext:value-type="float">
            <text:p>261,3165957447</text:p>
          </table:table-cell>
          <table:table-cell table:formula="of:=([.M10]+[.D10])/[.B10]" office:value-type="float" office:value="241.795744680851" calcext:value-type="float">
            <text:p>241,7957446809</text:p>
          </table:table-cell>
          <table:table-cell table:formula="of:=([.N10]+[.D10])/[.B10]" office:value-type="float" office:value="89.4195744680851" calcext:value-type="float">
            <text:p>89,4195744681</text:p>
          </table:table-cell>
          <table:table-cell table:formula="of:=([.O10]+[.D10])/[.B10]" office:value-type="float" office:value="10.2365957446809" calcext:value-type="float">
            <text:p>10,2365957447</text:p>
          </table:table-cell>
          <table:table-cell table:formula="of:=([.P10]+[.D10])/[.B10]" office:value-type="float" office:value="9.72340425531915" calcext:value-type="float">
            <text:p>9,7234042553</text:p>
          </table:table-cell>
          <table:table-cell table:formula="of:=([.Q10]+[.D10])/[.B10]" office:value-type="float" office:value="9.70723404255319" calcext:value-type="float">
            <text:p>9,7072340426</text:p>
          </table:table-cell>
          <table:table-cell table:formula="of:=([.R10]+[.D10])/[.B10]" office:value-type="float" office:value="9.70723404255319" calcext:value-type="float">
            <text:p>9,7072340426</text:p>
          </table:table-cell>
          <table:table-cell table:formula="of:=([.S10]+[.D10])/[.B10]" office:value-type="float" office:value="9.70723404255319" calcext:value-type="float">
            <text:p>9,7072340426</text:p>
          </table:table-cell>
          <table:table-cell table:formula="of:=([.T10]+[.D10])/[.B10]" office:value-type="float" office:value="9.70723404255319" calcext:value-type="float">
            <text:p>9,7072340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9.45123404255319" calcext:value-type="float">
            <text:p>9,4512340426</text:p>
          </table:table-cell>
          <table:table-cell table:formula="of:=[.D11]/[.B11]" office:value-type="float" office:value="9.33753191489362" calcext:value-type="float">
            <text:p>9,3375319149</text:p>
          </table:table-cell>
          <table:table-cell table:formula="of:=[.E11]/[.B11]" office:value-type="float" office:value="9.25523404255319" calcext:value-type="float">
            <text:p>9,2552340426</text:p>
          </table:table-cell>
          <table:table-cell table:formula="of:=[.F11]/[.B11]" office:value-type="float" office:value="60.4009361702128" calcext:value-type="float">
            <text:p>60,4009361702</text:p>
          </table:table-cell>
          <table:table-cell table:formula="of:=([.G11]+[.D11])/[.B11]" office:value-type="float" office:value="442.943489361702" calcext:value-type="float">
            <text:p>442,9434893617</text:p>
          </table:table-cell>
          <table:table-cell table:formula="of:=([.H11]+[.D11])/[.B11]" office:value-type="float" office:value="402.608170212766" calcext:value-type="float">
            <text:p>402,6081702128</text:p>
          </table:table-cell>
          <table:table-cell table:formula="of:=([.I11]+[.D11])/[.B11]" office:value-type="float" office:value="387.482212765957" calcext:value-type="float">
            <text:p>387,482212766</text:p>
          </table:table-cell>
          <table:table-cell table:formula="of:=([.J11]+[.D11])/[.B11]" office:value-type="float" office:value="332.020936170213" calcext:value-type="float">
            <text:p>332,0209361702</text:p>
          </table:table-cell>
          <table:table-cell table:formula="of:=([.K11]+[.D11])/[.B11]" office:value-type="float" office:value="306.810723404255" calcext:value-type="float">
            <text:p>306,8107234043</text:p>
          </table:table-cell>
          <table:table-cell table:formula="of:=([.L11]+[.D11])/[.B11]" office:value-type="float" office:value="256.392" calcext:value-type="float">
            <text:p>256,392</text:p>
          </table:table-cell>
          <table:table-cell table:formula="of:=([.M11]+[.D11])/[.B11]" office:value-type="float" office:value="178.242212765957" calcext:value-type="float">
            <text:p>178,242212766</text:p>
          </table:table-cell>
          <table:table-cell table:formula="of:=([.N11]+[.D11])/[.B11]" office:value-type="float" office:value="41.4796595744681" calcext:value-type="float">
            <text:p>41,4796595745</text:p>
          </table:table-cell>
          <table:table-cell table:formula="of:=([.O11]+[.D11])/[.B11]" office:value-type="float" office:value="9.95285106382979" calcext:value-type="float">
            <text:p>9,9528510638</text:p>
          </table:table-cell>
          <table:table-cell table:formula="of:=([.P11]+[.D11])/[.B11]" office:value-type="float" office:value="9.35710638297872" calcext:value-type="float">
            <text:p>9,357106383</text:p>
          </table:table-cell>
          <table:table-cell table:formula="of:=([.Q11]+[.D11])/[.B11]" office:value-type="float" office:value="9.33753191489362" calcext:value-type="float">
            <text:p>9,3375319149</text:p>
          </table:table-cell>
          <table:table-cell table:formula="of:=([.R11]+[.D11])/[.B11]" office:value-type="float" office:value="9.33753191489362" calcext:value-type="float">
            <text:p>9,3375319149</text:p>
          </table:table-cell>
          <table:table-cell table:formula="of:=([.S11]+[.D11])/[.B11]" office:value-type="float" office:value="9.33753191489362" calcext:value-type="float">
            <text:p>9,3375319149</text:p>
          </table:table-cell>
          <table:table-cell table:formula="of:=([.T11]+[.D11])/[.B11]" office:value-type="float" office:value="9.33753191489362" calcext:value-type="float">
            <text:p>9,337531914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20.7119003115265" calcext:value-type="float">
            <text:p>20,7119003115</text:p>
          </table:table-cell>
          <table:table-cell table:formula="of:=[.D13]/[.B13]" office:value-type="float" office:value="21.0458566978193" calcext:value-type="float">
            <text:p>21,0458566978</text:p>
          </table:table-cell>
          <table:table-cell table:formula="of:=[.E13]/[.B13]" office:value-type="float" office:value="21.3302180685358" calcext:value-type="float">
            <text:p>21,3302180685</text:p>
          </table:table-cell>
          <table:table-cell table:formula="of:=[.F13]/[.B13]" office:value-type="float" office:value="203.328348909657" calcext:value-type="float">
            <text:p>203,3283489097</text:p>
          </table:table-cell>
          <table:table-cell table:formula="of:=([.G13]+[.D13])/[.B13]" office:value-type="float" office:value="669.029034267913" calcext:value-type="float">
            <text:p>669,0290342679</text:p>
          </table:table-cell>
          <table:table-cell table:formula="of:=([.H13]+[.D13])/[.B13]" office:value-type="float" office:value="653.508785046729" calcext:value-type="float">
            <text:p>653,5087850467</text:p>
          </table:table-cell>
          <table:table-cell table:formula="of:=([.I13]+[.D13])/[.B13]" office:value-type="float" office:value="580.212834890966" calcext:value-type="float">
            <text:p>580,212834891</text:p>
          </table:table-cell>
          <table:table-cell table:formula="of:=([.J13]+[.D13])/[.B13]" office:value-type="float" office:value="559.499439252336" calcext:value-type="float">
            <text:p>559,4994392523</text:p>
          </table:table-cell>
          <table:table-cell table:formula="of:=([.K13]+[.D13])/[.B13]" office:value-type="float" office:value="501.33308411215" calcext:value-type="float">
            <text:p>501,3330841122</text:p>
          </table:table-cell>
          <table:table-cell table:formula="of:=([.L13]+[.D13])/[.B13]" office:value-type="float" office:value="492.934330218069" calcext:value-type="float">
            <text:p>492,9343302181</text:p>
          </table:table-cell>
          <table:table-cell table:formula="of:=([.M13]+[.D13])/[.B13]" office:value-type="float" office:value="488.991651090343" calcext:value-type="float">
            <text:p>488,9916510903</text:p>
          </table:table-cell>
          <table:table-cell table:formula="of:=([.N13]+[.D13])/[.B13]" office:value-type="float" office:value="416.443364485981" calcext:value-type="float">
            <text:p>416,443364486</text:p>
          </table:table-cell>
          <table:table-cell table:formula="of:=([.O13]+[.D13])/[.B13]" office:value-type="float" office:value="43.6471028037383" calcext:value-type="float">
            <text:p>43,6471028037</text:p>
          </table:table-cell>
          <table:table-cell table:formula="of:=([.P13]+[.D13])/[.B13]" office:value-type="float" office:value="41.9916510903427" calcext:value-type="float">
            <text:p>41,9916510903</text:p>
          </table:table-cell>
          <table:table-cell table:formula="of:=([.Q13]+[.D13])/[.B13]" office:value-type="float" office:value="41.6414953271028" calcext:value-type="float">
            <text:p>41,6414953271</text:p>
          </table:table-cell>
          <table:table-cell table:formula="of:=([.R13]+[.D13])/[.B13]" office:value-type="float" office:value="41.3723364485981" calcext:value-type="float">
            <text:p>41,3723364486</text:p>
          </table:table-cell>
          <table:table-cell table:formula="of:=([.S13]+[.D13])/[.B13]" office:value-type="float" office:value="40.0938317757009" calcext:value-type="float">
            <text:p>40,0938317757</text:p>
          </table:table-cell>
          <table:table-cell table:formula="of:=([.T13]+[.D13])/[.B13]" office:value-type="float" office:value="37.1611214953271" calcext:value-type="float">
            <text:p>37,16112149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7.2416822429907" calcext:value-type="float">
            <text:p>17,241682243</text:p>
          </table:table-cell>
          <table:table-cell table:formula="of:=[.D14]/[.B14]" office:value-type="float" office:value="18.1752647975078" calcext:value-type="float">
            <text:p>18,1752647975</text:p>
          </table:table-cell>
          <table:table-cell table:formula="of:=[.E14]/[.B14]" office:value-type="float" office:value="17.6520249221184" calcext:value-type="float">
            <text:p>17,6520249221</text:p>
          </table:table-cell>
          <table:table-cell table:formula="of:=[.F14]/[.B14]" office:value-type="float" office:value="124.896573208723" calcext:value-type="float">
            <text:p>124,8965732087</text:p>
          </table:table-cell>
          <table:table-cell table:formula="of:=([.G14]+[.D14])/[.B14]" office:value-type="float" office:value="574.650654205608" calcext:value-type="float">
            <text:p>574,6506542056</text:p>
          </table:table-cell>
          <table:table-cell table:formula="of:=([.H14]+[.D14])/[.B14]" office:value-type="float" office:value="517.046292834891" calcext:value-type="float">
            <text:p>517,0462928349</text:p>
          </table:table-cell>
          <table:table-cell table:formula="of:=([.I14]+[.D14])/[.B14]" office:value-type="float" office:value="397.100498442368" calcext:value-type="float">
            <text:p>397,1004984424</text:p>
          </table:table-cell>
          <table:table-cell table:formula="of:=([.J14]+[.D14])/[.B14]" office:value-type="float" office:value="365.655015576324" calcext:value-type="float">
            <text:p>365,6550155763</text:p>
          </table:table-cell>
          <table:table-cell table:formula="of:=([.K14]+[.D14])/[.B14]" office:value-type="float" office:value="353.691152647975" calcext:value-type="float">
            <text:p>353,691152648</text:p>
          </table:table-cell>
          <table:table-cell table:formula="of:=([.L14]+[.D14])/[.B14]" office:value-type="float" office:value="328.351588785047" calcext:value-type="float">
            <text:p>328,351588785</text:p>
          </table:table-cell>
          <table:table-cell table:formula="of:=([.M14]+[.D14])/[.B14]" office:value-type="float" office:value="247.989595015576" calcext:value-type="float">
            <text:p>247,9895950156</text:p>
          </table:table-cell>
          <table:table-cell table:formula="of:=([.N14]+[.D14])/[.B14]" office:value-type="float" office:value="44.651277258567" calcext:value-type="float">
            <text:p>44,6512772586</text:p>
          </table:table-cell>
          <table:table-cell table:formula="of:=([.O14]+[.D14])/[.B14]" office:value-type="float" office:value="41.8338317757009" calcext:value-type="float">
            <text:p>41,8338317757</text:p>
          </table:table-cell>
          <table:table-cell table:formula="of:=([.P14]+[.D14])/[.B14]" office:value-type="float" office:value="41.1073520249221" calcext:value-type="float">
            <text:p>41,1073520249</text:p>
          </table:table-cell>
          <table:table-cell table:formula="of:=([.Q14]+[.D14])/[.B14]" office:value-type="float" office:value="39.9023676012461" calcext:value-type="float">
            <text:p>39,9023676012</text:p>
          </table:table-cell>
          <table:table-cell table:formula="of:=([.R14]+[.D14])/[.B14]" office:value-type="float" office:value="38.3092211838006" calcext:value-type="float">
            <text:p>38,3092211838</text:p>
          </table:table-cell>
          <table:table-cell table:formula="of:=([.S14]+[.D14])/[.B14]" office:value-type="float" office:value="38.0008099688473" calcext:value-type="float">
            <text:p>38,0008099688</text:p>
          </table:table-cell>
          <table:table-cell table:formula="of:=([.T14]+[.D14])/[.B14]" office:value-type="float" office:value="37.7441121495327" calcext:value-type="float">
            <text:p>37,744112149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9.0358255451713" calcext:value-type="float">
            <text:p>19,0358255452</text:p>
          </table:table-cell>
          <table:table-cell table:formula="of:=[.D15]/[.B15]" office:value-type="float" office:value="19.4201869158878" calcext:value-type="float">
            <text:p>19,4201869159</text:p>
          </table:table-cell>
          <table:table-cell table:formula="of:=[.E15]/[.B15]" office:value-type="float" office:value="19.3558878504673" calcext:value-type="float">
            <text:p>19,3558878505</text:p>
          </table:table-cell>
          <table:table-cell table:formula="of:=[.F15]/[.B15]" office:value-type="float" office:value="99.2361370716511" calcext:value-type="float">
            <text:p>99,2361370717</text:p>
          </table:table-cell>
          <table:table-cell table:formula="of:=([.G15]+[.D15])/[.B15]" office:value-type="float" office:value="602.484984423676" calcext:value-type="float">
            <text:p>602,4849844237</text:p>
          </table:table-cell>
          <table:table-cell table:formula="of:=([.H15]+[.D15])/[.B15]" office:value-type="float" office:value="529.552897196262" calcext:value-type="float">
            <text:p>529,5528971963</text:p>
          </table:table-cell>
          <table:table-cell table:formula="of:=([.I15]+[.D15])/[.B15]" office:value-type="float" office:value="377.691214953271" calcext:value-type="float">
            <text:p>377,6912149533</text:p>
          </table:table-cell>
          <table:table-cell table:formula="of:=([.J15]+[.D15])/[.B15]" office:value-type="float" office:value="337.488722741433" calcext:value-type="float">
            <text:p>337,4887227414</text:p>
          </table:table-cell>
          <table:table-cell table:formula="of:=([.K15]+[.D15])/[.B15]" office:value-type="float" office:value="273.807102803738" calcext:value-type="float">
            <text:p>273,8071028037</text:p>
          </table:table-cell>
          <table:table-cell table:formula="of:=([.L15]+[.D15])/[.B15]" office:value-type="float" office:value="168.789034267913" calcext:value-type="float">
            <text:p>168,7890342679</text:p>
          </table:table-cell>
          <table:table-cell table:formula="of:=([.M15]+[.D15])/[.B15]" office:value-type="float" office:value="66.884984423676" calcext:value-type="float">
            <text:p>66,8849844237</text:p>
          </table:table-cell>
          <table:table-cell table:formula="of:=([.N15]+[.D15])/[.B15]" office:value-type="float" office:value="51.2538317757009" calcext:value-type="float">
            <text:p>51,2538317757</text:p>
          </table:table-cell>
          <table:table-cell table:formula="of:=([.O15]+[.D15])/[.B15]" office:value-type="float" office:value="48.3485358255452" calcext:value-type="float">
            <text:p>48,3485358255</text:p>
          </table:table-cell>
          <table:table-cell table:formula="of:=([.P15]+[.D15])/[.B15]" office:value-type="float" office:value="46.4176947040498" calcext:value-type="float">
            <text:p>46,417694704</text:p>
          </table:table-cell>
          <table:table-cell table:formula="of:=([.Q15]+[.D15])/[.B15]" office:value-type="float" office:value="45.2095950155763" calcext:value-type="float">
            <text:p>45,2095950156</text:p>
          </table:table-cell>
          <table:table-cell table:formula="of:=([.R15]+[.D15])/[.B15]" office:value-type="float" office:value="44.8488473520249" calcext:value-type="float">
            <text:p>44,848847352</text:p>
          </table:table-cell>
          <table:table-cell table:formula="of:=([.S15]+[.D15])/[.B15]" office:value-type="float" office:value="44.4993146417446" calcext:value-type="float">
            <text:p>44,4993146417</text:p>
          </table:table-cell>
          <table:table-cell table:formula="of:=([.T15]+[.D15])/[.B15]" office:value-type="float" office:value="44.2195638629284" calcext:value-type="float">
            <text:p>44,219563862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6.487476635514" calcext:value-type="float">
            <text:p>16,4874766355</text:p>
          </table:table-cell>
          <table:table-cell table:formula="of:=[.D16]/[.B16]" office:value-type="float" office:value="17.3884735202492" calcext:value-type="float">
            <text:p>17,3884735202</text:p>
          </table:table-cell>
          <table:table-cell table:formula="of:=[.E16]/[.B16]" office:value-type="float" office:value="17.2502180685358" calcext:value-type="float">
            <text:p>17,2502180685</text:p>
          </table:table-cell>
          <table:table-cell table:formula="of:=[.F16]/[.B16]" office:value-type="float" office:value="76.403738317757" calcext:value-type="float">
            <text:p>76,4037383178</text:p>
          </table:table-cell>
          <table:table-cell table:formula="of:=([.G16]+[.D16])/[.B16]" office:value-type="float" office:value="610.321183800623" calcext:value-type="float">
            <text:p>610,3211838006</text:p>
          </table:table-cell>
          <table:table-cell table:formula="of:=([.H16]+[.D16])/[.B16]" office:value-type="float" office:value="525.556074766355" calcext:value-type="float">
            <text:p>525,5560747664</text:p>
          </table:table-cell>
          <table:table-cell table:formula="of:=([.I16]+[.D16])/[.B16]" office:value-type="float" office:value="349.055763239875" calcext:value-type="float">
            <text:p>349,0557632399</text:p>
          </table:table-cell>
          <table:table-cell table:formula="of:=([.J16]+[.D16])/[.B16]" office:value-type="float" office:value="274.006542056075" calcext:value-type="float">
            <text:p>274,0065420561</text:p>
          </table:table-cell>
          <table:table-cell table:formula="of:=([.K16]+[.D16])/[.B16]" office:value-type="float" office:value="143.389719626168" calcext:value-type="float">
            <text:p>143,3897196262</text:p>
          </table:table-cell>
          <table:table-cell table:formula="of:=([.L16]+[.D16])/[.B16]" office:value-type="float" office:value="77.5610591900312" calcext:value-type="float">
            <text:p>77,56105919</text:p>
          </table:table-cell>
          <table:table-cell table:formula="of:=([.M16]+[.D16])/[.B16]" office:value-type="float" office:value="71.6619937694704" calcext:value-type="float">
            <text:p>71,6619937695</text:p>
          </table:table-cell>
          <table:table-cell table:formula="of:=([.N16]+[.D16])/[.B16]" office:value-type="float" office:value="53.7791277258567" calcext:value-type="float">
            <text:p>53,7791277259</text:p>
          </table:table-cell>
          <table:table-cell table:formula="of:=([.O16]+[.D16])/[.B16]" office:value-type="float" office:value="49.8302180685358" calcext:value-type="float">
            <text:p>49,8302180685</text:p>
          </table:table-cell>
          <table:table-cell table:formula="of:=([.P16]+[.D16])/[.B16]" office:value-type="float" office:value="47.7791277258567" calcext:value-type="float">
            <text:p>47,7791277259</text:p>
          </table:table-cell>
          <table:table-cell table:formula="of:=([.Q16]+[.D16])/[.B16]" office:value-type="float" office:value="47.2563862928349" calcext:value-type="float">
            <text:p>47,2563862928</text:p>
          </table:table-cell>
          <table:table-cell table:formula="of:=([.R16]+[.D16])/[.B16]" office:value-type="float" office:value="46.7579439252336" calcext:value-type="float">
            <text:p>46,7579439252</text:p>
          </table:table-cell>
          <table:table-cell table:formula="of:=([.S16]+[.D16])/[.B16]" office:value-type="float" office:value="46.3884735202492" calcext:value-type="float">
            <text:p>46,3884735202</text:p>
          </table:table-cell>
          <table:table-cell table:formula="of:=([.T16]+[.D16])/[.B16]" office:value-type="float" office:value="46.1884735202492" calcext:value-type="float">
            <text:p>46,18847352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3.664028436019" calcext:value-type="float">
            <text:p>13,664028436</text:p>
          </table:table-cell>
          <table:table-cell table:formula="of:=[.D18]/[.B18]" office:value-type="float" office:value="13.3301421800948" calcext:value-type="float">
            <text:p>13,3301421801</text:p>
          </table:table-cell>
          <table:table-cell table:formula="of:=[.E18]/[.B18]" office:value-type="float" office:value="14.4377251184834" calcext:value-type="float">
            <text:p>14,4377251185</text:p>
          </table:table-cell>
          <table:table-cell table:formula="of:=[.F18]/[.B18]" office:value-type="float" office:value="149.331753554502" calcext:value-type="float">
            <text:p>149,3317535545</text:p>
          </table:table-cell>
          <table:table-cell table:formula="of:=([.G18]+[.D18])/[.B18]" office:value-type="float" office:value="491.824454976303" calcext:value-type="float">
            <text:p>491,8244549763</text:p>
          </table:table-cell>
          <table:table-cell table:formula="of:=([.H18]+[.D18])/[.B18]" office:value-type="float" office:value="441.711658767773" calcext:value-type="float">
            <text:p>441,7116587678</text:p>
          </table:table-cell>
          <table:table-cell table:formula="of:=([.I18]+[.D18])/[.B18]" office:value-type="float" office:value="407.730616113744" calcext:value-type="float">
            <text:p>407,7306161137</text:p>
          </table:table-cell>
          <table:table-cell table:formula="of:=([.J18]+[.D18])/[.B18]" office:value-type="float" office:value="383.405497630332" calcext:value-type="float">
            <text:p>383,4054976303</text:p>
          </table:table-cell>
          <table:table-cell table:formula="of:=([.K18]+[.D18])/[.B18]" office:value-type="float" office:value="383.31971563981" calcext:value-type="float">
            <text:p>383,3197156398</text:p>
          </table:table-cell>
          <table:table-cell table:formula="of:=([.L18]+[.D18])/[.B18]" office:value-type="float" office:value="351.882748815166" calcext:value-type="float">
            <text:p>351,8827488152</text:p>
          </table:table-cell>
          <table:table-cell table:formula="of:=([.M18]+[.D18])/[.B18]" office:value-type="float" office:value="338.669952606635" calcext:value-type="float">
            <text:p>338,6699526066</text:p>
          </table:table-cell>
          <table:table-cell table:formula="of:=([.N18]+[.D18])/[.B18]" office:value-type="float" office:value="294.216872037915" calcext:value-type="float">
            <text:p>294,2168720379</text:p>
          </table:table-cell>
          <table:table-cell table:formula="of:=([.O18]+[.D18])/[.B18]" office:value-type="float" office:value="177.182748815166" calcext:value-type="float">
            <text:p>177,1827488152</text:p>
          </table:table-cell>
          <table:table-cell table:formula="of:=([.P18]+[.D18])/[.B18]" office:value-type="float" office:value="107.798388625592" calcext:value-type="float">
            <text:p>107,7983886256</text:p>
          </table:table-cell>
          <table:table-cell table:formula="of:=([.Q18]+[.D18])/[.B18]" office:value-type="float" office:value="100.111658767773" calcext:value-type="float">
            <text:p>100,1116587678</text:p>
          </table:table-cell>
          <table:table-cell table:formula="of:=([.R18]+[.D18])/[.B18]" office:value-type="float" office:value="85.1036018957346" calcext:value-type="float">
            <text:p>85,1036018957</text:p>
          </table:table-cell>
          <table:table-cell table:formula="of:=([.S18]+[.D18])/[.B18]" office:value-type="float" office:value="30.2585781990521" calcext:value-type="float">
            <text:p>30,2585781991</text:p>
          </table:table-cell>
          <table:table-cell table:formula="of:=([.T18]+[.D18])/[.B18]" office:value-type="float" office:value="13.7908056872038" calcext:value-type="float">
            <text:p>13,79080568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2.1372037914692" calcext:value-type="float">
            <text:p>12,1372037915</text:p>
          </table:table-cell>
          <table:table-cell table:formula="of:=[.D19]/[.B19]" office:value-type="float" office:value="12.8892890995261" calcext:value-type="float">
            <text:p>12,8892890995</text:p>
          </table:table-cell>
          <table:table-cell table:formula="of:=[.E19]/[.B19]" office:value-type="float" office:value="13.0790995260664" calcext:value-type="float">
            <text:p>13,0790995261</text:p>
          </table:table-cell>
          <table:table-cell table:formula="of:=[.F19]/[.B19]" office:value-type="float" office:value="88.9881516587678" calcext:value-type="float">
            <text:p>88,9881516588</text:p>
          </table:table-cell>
          <table:table-cell table:formula="of:=([.G19]+[.D19])/[.B19]" office:value-type="float" office:value="409.264644549763" calcext:value-type="float">
            <text:p>409,2646445498</text:p>
          </table:table-cell>
          <table:table-cell table:formula="of:=([.H19]+[.D19])/[.B19]" office:value-type="float" office:value="334.416777251185" calcext:value-type="float">
            <text:p>334,4167772512</text:p>
          </table:table-cell>
          <table:table-cell table:formula="of:=([.I19]+[.D19])/[.B19]" office:value-type="float" office:value="275.689289099526" calcext:value-type="float">
            <text:p>275,6892890995</text:p>
          </table:table-cell>
          <table:table-cell table:formula="of:=([.J19]+[.D19])/[.B19]" office:value-type="float" office:value="258.489763033175" calcext:value-type="float">
            <text:p>258,4897630332</text:p>
          </table:table-cell>
          <table:table-cell table:formula="of:=([.K19]+[.D19])/[.B19]" office:value-type="float" office:value="233.168436018957" calcext:value-type="float">
            <text:p>233,168436019</text:p>
          </table:table-cell>
          <table:table-cell table:formula="of:=([.L19]+[.D19])/[.B19]" office:value-type="float" office:value="219.345213270142" calcext:value-type="float">
            <text:p>219,3452132701</text:p>
          </table:table-cell>
          <table:table-cell table:formula="of:=([.M19]+[.D19])/[.B19]" office:value-type="float" office:value="207.094028436019" calcext:value-type="float">
            <text:p>207,094028436</text:p>
          </table:table-cell>
          <table:table-cell table:formula="of:=([.N19]+[.D19])/[.B19]" office:value-type="float" office:value="126.630521327014" calcext:value-type="float">
            <text:p>126,630521327</text:p>
          </table:table-cell>
          <table:table-cell table:formula="of:=([.O19]+[.D19])/[.B19]" office:value-type="float" office:value="70.1518483412322" calcext:value-type="float">
            <text:p>70,1518483412</text:p>
          </table:table-cell>
          <table:table-cell table:formula="of:=([.P19]+[.D19])/[.B19]" office:value-type="float" office:value="57.2134597156398" calcext:value-type="float">
            <text:p>57,2134597156</text:p>
          </table:table-cell>
          <table:table-cell table:formula="of:=([.Q19]+[.D19])/[.B19]" office:value-type="float" office:value="22.6570616113744" calcext:value-type="float">
            <text:p>22,6570616114</text:p>
          </table:table-cell>
          <table:table-cell table:formula="of:=([.R19]+[.D19])/[.B19]" office:value-type="float" office:value="13.6281516587678" calcext:value-type="float">
            <text:p>13,6281516588</text:p>
          </table:table-cell>
          <table:table-cell table:formula="of:=([.S19]+[.D19])/[.B19]" office:value-type="float" office:value="12.9461611374408" calcext:value-type="float">
            <text:p>12,9461611374</text:p>
          </table:table-cell>
          <table:table-cell table:formula="of:=([.T19]+[.D19])/[.B19]" office:value-type="float" office:value="12.9362085308057" calcext:value-type="float">
            <text:p>12,93620853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3.918672985782" calcext:value-type="float">
            <text:p>13,9186729858</text:p>
          </table:table-cell>
          <table:table-cell table:formula="of:=[.D20]/[.B20]" office:value-type="float" office:value="14.0683412322275" calcext:value-type="float">
            <text:p>14,0683412322</text:p>
          </table:table-cell>
          <table:table-cell table:formula="of:=[.E20]/[.B20]" office:value-type="float" office:value="13.8329383886256" calcext:value-type="float">
            <text:p>13,8329383886</text:p>
          </table:table-cell>
          <table:table-cell table:formula="of:=[.F20]/[.B20]" office:value-type="float" office:value="72.6014218009479" calcext:value-type="float">
            <text:p>72,6014218009</text:p>
          </table:table-cell>
          <table:table-cell table:formula="of:=([.G20]+[.D20])/[.B20]" office:value-type="float" office:value="440.125213270142" calcext:value-type="float">
            <text:p>440,1252132701</text:p>
          </table:table-cell>
          <table:table-cell table:formula="of:=([.H20]+[.D20])/[.B20]" office:value-type="float" office:value="345.361232227488" calcext:value-type="float">
            <text:p>345,3612322275</text:p>
          </table:table-cell>
          <table:table-cell table:formula="of:=([.I20]+[.D20])/[.B20]" office:value-type="float" office:value="277.308151658768" calcext:value-type="float">
            <text:p>277,3081516588</text:p>
          </table:table-cell>
          <table:table-cell table:formula="of:=([.J20]+[.D20])/[.B20]" office:value-type="float" office:value="244.101516587678" calcext:value-type="float">
            <text:p>244,1015165877</text:p>
          </table:table-cell>
          <table:table-cell table:formula="of:=([.K20]+[.D20])/[.B20]" office:value-type="float" office:value="209.640379146919" calcext:value-type="float">
            <text:p>209,6403791469</text:p>
          </table:table-cell>
          <table:table-cell table:formula="of:=([.L20]+[.D20])/[.B20]" office:value-type="float" office:value="181.002464454976" calcext:value-type="float">
            <text:p>181,002464455</text:p>
          </table:table-cell>
          <table:table-cell table:formula="of:=([.M20]+[.D20])/[.B20]" office:value-type="float" office:value="160.296303317536" calcext:value-type="float">
            <text:p>160,2963033175</text:p>
          </table:table-cell>
          <table:table-cell table:formula="of:=([.N20]+[.D20])/[.B20]" office:value-type="float" office:value="72.7394312796209" calcext:value-type="float">
            <text:p>72,7394312796</text:p>
          </table:table-cell>
          <table:table-cell table:formula="of:=([.O20]+[.D20])/[.B20]" office:value-type="float" office:value="53.4583886255924" calcext:value-type="float">
            <text:p>53,4583886256</text:p>
          </table:table-cell>
          <table:table-cell table:formula="of:=([.P20]+[.D20])/[.B20]" office:value-type="float" office:value="23.1403791469194" calcext:value-type="float">
            <text:p>23,1403791469</text:p>
          </table:table-cell>
          <table:table-cell table:formula="of:=([.Q20]+[.D20])/[.B20]" office:value-type="float" office:value="14.5465402843602" calcext:value-type="float">
            <text:p>14,5465402844</text:p>
          </table:table-cell>
          <table:table-cell table:formula="of:=([.R20]+[.D20])/[.B20]" office:value-type="float" office:value="14.1574407582938" calcext:value-type="float">
            <text:p>14,1574407583</text:p>
          </table:table-cell>
          <table:table-cell table:formula="of:=([.S20]+[.D20])/[.B20]" office:value-type="float" office:value="14.0726066350711" calcext:value-type="float">
            <text:p>14,0726066351</text:p>
          </table:table-cell>
          <table:table-cell table:formula="of:=([.T20]+[.D20])/[.B20]" office:value-type="float" office:value="14.0683412322275" calcext:value-type="float">
            <text:p>14,068341232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2.144691943128" calcext:value-type="float">
            <text:p>12,1446919431</text:p>
          </table:table-cell>
          <table:table-cell table:formula="of:=[.D21]/[.B21]" office:value-type="float" office:value="12.6387677725119" calcext:value-type="float">
            <text:p>12,6387677725</text:p>
          </table:table-cell>
          <table:table-cell table:formula="of:=[.E21]/[.B21]" office:value-type="float" office:value="12.4661611374408" calcext:value-type="float">
            <text:p>12,4661611374</text:p>
          </table:table-cell>
          <table:table-cell table:formula="of:=[.F21]/[.B21]" office:value-type="float" office:value="56.1284360189574" calcext:value-type="float">
            <text:p>56,128436019</text:p>
          </table:table-cell>
          <table:table-cell table:formula="of:=([.G21]+[.D21])/[.B21]" office:value-type="float" office:value="435.456777251185" calcext:value-type="float">
            <text:p>435,4567772512</text:p>
          </table:table-cell>
          <table:table-cell table:formula="of:=([.H21]+[.D21])/[.B21]" office:value-type="float" office:value="325.317914691943" calcext:value-type="float">
            <text:p>325,3179146919</text:p>
          </table:table-cell>
          <table:table-cell table:formula="of:=([.I21]+[.D21])/[.B21]" office:value-type="float" office:value="236.954881516588" calcext:value-type="float">
            <text:p>236,9548815166</text:p>
          </table:table-cell>
          <table:table-cell table:formula="of:=([.J21]+[.D21])/[.B21]" office:value-type="float" office:value="208.307488151659" calcext:value-type="float">
            <text:p>208,3074881517</text:p>
          </table:table-cell>
          <table:table-cell table:formula="of:=([.K21]+[.D21])/[.B21]" office:value-type="float" office:value="166.99990521327" calcext:value-type="float">
            <text:p>166,9999052133</text:p>
          </table:table-cell>
          <table:table-cell table:formula="of:=([.L21]+[.D21])/[.B21]" office:value-type="float" office:value="155.879052132701" calcext:value-type="float">
            <text:p>155,8790521327</text:p>
          </table:table-cell>
          <table:table-cell table:formula="of:=([.M21]+[.D21])/[.B21]" office:value-type="float" office:value="101.478578199052" calcext:value-type="float">
            <text:p>101,4785781991</text:p>
          </table:table-cell>
          <table:table-cell table:formula="of:=([.N21]+[.D21])/[.B21]" office:value-type="float" office:value="66.8425592417062" calcext:value-type="float">
            <text:p>66,8425592417</text:p>
          </table:table-cell>
          <table:table-cell table:formula="of:=([.O21]+[.D21])/[.B21]" office:value-type="float" office:value="22.9705213270142" calcext:value-type="float">
            <text:p>22,970521327</text:p>
          </table:table-cell>
          <table:table-cell table:formula="of:=([.P21]+[.D21])/[.B21]" office:value-type="float" office:value="13.2989573459716" calcext:value-type="float">
            <text:p>13,298957346</text:p>
          </table:table-cell>
          <table:table-cell table:formula="of:=([.Q21]+[.D21])/[.B21]" office:value-type="float" office:value="12.9217061611374" calcext:value-type="float">
            <text:p>12,9217061611</text:p>
          </table:table-cell>
          <table:table-cell table:formula="of:=([.R21]+[.D21])/[.B21]" office:value-type="float" office:value="23.0927962085308" calcext:value-type="float">
            <text:p>23,0927962085</text:p>
          </table:table-cell>
          <table:table-cell table:formula="of:=([.S21]+[.D21])/[.B21]" office:value-type="float" office:value="12.6781042654028" calcext:value-type="float">
            <text:p>12,6781042654</text:p>
          </table:table-cell>
          <table:table-cell table:formula="of:=([.T21]+[.D21])/[.B21]" office:value-type="float" office:value="13.8785781990521" calcext:value-type="float">
            <text:p>13,8785781991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tec_data_eq_code_block" table:style-name="ta1">
        <table:shapes>
          <draw:frame draw:z-index="0" draw:style-name="gr1" draw:text-style-name="P1" svg:width="187.91mm" svg:height="115.86mm" svg:x="123.49mm" svg:y="392.09mm">
            <loext:p draw:notify-on-update-of-ranges="graphs_mtec_data_eq_code_block.C80:graphs_mtec_data_eq_code_block.F80 graphs_mtec_data_eq_code_block.A81:graphs_mtec_data_eq_code_block.A81 graphs_mtec_data_eq_code_block.C25:graphs_mtec_data_eq_code_block.F25 graphs_mtec_data_eq_code_block.A82:graphs_mtec_data_eq_code_block.A82 graphs_mtec_data_eq_code_block.C26:graphs_mtec_data_eq_code_block.F26 graphs_mtec_data_eq_code_block.A83:graphs_mtec_data_eq_code_block.A83 graphs_mtec_data_eq_code_block.C27:graphs_mtec_data_eq_code_block.F27 graphs_mtec_data_eq_code_block.A84:graphs_mtec_data_eq_code_block.A84 graphs_mtec_data_eq_code_block.C28:graphs_mtec_data_eq_code_block.F2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249.58mm" svg:height="125.48mm" svg:x="382.27mm" svg:y="392.09mm">
            <loext:p draw:notify-on-update-of-ranges="graphs_mtec_data_eq_code_block.I80:graphs_mtec_data_eq_code_block.X80 graphs_mtec_data_eq_code_block.A81:graphs_mtec_data_eq_code_block.A81 graphs_mtec_data_eq_code_block.I25:graphs_mtec_data_eq_code_block.X25 graphs_mtec_data_eq_code_block.A82:graphs_mtec_data_eq_code_block.A82 graphs_mtec_data_eq_code_block.I26:graphs_mtec_data_eq_code_block.X26 graphs_mtec_data_eq_code_block.A83:graphs_mtec_data_eq_code_block.A83 graphs_mtec_data_eq_code_block.I27:graphs_mtec_data_eq_code_block.X27 graphs_mtec_data_eq_code_block.A84:graphs_mtec_data_eq_code_block.A84 graphs_mtec_data_eq_code_block.I28:graphs_mtec_data_eq_code_block.X2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87.91mm" svg:height="115.86mm" svg:x="123.49mm" svg:y="527.5mm">
            <loext:p draw:notify-on-update-of-ranges="graphs_mtec_data_eq_code_block.C80:graphs_mtec_data_eq_code_block.F80 graphs_mtec_data_eq_code_block.A81:graphs_mtec_data_eq_code_block.A81 graphs_mtec_data_eq_code_block.C30:graphs_mtec_data_eq_code_block.F30 graphs_mtec_data_eq_code_block.A82:graphs_mtec_data_eq_code_block.A82 graphs_mtec_data_eq_code_block.C31:graphs_mtec_data_eq_code_block.F31 graphs_mtec_data_eq_code_block.A83:graphs_mtec_data_eq_code_block.A83 graphs_mtec_data_eq_code_block.C32:graphs_mtec_data_eq_code_block.F32 graphs_mtec_data_eq_code_block.A84:graphs_mtec_data_eq_code_block.A84 graphs_mtec_data_eq_code_block.C33:graphs_mtec_data_eq_code_block.F33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232.89mm" svg:height="123.37mm" svg:x="382.27mm" svg:y="527.5mm">
            <loext:p draw:notify-on-update-of-ranges="graphs_mtec_data_eq_code_block.I80:graphs_mtec_data_eq_code_block.X80 graphs_mtec_data_eq_code_block.A81:graphs_mtec_data_eq_code_block.A81 graphs_mtec_data_eq_code_block.I30:graphs_mtec_data_eq_code_block.X30 graphs_mtec_data_eq_code_block.A82:graphs_mtec_data_eq_code_block.A82 graphs_mtec_data_eq_code_block.I31:graphs_mtec_data_eq_code_block.X31 graphs_mtec_data_eq_code_block.A83:graphs_mtec_data_eq_code_block.A83 graphs_mtec_data_eq_code_block.I32:graphs_mtec_data_eq_code_block.X32 graphs_mtec_data_eq_code_block.A84:graphs_mtec_data_eq_code_block.A84 graphs_mtec_data_eq_code_block.I33:graphs_mtec_data_eq_code_block.X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90.96mm" svg:height="133.6mm" svg:x="125.02mm" svg:y="665.62mm">
            <loext:p draw:notify-on-update-of-ranges="graphs_mtec_data_eq_code_block.C80:graphs_mtec_data_eq_code_block.F80 graphs_mtec_data_eq_code_block.A81:graphs_mtec_data_eq_code_block.A81 graphs_mtec_data_eq_code_block.C35:graphs_mtec_data_eq_code_block.F35 graphs_mtec_data_eq_code_block.A82:graphs_mtec_data_eq_code_block.A82 graphs_mtec_data_eq_code_block.C36:graphs_mtec_data_eq_code_block.F36 graphs_mtec_data_eq_code_block.A83:graphs_mtec_data_eq_code_block.A83 graphs_mtec_data_eq_code_block.C37:graphs_mtec_data_eq_code_block.F37 graphs_mtec_data_eq_code_block.A84:graphs_mtec_data_eq_code_block.A84 graphs_mtec_data_eq_code_block.C38:graphs_mtec_data_eq_code_block.F38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232.41mm" svg:height="138.42mm" svg:x="375.43mm" svg:y="662.91mm">
            <loext:p draw:notify-on-update-of-ranges="graphs_mtec_data_eq_code_block.I80:graphs_mtec_data_eq_code_block.X80 graphs_mtec_data_eq_code_block.A81:graphs_mtec_data_eq_code_block.A81 graphs_mtec_data_eq_code_block.I35:graphs_mtec_data_eq_code_block.X35 graphs_mtec_data_eq_code_block.A82:graphs_mtec_data_eq_code_block.A82 graphs_mtec_data_eq_code_block.I36:graphs_mtec_data_eq_code_block.X36 graphs_mtec_data_eq_code_block.A83:graphs_mtec_data_eq_code_block.A83 graphs_mtec_data_eq_code_block.I37:graphs_mtec_data_eq_code_block.X37 graphs_mtec_data_eq_code_block.A84:graphs_mtec_data_eq_code_block.A84 graphs_mtec_data_eq_code_block.I38:graphs_mtec_data_eq_code_block.X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87.91mm" svg:height="115.86mm" svg:x="124.4mm" svg:y="822.99mm">
            <loext:p draw:notify-on-update-of-ranges="graphs_mtec_data_eq_code_block.C80:graphs_mtec_data_eq_code_block.F80 graphs_mtec_data_eq_code_block.A81:graphs_mtec_data_eq_code_block.A81 graphs_mtec_data_eq_code_block.C40:graphs_mtec_data_eq_code_block.F40 graphs_mtec_data_eq_code_block.A82:graphs_mtec_data_eq_code_block.A82 graphs_mtec_data_eq_code_block.C41:graphs_mtec_data_eq_code_block.F41 graphs_mtec_data_eq_code_block.A83:graphs_mtec_data_eq_code_block.A83 graphs_mtec_data_eq_code_block.C42:graphs_mtec_data_eq_code_block.F42 graphs_mtec_data_eq_code_block.A84:graphs_mtec_data_eq_code_block.A84 graphs_mtec_data_eq_code_block.C43:graphs_mtec_data_eq_code_block.F43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229.23mm" svg:height="120.06mm" svg:x="382.28mm" svg:y="820.89mm">
            <loext:p draw:notify-on-update-of-ranges="graphs_mtec_data_eq_code_block.I80:graphs_mtec_data_eq_code_block.X80 graphs_mtec_data_eq_code_block.A81:graphs_mtec_data_eq_code_block.A81 graphs_mtec_data_eq_code_block.I40:graphs_mtec_data_eq_code_block.X40 graphs_mtec_data_eq_code_block.A82:graphs_mtec_data_eq_code_block.A82 graphs_mtec_data_eq_code_block.I41:graphs_mtec_data_eq_code_block.X41 graphs_mtec_data_eq_code_block.A83:graphs_mtec_data_eq_code_block.A83 graphs_mtec_data_eq_code_block.I42:graphs_mtec_data_eq_code_block.X42 graphs_mtec_data_eq_code_block.A84:graphs_mtec_data_eq_code_block.A84 graphs_mtec_data_eq_code_block.I43:graphs_mtec_data_eq_code_block.X43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column table:style-name="co13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" table:style-name="ta1"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3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13" table:number-columns-repeated="1004" table:default-cell-style-name="ce1"/>
        <table:table-row table:style-name="ro7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8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L3]+[.D3])/[.B3]" office:value-type="float" office:value="444.274223826715" calcext:value-type="float">
            <text:p>444,2742238267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L5]+[.D5])/[.B5]" office:value-type="float" office:value="7.84729241877256" calcext:value-type="float">
            <text:p>7,8472924188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L14]+[.D14])/[.B14]" office:value-type="float" office:value="725.118893617021" calcext:value-type="float">
            <text:p>725,118893617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L15]+[.D15])/[.B15]" office:value-type="float" office:value="24.4164255319149" calcext:value-type="float">
            <text:p>24,4164255319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L20]+[.D20])/[.B20]" office:value-type="float" office:value="52.1612765957447" calcext:value-type="float">
            <text:p>52,1612765957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L25]+[.D25])/[.B25]" office:value-type="float" office:value="785.419003115265" calcext:value-type="float">
            <text:p>785,4190031153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L26]+[.D26])/[.B26]" office:value-type="float" office:value="136.013395638629" calcext:value-type="float">
            <text:p>136,0133956386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L27]+[.D27])/[.B27]" office:value-type="float" office:value="53.0963862928349" calcext:value-type="float">
            <text:p>53,0963862928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L28]+[.D28])/[.B28]" office:value-type="float" office:value="52.8958255451713" calcext:value-type="float">
            <text:p>52,8958255452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L29]+[.D29])/[.B29]" office:value-type="float" office:value="50.153707165109" calcext:value-type="float">
            <text:p>50,1537071651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L30]+[.D30])/[.B30]" office:value-type="float" office:value="51.8353271028037" calcext:value-type="float">
            <text:p>51,8353271028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62.960560747664" calcext:value-type="float">
            <text:p>462,9605607477</text:p>
          </table:table-cell>
          <table:table-cell table:formula="of:=([.P30]+[.D30])/[.B30]" office:value-type="float" office:value="340.182990654206" calcext:value-type="float">
            <text:p>340,1829906542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74.3985669781931" calcext:value-type="float">
            <text:p>74,39856697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L31]+[.D31])/[.B31]" office:value-type="float" office:value="55.7798753894081" calcext:value-type="float">
            <text:p>55,7798753894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L32]+[.D32])/[.B32]" office:value-type="float" office:value="52.0641744548287" calcext:value-type="float">
            <text:p>52,064174454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L33]+[.D33])/[.B33]" office:value-type="float" office:value="51.971214953271" calcext:value-type="float">
            <text:p>51,971214953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L34]+[.D34])/[.B34]" office:value-type="float" office:value="51.1245482866044" calcext:value-type="float">
            <text:p>51,1245482866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L36]+[.D36])/[.B36]" office:value-type="float" office:value="888.544881516588" calcext:value-type="float">
            <text:p>888,5448815166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L37]+[.D37])/[.B37]" office:value-type="float" office:value="54.3764454976303" calcext:value-type="float">
            <text:p>54,3764454976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L38]+[.D38])/[.B38]" office:value-type="float" office:value="40.4909952606635" calcext:value-type="float">
            <text:p>40,4909952607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L39]+[.D39])/[.B39]" office:value-type="float" office:value="24.1816587677725" calcext:value-type="float">
            <text:p>24,1816587678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L40]+[.D40])/[.B40]" office:value-type="float" office:value="25.5672037914692" calcext:value-type="float">
            <text:p>25,5672037915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L41]+[.D41])/[.B41]" office:value-type="float" office:value="26.0896208530806" calcext:value-type="float">
            <text:p>26,0896208531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L42]+[.D42])/[.B42]" office:value-type="float" office:value="198.908909952607" calcext:value-type="float">
            <text:p>198,9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L43]+[.D43])/[.B43]" office:value-type="float" office:value="22.4222748815166" calcext:value-type="float">
            <text:p>22,4222748815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L44]+[.D44])/[.B44]" office:value-type="float" office:value="21.5110900473934" calcext:value-type="float">
            <text:p>21,5110900474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L45]+[.D45])/[.B45]" office:value-type="float" office:value="21.8656872037915" calcext:value-type="float">
            <text:p>21,8656872038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ac_times_externally_calced" table:style-name="ta1">
        <table:shapes>
          <draw:frame draw:z-index="0" draw:style-name="gr1" draw:text-style-name="P1" svg:width="187.91mm" svg:height="115.86mm" svg:x="118.08mm" svg:y="619.19mm">
            <loext:p draw:notify-on-update-of-ranges="graphs_mac_times_externally_calced.C128:graphs_mac_times_externally_calced.F128 graphs_mac_times_externally_calced.A129:graphs_mac_times_externally_calced.A129 graphs_mac_times_externally_calced.C49:graphs_mac_times_externally_calced.F49 graphs_mac_times_externally_calced.A130:graphs_mac_times_externally_calced.A130 graphs_mac_times_externally_calced.C50:graphs_mac_times_externally_calced.F50 graphs_mac_times_externally_calced.A131:graphs_mac_times_externally_calced.A131 graphs_mac_times_externally_calced.C51:graphs_mac_times_externally_calced.F51 graphs_mac_times_externally_calced.A132:graphs_mac_times_externally_calced.A132 graphs_mac_times_externally_calced.C52:graphs_mac_times_externally_calced.F52 graphs_mac_times_externally_calced.A133:graphs_mac_times_externally_calced.A133 graphs_mac_times_externally_calced.C53:graphs_mac_times_externally_calced.F53 graphs_mac_times_externally_calced.A134:graphs_mac_times_externally_calced.A134 graphs_mac_times_externally_calced.C54:graphs_mac_times_externally_calced.F54 graphs_mac_times_externally_calced.A135:graphs_mac_times_externally_calced.A135 graphs_mac_times_externally_calced.C55:graphs_mac_times_externally_calced.F55 graphs_mac_times_externally_calced.A136:graphs_mac_times_externally_calced.A136 graphs_mac_times_externally_calced.C56:graphs_mac_times_externally_calced.F56 graphs_mac_times_externally_calced.A137:graphs_mac_times_externally_calced.A137 graphs_mac_times_externally_calced.C57:graphs_mac_times_externally_calced.F57 graphs_mac_times_externally_calced.A138:graphs_mac_times_externally_calced.A138 graphs_mac_times_externally_calced.C58:graphs_mac_times_externally_calced.F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7.91mm" svg:height="115.86mm" svg:x="116.19mm" svg:y="745.42mm">
            <loext:p draw:notify-on-update-of-ranges="graphs_mac_times_externally_calced.C128:graphs_mac_times_externally_calced.F128 graphs_mac_times_externally_calced.A129:graphs_mac_times_externally_calced.A129 graphs_mac_times_externally_calced.C60:graphs_mac_times_externally_calced.F60 graphs_mac_times_externally_calced.A130:graphs_mac_times_externally_calced.A130 graphs_mac_times_externally_calced.C61:graphs_mac_times_externally_calced.F61 graphs_mac_times_externally_calced.A131:graphs_mac_times_externally_calced.A131 graphs_mac_times_externally_calced.C62:graphs_mac_times_externally_calced.F62 graphs_mac_times_externally_calced.A132:graphs_mac_times_externally_calced.A132 graphs_mac_times_externally_calced.C63:graphs_mac_times_externally_calced.F63 graphs_mac_times_externally_calced.A133:graphs_mac_times_externally_calced.A133 graphs_mac_times_externally_calced.C64:graphs_mac_times_externally_calced.F64 graphs_mac_times_externally_calced.A134:graphs_mac_times_externally_calced.A134 graphs_mac_times_externally_calced.C65:graphs_mac_times_externally_calced.F65 graphs_mac_times_externally_calced.A135:graphs_mac_times_externally_calced.A135 graphs_mac_times_externally_calced.C66:graphs_mac_times_externally_calced.F66 graphs_mac_times_externally_calced.A136:graphs_mac_times_externally_calced.A136 graphs_mac_times_externally_calced.C67:graphs_mac_times_externally_calced.F67 graphs_mac_times_externally_calced.A137:graphs_mac_times_externally_calced.A137 graphs_mac_times_externally_calced.C68:graphs_mac_times_externally_calced.F68 graphs_mac_times_externally_calced.A138:graphs_mac_times_externally_calced.A138 graphs_mac_times_externally_calced.C69:graphs_mac_times_externally_calced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7.91mm" svg:height="115.86mm" svg:x="117.27mm" svg:y="879.89mm">
            <loext:p draw:notify-on-update-of-ranges="graphs_mac_times_externally_calced.C128:graphs_mac_times_externally_calced.F128 graphs_mac_times_externally_calced.A129:graphs_mac_times_externally_calced.A129 graphs_mac_times_externally_calced.C71:graphs_mac_times_externally_calced.F71 graphs_mac_times_externally_calced.A130:graphs_mac_times_externally_calced.A130 graphs_mac_times_externally_calced.C72:graphs_mac_times_externally_calced.F72 graphs_mac_times_externally_calced.A131:graphs_mac_times_externally_calced.A131 graphs_mac_times_externally_calced.C73:graphs_mac_times_externally_calced.F73 graphs_mac_times_externally_calced.A132:graphs_mac_times_externally_calced.A132 graphs_mac_times_externally_calced.C74:graphs_mac_times_externally_calced.F74 graphs_mac_times_externally_calced.A133:graphs_mac_times_externally_calced.A133 graphs_mac_times_externally_calced.C75:graphs_mac_times_externally_calced.F75 graphs_mac_times_externally_calced.A134:graphs_mac_times_externally_calced.A134 graphs_mac_times_externally_calced.C76:graphs_mac_times_externally_calced.F76 graphs_mac_times_externally_calced.A135:graphs_mac_times_externally_calced.A135 graphs_mac_times_externally_calced.C77:graphs_mac_times_externally_calced.F77 graphs_mac_times_externally_calced.A136:graphs_mac_times_externally_calced.A136 graphs_mac_times_externally_calced.C78:graphs_mac_times_externally_calced.F78 graphs_mac_times_externally_calced.A137:graphs_mac_times_externally_calced.A137 graphs_mac_times_externally_calced.C79:graphs_mac_times_externally_calced.F79 graphs_mac_times_externally_calced.A138:graphs_mac_times_externally_calced.A138 graphs_mac_times_externally_calced.C80:graphs_mac_times_externally_calced.F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7.91mm" svg:height="115.86mm" svg:x="114.27mm" svg:y="1011.16mm">
            <loext:p draw:notify-on-update-of-ranges="graphs_mac_times_externally_calced.C128:graphs_mac_times_externally_calced.F128 graphs_mac_times_externally_calced.A129:graphs_mac_times_externally_calced.A129 graphs_mac_times_externally_calced.C82:graphs_mac_times_externally_calced.F82 graphs_mac_times_externally_calced.A130:graphs_mac_times_externally_calced.A130 graphs_mac_times_externally_calced.C83:graphs_mac_times_externally_calced.F83 graphs_mac_times_externally_calced.A131:graphs_mac_times_externally_calced.A131 graphs_mac_times_externally_calced.C84:graphs_mac_times_externally_calced.F84 graphs_mac_times_externally_calced.A132:graphs_mac_times_externally_calced.A132 graphs_mac_times_externally_calced.C85:graphs_mac_times_externally_calced.F85 graphs_mac_times_externally_calced.A133:graphs_mac_times_externally_calced.A133 graphs_mac_times_externally_calced.C86:graphs_mac_times_externally_calced.F86 graphs_mac_times_externally_calced.A134:graphs_mac_times_externally_calced.A134 graphs_mac_times_externally_calced.C87:graphs_mac_times_externally_calced.F87 graphs_mac_times_externally_calced.A135:graphs_mac_times_externally_calced.A135 graphs_mac_times_externally_calced.C88:graphs_mac_times_externally_calced.F88 graphs_mac_times_externally_calced.A136:graphs_mac_times_externally_calced.A136 graphs_mac_times_externally_calced.C89:graphs_mac_times_externally_calced.F89 graphs_mac_times_externally_calced.A137:graphs_mac_times_externally_calced.A137 graphs_mac_times_externally_calced.C90:graphs_mac_times_externally_calced.F90 graphs_mac_times_externally_calced.A138:graphs_mac_times_externally_calced.A138 graphs_mac_times_externally_calced.C91:graphs_mac_times_externally_calced.F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7.91mm" svg:height="115.86mm" svg:x="382.61mm" svg:y="618.12mm">
            <loext:p draw:notify-on-update-of-ranges="graphs_mac_times_externally_calced.H128:graphs_mac_times_externally_calced.AC128 graphs_mac_times_externally_calced.A130:graphs_mac_times_externally_calced.A130 graphs_mac_times_externally_calced.H50:graphs_mac_times_externally_calced.AC50 graphs_mac_times_externally_calced.A131:graphs_mac_times_externally_calced.A131 graphs_mac_times_externally_calced.H51:graphs_mac_times_externally_calced.AC51 graphs_mac_times_externally_calced.A135:graphs_mac_times_externally_calced.A135 graphs_mac_times_externally_calced.H55:graphs_mac_times_externally_calced.AC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7.91mm" svg:height="115.86mm" svg:x="578.59mm" svg:y="617.86mm">
            <loext:p draw:notify-on-update-of-ranges="graphs_mac_times_externally_calced.H128:graphs_mac_times_externally_calced.AC128 graphs_mac_times_externally_calced.A129:graphs_mac_times_externally_calced.A129 graphs_mac_times_externally_calced.H49:graphs_mac_times_externally_calced.AC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7.91mm" svg:height="115.86mm" svg:x="794.8mm" svg:y="617.86mm">
            <loext:p draw:notify-on-update-of-ranges="graphs_mac_times_externally_calced.H128:graphs_mac_times_externally_calced.AC128 graphs_mac_times_externally_calced.A132:graphs_mac_times_externally_calced.A132 graphs_mac_times_externally_calced.H52:graphs_mac_times_externally_calced.AC52 graphs_mac_times_externally_calced.A133:graphs_mac_times_externally_calced.A133 graphs_mac_times_externally_calced.H53:graphs_mac_times_externally_calced.AC53 graphs_mac_times_externally_calced.A134:graphs_mac_times_externally_calced.A134 graphs_mac_times_externally_calced.H54:graphs_mac_times_externally_calced.AC54 graphs_mac_times_externally_calced.A136:graphs_mac_times_externally_calced.A136 graphs_mac_times_externally_calced.H56:graphs_mac_times_externally_calced.AC56 graphs_mac_times_externally_calced.A137:graphs_mac_times_externally_calced.A137 graphs_mac_times_externally_calced.H57:graphs_mac_times_externally_calced.AC57 graphs_mac_times_externally_calced.A138:graphs_mac_times_externally_calced.A138 graphs_mac_times_externally_calced.H58:graphs_mac_times_externally_calced.AC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7.91mm" svg:height="115.86mm" svg:x="383.63mm" svg:y="744.35mm">
            <loext:p draw:notify-on-update-of-ranges="graphs_mac_times_externally_calced.H128:graphs_mac_times_externally_calced.AC128 graphs_mac_times_externally_calced.A129:graphs_mac_times_externally_calced.A129 graphs_mac_times_externally_calced.H60:graphs_mac_times_externally_calced.AC6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7.91mm" svg:height="115.86mm" svg:x="578.58mm" svg:y="744.35mm">
            <loext:p draw:notify-on-update-of-ranges="graphs_mac_times_externally_calced.H128:graphs_mac_times_externally_calced.AC128 graphs_mac_times_externally_calced.A130:graphs_mac_times_externally_calced.A130 graphs_mac_times_externally_calced.H61:graphs_mac_times_externally_calced.AC61 graphs_mac_times_externally_calced.A131:graphs_mac_times_externally_calced.A131 graphs_mac_times_externally_calced.H62:graphs_mac_times_externally_calced.AC62 graphs_mac_times_externally_calced.A135:graphs_mac_times_externally_calced.A135 graphs_mac_times_externally_calced.H66:graphs_mac_times_externally_calced.AC6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7.91mm" svg:height="115.86mm" svg:x="794.8mm" svg:y="744.36mm">
            <loext:p draw:notify-on-update-of-ranges="graphs_mac_times_externally_calced.H128:graphs_mac_times_externally_calced.AC128 graphs_mac_times_externally_calced.A132:graphs_mac_times_externally_calced.A132 graphs_mac_times_externally_calced.H63:graphs_mac_times_externally_calced.AC63 graphs_mac_times_externally_calced.A133:graphs_mac_times_externally_calced.A133 graphs_mac_times_externally_calced.H64:graphs_mac_times_externally_calced.AC64 graphs_mac_times_externally_calced.A134:graphs_mac_times_externally_calced.A134 graphs_mac_times_externally_calced.H65:graphs_mac_times_externally_calced.AC65 graphs_mac_times_externally_calced.A136:graphs_mac_times_externally_calced.A136 graphs_mac_times_externally_calced.H67:graphs_mac_times_externally_calced.AC67 graphs_mac_times_externally_calced.A137:graphs_mac_times_externally_calced.A137 graphs_mac_times_externally_calced.H68:graphs_mac_times_externally_calced.AC68 graphs_mac_times_externally_calced.A138:graphs_mac_times_externally_calced.A138 graphs_mac_times_externally_calced.H69:graphs_mac_times_externally_calced.AC6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87.91mm" svg:height="115.86mm" svg:x="383.63mm" svg:y="879.88mm">
            <loext:p draw:notify-on-update-of-ranges="graphs_mac_times_externally_calced.H128:graphs_mac_times_externally_calced.AC128 graphs_mac_times_externally_calced.A129:graphs_mac_times_externally_calced.A129 graphs_mac_times_externally_calced.H71:graphs_mac_times_externally_calced.AC7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87.91mm" svg:height="115.86mm" svg:x="578.58mm" svg:y="879.89mm">
            <loext:p draw:notify-on-update-of-ranges="graphs_mac_times_externally_calced.H128:graphs_mac_times_externally_calced.AC128 graphs_mac_times_externally_calced.A130:graphs_mac_times_externally_calced.A130 graphs_mac_times_externally_calced.H72:graphs_mac_times_externally_calced.AC72 graphs_mac_times_externally_calced.A131:graphs_mac_times_externally_calced.A131 graphs_mac_times_externally_calced.H73:graphs_mac_times_externally_calced.AC73 graphs_mac_times_externally_calced.A135:graphs_mac_times_externally_calced.A135 graphs_mac_times_externally_calced.H77:graphs_mac_times_externally_calced.AC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187.91mm" svg:height="115.86mm" svg:x="794.8mm" svg:y="879.89mm">
            <loext:p draw:notify-on-update-of-ranges="graphs_mac_times_externally_calced.H128:graphs_mac_times_externally_calced.AC128 graphs_mac_times_externally_calced.A132:graphs_mac_times_externally_calced.A132 graphs_mac_times_externally_calced.H74:graphs_mac_times_externally_calced.AC74 graphs_mac_times_externally_calced.A133:graphs_mac_times_externally_calced.A133 graphs_mac_times_externally_calced.H75:graphs_mac_times_externally_calced.AC75 graphs_mac_times_externally_calced.A134:graphs_mac_times_externally_calced.A134 graphs_mac_times_externally_calced.H76:graphs_mac_times_externally_calced.AC76 graphs_mac_times_externally_calced.A136:graphs_mac_times_externally_calced.A136 graphs_mac_times_externally_calced.H78:graphs_mac_times_externally_calced.AC78 graphs_mac_times_externally_calced.A137:graphs_mac_times_externally_calced.A137 graphs_mac_times_externally_calced.H79:graphs_mac_times_externally_calced.AC79 graphs_mac_times_externally_calced.A138:graphs_mac_times_externally_calced.A138 graphs_mac_times_externally_calced.H80:graphs_mac_times_externally_calced.AC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187.91mm" svg:height="115.86mm" svg:x="383.63mm" svg:y="1010.9mm">
            <loext:p draw:notify-on-update-of-ranges="graphs_mac_times_externally_calced.H128:graphs_mac_times_externally_calced.AC128 graphs_mac_times_externally_calced.A129:graphs_mac_times_externally_calced.A129 graphs_mac_times_externally_calced.H82:graphs_mac_times_externally_calced.AC8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187.91mm" svg:height="115.86mm" svg:x="578.32mm" svg:y="1011.97mm">
            <loext:p draw:notify-on-update-of-ranges="graphs_mac_times_externally_calced.H128:graphs_mac_times_externally_calced.AC128 graphs_mac_times_externally_calced.A130:graphs_mac_times_externally_calced.A130 graphs_mac_times_externally_calced.H83:graphs_mac_times_externally_calced.AC83 graphs_mac_times_externally_calced.A131:graphs_mac_times_externally_calced.A131 graphs_mac_times_externally_calced.H84:graphs_mac_times_externally_calced.AC84 graphs_mac_times_externally_calced.A135:graphs_mac_times_externally_calced.A135 graphs_mac_times_externally_calced.H88:graphs_mac_times_externally_calced.AC8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187.91mm" svg:height="115.86mm" svg:x="794.81mm" svg:y="1010.9mm">
            <loext:p draw:notify-on-update-of-ranges="graphs_mac_times_externally_calced.H128:graphs_mac_times_externally_calced.AC128 graphs_mac_times_externally_calced.A132:graphs_mac_times_externally_calced.A132 graphs_mac_times_externally_calced.H85:graphs_mac_times_externally_calced.AC85 graphs_mac_times_externally_calced.A133:graphs_mac_times_externally_calced.A133 graphs_mac_times_externally_calced.H86:graphs_mac_times_externally_calced.AC86 graphs_mac_times_externally_calced.A134:graphs_mac_times_externally_calced.A134 graphs_mac_times_externally_calced.H87:graphs_mac_times_externally_calced.AC87 graphs_mac_times_externally_calced.A136:graphs_mac_times_externally_calced.A136 graphs_mac_times_externally_calced.H89:graphs_mac_times_externally_calced.AC89 graphs_mac_times_externally_calced.A137:graphs_mac_times_externally_calced.A137 graphs_mac_times_externally_calced.H90:graphs_mac_times_externally_calced.AC90 graphs_mac_times_externally_calced.A138:graphs_mac_times_externally_calced.A138 graphs_mac_times_externally_calced.H91:graphs_mac_times_externally_calced.AC9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number-columns-repeated="2" table:default-cell-style-name="ce1"/>
        <table:table-column table:style-name="co16" table:number-columns-repeated="5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23" table:number-columns-repeated="3" table:default-cell-style-name="ce1"/>
        <table:table-column table:style-name="co16" table:number-columns-repeated="5" table:default-cell-style-name="Default"/>
        <table:table-column table:style-name="co20" table:default-cell-style-name="Default"/>
        <table:table-row table:style-name="ro5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6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/>
          <table:table-cell office:value-type="float" office:value="451.69" calcext:value-type="float">
            <text:p>451,69</text:p>
          </table:table-cell>
          <table:table-cell/>
          <table:table-cell office:value-type="float" office:value="1658.3" calcext:value-type="float">
            <text:p>1658,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/>
          <table:table-cell office:value-type="float" office:value="95.2951" calcext:value-type="float">
            <text:p>95,2951</text:p>
          </table:table-cell>
          <table:table-cell/>
          <table:table-cell office:value-type="float" office:value="500.1" calcext:value-type="float">
            <text:p>500,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/>
          <table:table-cell office:value-type="float" office:value="79.0991" calcext:value-type="float">
            <text:p>79,0991</text:p>
          </table:table-cell>
          <table:table-cell/>
          <table:table-cell office:value-type="float" office:value="437.644" calcext:value-type="float">
            <text:p>437,644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/>
          <table:table-cell office:value-type="float" office:value="51.2801" calcext:value-type="float">
            <text:p>51,2801</text:p>
          </table:table-cell>
          <table:table-cell/>
          <table:table-cell office:value-type="float" office:value="362.057" calcext:value-type="float">
            <text:p>362,057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/>
          <table:table-cell office:value-type="float" office:value="50.9634" calcext:value-type="float">
            <text:p>50,9634</text:p>
          </table:table-cell>
          <table:table-cell/>
          <table:table-cell office:value-type="float" office:value="370.11" calcext:value-type="float">
            <text:p>370,1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/>
          <table:table-cell office:value-type="float" office:value="49.9397" calcext:value-type="float">
            <text:p>49,9397</text:p>
          </table:table-cell>
          <table:table-cell/>
          <table:table-cell office:value-type="float" office:value="370.114" calcext:value-type="float">
            <text:p>370,114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/>
          <table:table-cell office:value-type="float" office:value="221.191" calcext:value-type="float">
            <text:p>221,191</text:p>
          </table:table-cell>
          <table:table-cell/>
          <table:table-cell office:value-type="float" office:value="844.926" calcext:value-type="float">
            <text:p>844,926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/>
          <table:table-cell office:value-type="float" office:value="79.1335" calcext:value-type="float">
            <text:p>79,1335</text:p>
          </table:table-cell>
          <table:table-cell/>
          <table:table-cell office:value-type="float" office:value="445.785" calcext:value-type="float">
            <text:p>445,785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/>
          <table:table-cell office:value-type="float" office:value="68.8667" calcext:value-type="float">
            <text:p>68,8667</text:p>
          </table:table-cell>
          <table:table-cell/>
          <table:table-cell office:value-type="float" office:value="436.925" calcext:value-type="float">
            <text:p>436,925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/>
          <table:table-cell office:value-type="float" office:value="68.2574" calcext:value-type="float">
            <text:p>68,2574</text:p>
          </table:table-cell>
          <table:table-cell/>
          <table:table-cell office:value-type="float" office:value="485.329" calcext:value-type="float">
            <text:p>485,329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/>
          <table:table-cell office:value-type="float" office:value="445.503" calcext:value-type="float">
            <text:p>445,503</text:p>
          </table:table-cell>
          <table:table-cell/>
          <table:table-cell office:value-type="float" office:value="1584.896" calcext:value-type="float">
            <text:p>1584,896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/>
          <table:table-cell office:value-type="float" office:value="87.0629" calcext:value-type="float">
            <text:p>87,0629</text:p>
          </table:table-cell>
          <table:table-cell/>
          <table:table-cell office:value-type="float" office:value="510.73" calcext:value-type="float">
            <text:p>510,73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/>
          <table:table-cell office:value-type="float" office:value="75.5655" calcext:value-type="float">
            <text:p>75,5655</text:p>
          </table:table-cell>
          <table:table-cell/>
          <table:table-cell office:value-type="float" office:value="472.401" calcext:value-type="float">
            <text:p>472,401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/>
          <table:table-cell office:value-type="float" office:value="55.9792" calcext:value-type="float">
            <text:p>55,9792</text:p>
          </table:table-cell>
          <table:table-cell/>
          <table:table-cell office:value-type="float" office:value="416.331" calcext:value-type="float">
            <text:p>416,331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/>
          <table:table-cell office:value-type="float" office:value="50.7638" calcext:value-type="float">
            <text:p>50,7638</text:p>
          </table:table-cell>
          <table:table-cell/>
          <table:table-cell office:value-type="float" office:value="398.732" calcext:value-type="float">
            <text:p>398,732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/>
          <table:table-cell office:value-type="float" office:value="49.6708" calcext:value-type="float">
            <text:p>49,6708</text:p>
          </table:table-cell>
          <table:table-cell/>
          <table:table-cell office:value-type="float" office:value="398.83" calcext:value-type="float">
            <text:p>398,83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/>
          <table:table-cell office:value-type="float" office:value="261.199" calcext:value-type="float">
            <text:p>261,199</text:p>
          </table:table-cell>
          <table:table-cell/>
          <table:table-cell office:value-type="float" office:value="1018.177" calcext:value-type="float">
            <text:p>1018,177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/>
          <table:table-cell office:value-type="float" office:value="81.0814" calcext:value-type="float">
            <text:p>81,0814</text:p>
          </table:table-cell>
          <table:table-cell/>
          <table:table-cell office:value-type="float" office:value="489.638" calcext:value-type="float">
            <text:p>489,638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/>
          <table:table-cell office:value-type="float" office:value="69.4228" calcext:value-type="float">
            <text:p>69,4228</text:p>
          </table:table-cell>
          <table:table-cell/>
          <table:table-cell office:value-type="float" office:value="475.186" calcext:value-type="float">
            <text:p>475,186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/>
          <table:table-cell office:value-type="float" office:value="69.3755" calcext:value-type="float">
            <text:p>69,3755</text:p>
          </table:table-cell>
          <table:table-cell/>
          <table:table-cell office:value-type="float" office:value="535.91" calcext:value-type="float">
            <text:p>535,91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/>
          <table:table-cell office:value-type="float" office:value="880.511" calcext:value-type="float">
            <text:p>880,511</text:p>
          </table:table-cell>
          <table:table-cell/>
          <table:table-cell office:value-type="float" office:value="3200.102" calcext:value-type="float">
            <text:p>3200,102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/>
          <table:table-cell office:value-type="float" office:value="183.799" calcext:value-type="float">
            <text:p>183,799</text:p>
          </table:table-cell>
          <table:table-cell/>
          <table:table-cell office:value-type="float" office:value="1032.212" calcext:value-type="float">
            <text:p>1032,212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/>
          <table:table-cell office:value-type="float" office:value="156.857" calcext:value-type="float">
            <text:p>156,857</text:p>
          </table:table-cell>
          <table:table-cell/>
          <table:table-cell office:value-type="float" office:value="925.832" calcext:value-type="float">
            <text:p>925,83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/>
          <table:table-cell office:value-type="float" office:value="107.796" calcext:value-type="float">
            <text:p>107,796</text:p>
          </table:table-cell>
          <table:table-cell/>
          <table:table-cell office:value-type="float" office:value="774.204" calcext:value-type="float">
            <text:p>774,204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/>
          <table:table-cell office:value-type="float" office:value="97.5605" calcext:value-type="float">
            <text:p>97,5605</text:p>
          </table:table-cell>
          <table:table-cell/>
          <table:table-cell office:value-type="float" office:value="775.008" calcext:value-type="float">
            <text:p>775,008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/>
          <table:table-cell office:value-type="float" office:value="87.7423" calcext:value-type="float">
            <text:p>87,7423</text:p>
          </table:table-cell>
          <table:table-cell/>
          <table:table-cell office:value-type="float" office:value="755.657" calcext:value-type="float">
            <text:p>755,657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/>
          <table:table-cell office:value-type="float" office:value="474.844" calcext:value-type="float">
            <text:p>474,844</text:p>
          </table:table-cell>
          <table:table-cell/>
          <table:table-cell office:value-type="float" office:value="1833.085" calcext:value-type="float">
            <text:p>1833,085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/>
          <table:table-cell office:value-type="float" office:value="164.014" calcext:value-type="float">
            <text:p>164,014</text:p>
          </table:table-cell>
          <table:table-cell/>
          <table:table-cell office:value-type="float" office:value="897.62" calcext:value-type="float">
            <text:p>897,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/>
          <table:table-cell office:value-type="float" office:value="125.17" calcext:value-type="float">
            <text:p>125,17</text:p>
          </table:table-cell>
          <table:table-cell/>
          <table:table-cell office:value-type="float" office:value="819.936" calcext:value-type="float">
            <text:p>819,936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/>
          <table:table-cell office:value-type="float" office:value="125.588" calcext:value-type="float">
            <text:p>125,588</text:p>
          </table:table-cell>
          <table:table-cell/>
          <table:table-cell office:value-type="float" office:value="884.077" calcext:value-type="float">
            <text:p>884,077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/>
          <table:table-cell office:value-type="float" office:value="848.133" calcext:value-type="float">
            <text:p>848,133</text:p>
          </table:table-cell>
          <table:table-cell/>
          <table:table-cell office:value-type="float" office:value="3111.554" calcext:value-type="float">
            <text:p>3111,554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/>
          <table:table-cell office:value-type="float" office:value="173.433" calcext:value-type="float">
            <text:p>173,433</text:p>
          </table:table-cell>
          <table:table-cell/>
          <table:table-cell office:value-type="float" office:value="1002.807" calcext:value-type="float">
            <text:p>1002,807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/>
          <table:table-cell office:value-type="float" office:value="157.139" calcext:value-type="float">
            <text:p>157,139</text:p>
          </table:table-cell>
          <table:table-cell/>
          <table:table-cell office:value-type="float" office:value="921.232" calcext:value-type="float">
            <text:p>921,232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/>
          <table:table-cell office:value-type="float" office:value="105.362" calcext:value-type="float">
            <text:p>105,362</text:p>
          </table:table-cell>
          <table:table-cell/>
          <table:table-cell office:value-type="float" office:value="779.336" calcext:value-type="float">
            <text:p>779,336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/>
          <table:table-cell office:value-type="float" office:value="96.935" calcext:value-type="float">
            <text:p>96,935</text:p>
          </table:table-cell>
          <table:table-cell/>
          <table:table-cell office:value-type="float" office:value="775.752" calcext:value-type="float">
            <text:p>775,752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/>
          <table:table-cell office:value-type="float" office:value="92.2556" calcext:value-type="float">
            <text:p>92,2556</text:p>
          </table:table-cell>
          <table:table-cell/>
          <table:table-cell office:value-type="float" office:value="769.488" calcext:value-type="float">
            <text:p>769,4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/>
          <table:table-cell office:value-type="float" office:value="465.906" calcext:value-type="float">
            <text:p>465,906</text:p>
          </table:table-cell>
          <table:table-cell/>
          <table:table-cell office:value-type="float" office:value="1761.013" calcext:value-type="float">
            <text:p>1761,013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/>
          <table:table-cell office:value-type="float" office:value="151.537" calcext:value-type="float">
            <text:p>151,537</text:p>
          </table:table-cell>
          <table:table-cell/>
          <table:table-cell office:value-type="float" office:value="889.043" calcext:value-type="float">
            <text:p>889,043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/>
          <table:table-cell office:value-type="float" office:value="117.658" calcext:value-type="float">
            <text:p>117,658</text:p>
          </table:table-cell>
          <table:table-cell/>
          <table:table-cell office:value-type="float" office:value="782.442" calcext:value-type="float">
            <text:p>782,442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/>
          <table:table-cell office:value-type="float" office:value="117.358" calcext:value-type="float">
            <text:p>117,358</text:p>
          </table:table-cell>
          <table:table-cell/>
          <table:table-cell office:value-type="float" office:value="852.944" calcext:value-type="float">
            <text:p>852,944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/>
          <table:table-cell table:style-name="ce3" table:number-columns-repeated="2"/>
          <table:table-cell table:number-columns-repeated="20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4.5353068592058" calcext:value-type="float">
            <text:p>14,5353068592</text:p>
          </table:table-cell>
          <table:table-cell table:formula="of:=[.E3]/[.B3]" office:value-type="float" office:value="13.5161010830325" calcext:value-type="float">
            <text:p>13,516101083</text:p>
          </table:table-cell>
          <table:table-cell/>
          <table:table-cell table:formula="of:=[.G3]/[.B3]" office:value-type="float" office:value="326.129963898917" calcext:value-type="float">
            <text:p>326,1299638989</text:p>
          </table:table-cell>
          <table:table-cell/>
          <table:table-cell table:formula="of:=([.I3]+[.E3])/[.B3]" office:value-type="float" office:value="1210.84462093863" calcext:value-type="float">
            <text:p>1210,8446209386</text:p>
          </table:table-cell>
          <table:table-cell table:formula="of:=([.J3]+[.E3])/[.B3]" office:value-type="float" office:value="1067.40707581227" calcext:value-type="float">
            <text:p>1067,4070758123</text:p>
          </table:table-cell>
          <table:table-cell table:formula="of:=([.K3]+[.E3])/[.B3]" office:value-type="float" office:value="1067.39407942238" calcext:value-type="float">
            <text:p>1067,3940794224</text:p>
          </table:table-cell>
          <table:table-cell table:formula="of:=([.L3]+[.E3])/[.B3]" office:value-type="float" office:value="1067.38974729242" calcext:value-type="float">
            <text:p>1067,3897472924</text:p>
          </table:table-cell>
          <table:table-cell table:formula="of:=([.M3]+[.E3])/[.B3]" office:value-type="float" office:value="1067.38036101083" calcext:value-type="float">
            <text:p>1067,3803610108</text:p>
          </table:table-cell>
          <table:table-cell table:formula="of:=([.N3]+[.E3])/[.B3]" office:value-type="float" office:value="1067.37819494585" calcext:value-type="float">
            <text:p>1067,3781949459</text:p>
          </table:table-cell>
          <table:table-cell table:formula="of:=([.O3]+[.E3])/[.B3]" office:value-type="float" office:value="1022.8597833935" calcext:value-type="float">
            <text:p>1022,8597833935</text:p>
          </table:table-cell>
          <table:table-cell table:formula="of:=([.P3]+[.E3])/[.B3]" office:value-type="float" office:value="1033.51610108303" calcext:value-type="float">
            <text:p>1033,516101083</text:p>
          </table:table-cell>
          <table:table-cell table:formula="of:=([.Q3]+[.E3])/[.B3]" office:value-type="float" office:value="828.729097472924" calcext:value-type="float">
            <text:p>828,7290974729</text:p>
          </table:table-cell>
          <table:table-cell table:formula="of:=([.R3]+[.E3])/[.B3]" office:value-type="float" office:value="353.04678700361" calcext:value-type="float">
            <text:p>353,0467870036</text:p>
          </table:table-cell>
          <table:table-cell table:formula="of:=([.S3]+[.E3])/[.B3]" office:value-type="float" office:value="354.671335740072" calcext:value-type="float">
            <text:p>354,6713357401</text:p>
          </table:table-cell>
          <table:table-cell table:formula="of:=([.T3]+[.E3])/[.B3]" office:value-type="float" office:value="444.274223826715" calcext:value-type="float">
            <text:p>444,2742238267</text:p>
          </table:table-cell>
          <table:table-cell table:formula="of:=([.U3]+[.E3])/[.B3]" office:value-type="float" office:value="148.620794223827" calcext:value-type="float">
            <text:p>148,6207942238</text:p>
          </table:table-cell>
          <table:table-cell table:formula="of:=([.V3]+[.E3])/[.B3]" office:value-type="float" office:value="217.848231046931" calcext:value-type="float">
            <text:p>217,8482310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46953068592058" calcext:value-type="float">
            <text:p>8,4695306859</text:p>
          </table:table-cell>
          <table:table-cell table:formula="of:=[.E4]/[.B4]" office:value-type="float" office:value="7.8672202166065" calcext:value-type="float">
            <text:p>7,8672202166</text:p>
          </table:table-cell>
          <table:table-cell/>
          <table:table-cell table:formula="of:=[.G4]/[.B4]" office:value-type="float" office:value="68.8051263537906" calcext:value-type="float">
            <text:p>68,8051263538</text:p>
          </table:table-cell>
          <table:table-cell/>
          <table:table-cell table:formula="of:=([.I4]+[.E4])/[.B4]" office:value-type="float" office:value="368.950252707581" calcext:value-type="float">
            <text:p>368,9502527076</text:p>
          </table:table-cell>
          <table:table-cell table:formula="of:=([.J4]+[.E4])/[.B4]" office:value-type="float" office:value="239.61523465704" calcext:value-type="float">
            <text:p>239,615234657</text:p>
          </table:table-cell>
          <table:table-cell table:formula="of:=([.K4]+[.E4])/[.B4]" office:value-type="float" office:value="239.602238267148" calcext:value-type="float">
            <text:p>239,6022382671</text:p>
          </table:table-cell>
          <table:table-cell table:formula="of:=([.L4]+[.E4])/[.B4]" office:value-type="float" office:value="239.595740072202" calcext:value-type="float">
            <text:p>239,5957400722</text:p>
          </table:table-cell>
          <table:table-cell table:formula="of:=([.M4]+[.E4])/[.B4]" office:value-type="float" office:value="151.578411552347" calcext:value-type="float">
            <text:p>151,5784115523</text:p>
          </table:table-cell>
          <table:table-cell table:formula="of:=([.N4]+[.E4])/[.B4]" office:value-type="float" office:value="163.324981949458" calcext:value-type="float">
            <text:p>163,3249819495</text:p>
          </table:table-cell>
          <table:table-cell table:formula="of:=([.O4]+[.E4])/[.B4]" office:value-type="float" office:value="210.940144404332" calcext:value-type="float">
            <text:p>210,9401444043</text:p>
          </table:table-cell>
          <table:table-cell table:formula="of:=([.P4]+[.E4])/[.B4]" office:value-type="float" office:value="88.3365342960289" calcext:value-type="float">
            <text:p>88,336534296</text:p>
          </table:table-cell>
          <table:table-cell table:formula="of:=([.Q4]+[.E4])/[.B4]" office:value-type="float" office:value="7.88382671480144" calcext:value-type="float">
            <text:p>7,8838267148</text:p>
          </table:table-cell>
          <table:table-cell table:formula="of:=([.R4]+[.E4])/[.B4]" office:value-type="float" office:value="7.88093862815885" calcext:value-type="float">
            <text:p>7,8809386282</text:p>
          </table:table-cell>
          <table:table-cell table:formula="of:=([.S4]+[.E4])/[.B4]" office:value-type="float" office:value="7.86794223826715" calcext:value-type="float">
            <text:p>7,8679422383</text:p>
          </table:table-cell>
          <table:table-cell table:formula="of:=([.T4]+[.E4])/[.B4]" office:value-type="float" office:value="7.86794223826715" calcext:value-type="float">
            <text:p>7,8679422383</text:p>
          </table:table-cell>
          <table:table-cell table:formula="of:=([.U4]+[.E4])/[.B4]" office:value-type="float" office:value="7.86794223826715" calcext:value-type="float">
            <text:p>7,8679422383</text:p>
          </table:table-cell>
          <table:table-cell table:formula="of:=([.V4]+[.E4])/[.B4]" office:value-type="float" office:value="7.86794223826715" calcext:value-type="float">
            <text:p>7,86794223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8.06967509025271" calcext:value-type="float">
            <text:p>8,0696750903</text:p>
          </table:table-cell>
          <table:table-cell table:formula="of:=[.E5]/[.B5]" office:value-type="float" office:value="7.82996389891697" calcext:value-type="float">
            <text:p>7,8299638989</text:p>
          </table:table-cell>
          <table:table-cell/>
          <table:table-cell table:formula="of:=[.G5]/[.B5]" office:value-type="float" office:value="57.1112635379061" calcext:value-type="float">
            <text:p>57,1112635379</text:p>
          </table:table-cell>
          <table:table-cell/>
          <table:table-cell table:formula="of:=([.I5]+[.E5])/[.B5]" office:value-type="float" office:value="323.818411552347" calcext:value-type="float">
            <text:p>323,8184115523</text:p>
          </table:table-cell>
          <table:table-cell table:formula="of:=([.J5]+[.E5])/[.B5]" office:value-type="float" office:value="191.495667870036" calcext:value-type="float">
            <text:p>191,49566787</text:p>
          </table:table-cell>
          <table:table-cell table:formula="of:=([.K5]+[.E5])/[.B5]" office:value-type="float" office:value="191.482671480144" calcext:value-type="float">
            <text:p>191,4826714801</text:p>
          </table:table-cell>
          <table:table-cell table:formula="of:=([.L5]+[.E5])/[.B5]" office:value-type="float" office:value="169.217689530686" calcext:value-type="float">
            <text:p>169,2176895307</text:p>
          </table:table-cell>
          <table:table-cell table:formula="of:=([.M5]+[.E5])/[.B5]" office:value-type="float" office:value="191.4559566787" calcext:value-type="float">
            <text:p>191,4559566787</text:p>
          </table:table-cell>
          <table:table-cell table:formula="of:=([.N5]+[.E5])/[.B5]" office:value-type="float" office:value="79.0848375451264" calcext:value-type="float">
            <text:p>79,0848375451</text:p>
          </table:table-cell>
          <table:table-cell table:formula="of:=([.O5]+[.E5])/[.B5]" office:value-type="float" office:value="72.4148014440433" calcext:value-type="float">
            <text:p>72,414801444</text:p>
          </table:table-cell>
          <table:table-cell table:formula="of:=([.P5]+[.E5])/[.B5]" office:value-type="float" office:value="7.84945848375451" calcext:value-type="float">
            <text:p>7,8494584838</text:p>
          </table:table-cell>
          <table:table-cell table:formula="of:=([.Q5]+[.E5])/[.B5]" office:value-type="float" office:value="7.83285198555957" calcext:value-type="float">
            <text:p>7,8328519856</text:p>
          </table:table-cell>
          <table:table-cell table:formula="of:=([.R5]+[.E5])/[.B5]" office:value-type="float" office:value="7.83285198555957" calcext:value-type="float">
            <text:p>7,8328519856</text:p>
          </table:table-cell>
          <table:table-cell table:formula="of:=([.S5]+[.E5])/[.B5]" office:value-type="float" office:value="7.83068592057762" calcext:value-type="float">
            <text:p>7,8306859206</text:p>
          </table:table-cell>
          <table:table-cell table:formula="of:=([.T5]+[.E5])/[.B5]" office:value-type="float" office:value="7.84729241877256" calcext:value-type="float">
            <text:p>7,8472924188</text:p>
          </table:table-cell>
          <table:table-cell table:formula="of:=([.U5]+[.E5])/[.B5]" office:value-type="float" office:value="7.83357400722022" calcext:value-type="float">
            <text:p>7,8335740072</text:p>
          </table:table-cell>
          <table:table-cell table:formula="of:=([.V5]+[.E5])/[.B5]" office:value-type="float" office:value="7.83068592057762" calcext:value-type="float">
            <text:p>7,83068592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7.56252707581227" calcext:value-type="float">
            <text:p>7,5625270758</text:p>
          </table:table-cell>
          <table:table-cell table:formula="of:=[.E6]/[.B6]" office:value-type="float" office:value="7.73740072202166" calcext:value-type="float">
            <text:p>7,737400722</text:p>
          </table:table-cell>
          <table:table-cell/>
          <table:table-cell table:formula="of:=[.G6]/[.B6]" office:value-type="float" office:value="37.0253429602888" calcext:value-type="float">
            <text:p>37,0253429603</text:p>
          </table:table-cell>
          <table:table-cell/>
          <table:table-cell table:formula="of:=([.I6]+[.E6])/[.B6]" office:value-type="float" office:value="269.150397111913" calcext:value-type="float">
            <text:p>269,1503971119</text:p>
          </table:table-cell>
          <table:table-cell table:formula="of:=([.J6]+[.E6])/[.B6]" office:value-type="float" office:value="137.595884476534" calcext:value-type="float">
            <text:p>137,5958844765</text:p>
          </table:table-cell>
          <table:table-cell table:formula="of:=([.K6]+[.E6])/[.B6]" office:value-type="float" office:value="98.2940794223827" calcext:value-type="float">
            <text:p>98,2940794224</text:p>
          </table:table-cell>
          <table:table-cell table:formula="of:=([.L6]+[.E6])/[.B6]" office:value-type="float" office:value="98.2890252707581" calcext:value-type="float">
            <text:p>98,2890252708</text:p>
          </table:table-cell>
          <table:table-cell table:formula="of:=([.M6]+[.E6])/[.B6]" office:value-type="float" office:value="7.7727797833935" calcext:value-type="float">
            <text:p>7,7727797834</text:p>
          </table:table-cell>
          <table:table-cell table:formula="of:=([.N6]+[.E6])/[.B6]" office:value-type="float" office:value="7.7626714801444" calcext:value-type="float">
            <text:p>7,7626714801</text:p>
          </table:table-cell>
          <table:table-cell table:formula="of:=([.O6]+[.E6])/[.B6]" office:value-type="float" office:value="7.7771119133574" calcext:value-type="float">
            <text:p>7,7771119134</text:p>
          </table:table-cell>
          <table:table-cell table:formula="of:=([.P6]+[.E6])/[.B6]" office:value-type="float" office:value="7.74101083032491" calcext:value-type="float">
            <text:p>7,7410108303</text:p>
          </table:table-cell>
          <table:table-cell table:formula="of:=([.Q6]+[.E6])/[.B6]" office:value-type="float" office:value="7.73812274368231" calcext:value-type="float">
            <text:p>7,7381227437</text:p>
          </table:table-cell>
          <table:table-cell table:formula="of:=([.R6]+[.E6])/[.B6]" office:value-type="float" office:value="7.74101083032491" calcext:value-type="float">
            <text:p>7,7410108303</text:p>
          </table:table-cell>
          <table:table-cell table:formula="of:=([.S6]+[.E6])/[.B6]" office:value-type="float" office:value="7.73812274368231" calcext:value-type="float">
            <text:p>7,7381227437</text:p>
          </table:table-cell>
          <table:table-cell table:formula="of:=([.T6]+[.E6])/[.B6]" office:value-type="float" office:value="7.73812274368231" calcext:value-type="float">
            <text:p>7,7381227437</text:p>
          </table:table-cell>
          <table:table-cell table:formula="of:=([.U6]+[.E6])/[.B6]" office:value-type="float" office:value="7.73812274368231" calcext:value-type="float">
            <text:p>7,7381227437</text:p>
          </table:table-cell>
          <table:table-cell table:formula="of:=([.V6]+[.E6])/[.B6]" office:value-type="float" office:value="7.73812274368231" calcext:value-type="float">
            <text:p>7,73812274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7.55509025270758" calcext:value-type="float">
            <text:p>7,5550902527</text:p>
          </table:table-cell>
          <table:table-cell table:formula="of:=[.E7]/[.B7]" office:value-type="float" office:value="8.03083032490975" calcext:value-type="float">
            <text:p>8,0308303249</text:p>
          </table:table-cell>
          <table:table-cell/>
          <table:table-cell table:formula="of:=[.G7]/[.B7]" office:value-type="float" office:value="36.796678700361" calcext:value-type="float">
            <text:p>36,7966787004</text:p>
          </table:table-cell>
          <table:table-cell/>
          <table:table-cell table:formula="of:=([.I7]+[.E7])/[.B7]" office:value-type="float" office:value="275.258267148014" calcext:value-type="float">
            <text:p>275,258267148</text:p>
          </table:table-cell>
          <table:table-cell table:formula="of:=([.J7]+[.E7])/[.B7]" office:value-type="float" office:value="144.183898916968" calcext:value-type="float">
            <text:p>144,183898917</text:p>
          </table:table-cell>
          <table:table-cell table:formula="of:=([.K7]+[.E7])/[.B7]" office:value-type="float" office:value="104.881371841155" calcext:value-type="float">
            <text:p>104,8813718412</text:p>
          </table:table-cell>
          <table:table-cell table:formula="of:=([.L7]+[.E7])/[.B7]" office:value-type="float" office:value="104.874151624549" calcext:value-type="float">
            <text:p>104,8741516245</text:p>
          </table:table-cell>
          <table:table-cell table:formula="of:=([.M7]+[.E7])/[.B7]" office:value-type="float" office:value="8.06620938628159" calcext:value-type="float">
            <text:p>8,0662093863</text:p>
          </table:table-cell>
          <table:table-cell table:formula="of:=([.N7]+[.E7])/[.B7]" office:value-type="float" office:value="8.04527075812274" calcext:value-type="float">
            <text:p>8,0452707581</text:p>
          </table:table-cell>
          <table:table-cell table:formula="of:=([.O7]+[.E7])/[.B7]" office:value-type="float" office:value="8.034440433213" calcext:value-type="float">
            <text:p>8,0344404332</text:p>
          </table:table-cell>
          <table:table-cell table:formula="of:=([.P7]+[.E7])/[.B7]" office:value-type="float" office:value="8.0315523465704" calcext:value-type="float">
            <text:p>8,0315523466</text:p>
          </table:table-cell>
          <table:table-cell table:formula="of:=([.Q7]+[.E7])/[.B7]" office:value-type="float" office:value="8.0315523465704" calcext:value-type="float">
            <text:p>8,0315523466</text:p>
          </table:table-cell>
          <table:table-cell table:formula="of:=([.R7]+[.E7])/[.B7]" office:value-type="float" office:value="8.0315523465704" calcext:value-type="float">
            <text:p>8,0315523466</text:p>
          </table:table-cell>
          <table:table-cell table:formula="of:=([.S7]+[.E7])/[.B7]" office:value-type="float" office:value="8.0315523465704" calcext:value-type="float">
            <text:p>8,0315523466</text:p>
          </table:table-cell>
          <table:table-cell table:formula="of:=([.T7]+[.E7])/[.B7]" office:value-type="float" office:value="8.0315523465704" calcext:value-type="float">
            <text:p>8,0315523466</text:p>
          </table:table-cell>
          <table:table-cell table:formula="of:=([.U7]+[.E7])/[.B7]" office:value-type="float" office:value="8.0315523465704" calcext:value-type="float">
            <text:p>8,0315523466</text:p>
          </table:table-cell>
          <table:table-cell table:formula="of:=([.V7]+[.E7])/[.B7]" office:value-type="float" office:value="8.0315523465704" calcext:value-type="float">
            <text:p>8,03155234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7.55595667870036" calcext:value-type="float">
            <text:p>7,5559566787</text:p>
          </table:table-cell>
          <table:table-cell table:formula="of:=[.E8]/[.B8]" office:value-type="float" office:value="7.70613718411552" calcext:value-type="float">
            <text:p>7,7061371841</text:p>
          </table:table-cell>
          <table:table-cell/>
          <table:table-cell table:formula="of:=[.G8]/[.B8]" office:value-type="float" office:value="36.0575451263538" calcext:value-type="float">
            <text:p>36,0575451264</text:p>
          </table:table-cell>
          <table:table-cell/>
          <table:table-cell table:formula="of:=([.I8]+[.E8])/[.B8]" office:value-type="float" office:value="274.936462093863" calcext:value-type="float">
            <text:p>274,9364620939</text:p>
          </table:table-cell>
          <table:table-cell table:formula="of:=([.J8]+[.E8])/[.B8]" office:value-type="float" office:value="143.861371841155" calcext:value-type="float">
            <text:p>143,8613718412</text:p>
          </table:table-cell>
          <table:table-cell table:formula="of:=([.K8]+[.E8])/[.B8]" office:value-type="float" office:value="104.559566787004" calcext:value-type="float">
            <text:p>104,559566787</text:p>
          </table:table-cell>
          <table:table-cell table:formula="of:=([.L8]+[.E8])/[.B8]" office:value-type="float" office:value="104.553068592058" calcext:value-type="float">
            <text:p>104,5530685921</text:p>
          </table:table-cell>
          <table:table-cell table:formula="of:=([.M8]+[.E8])/[.B8]" office:value-type="float" office:value="7.74368231046931" calcext:value-type="float">
            <text:p>7,7436823105</text:p>
          </table:table-cell>
          <table:table-cell table:formula="of:=([.N8]+[.E8])/[.B8]" office:value-type="float" office:value="7.72202166064982" calcext:value-type="float">
            <text:p>7,7220216606</text:p>
          </table:table-cell>
          <table:table-cell table:formula="of:=([.O8]+[.E8])/[.B8]" office:value-type="float" office:value="7.70902527075812" calcext:value-type="float">
            <text:p>7,7090252708</text:p>
          </table:table-cell>
          <table:table-cell table:formula="of:=([.P8]+[.E8])/[.B8]" office:value-type="float" office:value="7.70685920577617" calcext:value-type="float">
            <text:p>7,7068592058</text:p>
          </table:table-cell>
          <table:table-cell table:formula="of:=([.Q8]+[.E8])/[.B8]" office:value-type="float" office:value="7.70685920577617" calcext:value-type="float">
            <text:p>7,7068592058</text:p>
          </table:table-cell>
          <table:table-cell table:formula="of:=([.R8]+[.E8])/[.B8]" office:value-type="float" office:value="7.70685920577617" calcext:value-type="float">
            <text:p>7,7068592058</text:p>
          </table:table-cell>
          <table:table-cell table:formula="of:=([.S8]+[.E8])/[.B8]" office:value-type="float" office:value="7.70685920577617" calcext:value-type="float">
            <text:p>7,7068592058</text:p>
          </table:table-cell>
          <table:table-cell table:formula="of:=([.T8]+[.E8])/[.B8]" office:value-type="float" office:value="7.70685920577617" calcext:value-type="float">
            <text:p>7,7068592058</text:p>
          </table:table-cell>
          <table:table-cell table:formula="of:=([.U8]+[.E8])/[.B8]" office:value-type="float" office:value="7.70685920577617" calcext:value-type="float">
            <text:p>7,7068592058</text:p>
          </table:table-cell>
          <table:table-cell table:formula="of:=([.V8]+[.E8])/[.B8]" office:value-type="float" office:value="7.70685920577617" calcext:value-type="float">
            <text:p>7,70685920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9.16743682310469" calcext:value-type="float">
            <text:p>9,1674368231</text:p>
          </table:table-cell>
          <table:table-cell table:formula="of:=[.E9]/[.B9]" office:value-type="float" office:value="8.59985559566787" calcext:value-type="float">
            <text:p>8,5998555957</text:p>
          </table:table-cell>
          <table:table-cell/>
          <table:table-cell table:formula="of:=[.G9]/[.B9]" office:value-type="float" office:value="159.704693140794" calcext:value-type="float">
            <text:p>159,7046931408</text:p>
          </table:table-cell>
          <table:table-cell/>
          <table:table-cell table:formula="of:=([.I9]+[.E9])/[.B9]" office:value-type="float" office:value="618.654729241877" calcext:value-type="float">
            <text:p>618,6547292419</text:p>
          </table:table-cell>
          <table:table-cell table:formula="of:=([.J9]+[.E9])/[.B9]" office:value-type="float" office:value="481.815740072202" calcext:value-type="float">
            <text:p>481,8157400722</text:p>
          </table:table-cell>
          <table:table-cell table:formula="of:=([.K9]+[.E9])/[.B9]" office:value-type="float" office:value="481.80274368231" calcext:value-type="float">
            <text:p>481,8027436823</text:p>
          </table:table-cell>
          <table:table-cell table:formula="of:=([.L9]+[.E9])/[.B9]" office:value-type="float" office:value="481.798411552347" calcext:value-type="float">
            <text:p>481,7984115523</text:p>
          </table:table-cell>
          <table:table-cell table:formula="of:=([.M9]+[.E9])/[.B9]" office:value-type="float" office:value="481.789025270758" calcext:value-type="float">
            <text:p>481,7890252708</text:p>
          </table:table-cell>
          <table:table-cell table:formula="of:=([.N9]+[.E9])/[.B9]" office:value-type="float" office:value="481.787581227437" calcext:value-type="float">
            <text:p>481,7875812274</text:p>
          </table:table-cell>
          <table:table-cell table:formula="of:=([.O9]+[.E9])/[.B9]" office:value-type="float" office:value="438.784693140794" calcext:value-type="float">
            <text:p>438,7846931408</text:p>
          </table:table-cell>
          <table:table-cell table:formula="of:=([.P9]+[.E9])/[.B9]" office:value-type="float" office:value="269.480722021661" calcext:value-type="float">
            <text:p>269,4807220217</text:p>
          </table:table-cell>
          <table:table-cell table:formula="of:=([.Q9]+[.E9])/[.B9]" office:value-type="float" office:value="8.71754512635379" calcext:value-type="float">
            <text:p>8,7175451264</text:p>
          </table:table-cell>
          <table:table-cell table:formula="of:=([.R9]+[.E9])/[.B9]" office:value-type="float" office:value="8.6597833935018" calcext:value-type="float">
            <text:p>8,6597833935</text:p>
          </table:table-cell>
          <table:table-cell table:formula="of:=([.S9]+[.E9])/[.B9]" office:value-type="float" office:value="8.60057761732852" calcext:value-type="float">
            <text:p>8,6005776173</text:p>
          </table:table-cell>
          <table:table-cell table:formula="of:=([.T9]+[.E9])/[.B9]" office:value-type="float" office:value="8.60057761732852" calcext:value-type="float">
            <text:p>8,6005776173</text:p>
          </table:table-cell>
          <table:table-cell table:formula="of:=([.U9]+[.E9])/[.B9]" office:value-type="float" office:value="8.60057761732852" calcext:value-type="float">
            <text:p>8,6005776173</text:p>
          </table:table-cell>
          <table:table-cell table:formula="of:=([.V9]+[.E9])/[.B9]" office:value-type="float" office:value="8.60057761732852" calcext:value-type="float">
            <text:p>8,60057761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7.50310469314079" calcext:value-type="float">
            <text:p>7,5031046931</text:p>
          </table:table-cell>
          <table:table-cell table:formula="of:=[.E10]/[.B10]" office:value-type="float" office:value="7.98180505415163" calcext:value-type="float">
            <text:p>7,9818050542</text:p>
          </table:table-cell>
          <table:table-cell/>
          <table:table-cell table:formula="of:=[.G10]/[.B10]" office:value-type="float" office:value="57.1361010830325" calcext:value-type="float">
            <text:p>57,136101083</text:p>
          </table:table-cell>
          <table:table-cell/>
          <table:table-cell table:formula="of:=([.I10]+[.E10])/[.B10]" office:value-type="float" office:value="329.848231046931" calcext:value-type="float">
            <text:p>329,8482310469</text:p>
          </table:table-cell>
          <table:table-cell table:formula="of:=([.J10]+[.E10])/[.B10]" office:value-type="float" office:value="198.066281588448" calcext:value-type="float">
            <text:p>198,0662815884</text:p>
          </table:table-cell>
          <table:table-cell table:formula="of:=([.K10]+[.E10])/[.B10]" office:value-type="float" office:value="198.053285198556" calcext:value-type="float">
            <text:p>198,0532851986</text:p>
          </table:table-cell>
          <table:table-cell table:formula="of:=([.L10]+[.E10])/[.B10]" office:value-type="float" office:value="134.721155234657" calcext:value-type="float">
            <text:p>134,7211552347</text:p>
          </table:table-cell>
          <table:table-cell table:formula="of:=([.M10]+[.E10])/[.B10]" office:value-type="float" office:value="71.3839711191336" calcext:value-type="float">
            <text:p>71,3839711191</text:p>
          </table:table-cell>
          <table:table-cell table:formula="of:=([.N10]+[.E10])/[.B10]" office:value-type="float" office:value="8.03812274368231" calcext:value-type="float">
            <text:p>8,0381227437</text:p>
          </table:table-cell>
          <table:table-cell table:formula="of:=([.O10]+[.E10])/[.B10]" office:value-type="float" office:value="8.02729241877256" calcext:value-type="float">
            <text:p>8,0272924188</text:p>
          </table:table-cell>
          <table:table-cell table:formula="of:=([.P10]+[.E10])/[.B10]" office:value-type="float" office:value="7.98252707581227" calcext:value-type="float">
            <text:p>7,9825270758</text:p>
          </table:table-cell>
          <table:table-cell table:formula="of:=([.Q10]+[.E10])/[.B10]" office:value-type="float" office:value="7.98252707581227" calcext:value-type="float">
            <text:p>7,9825270758</text:p>
          </table:table-cell>
          <table:table-cell table:formula="of:=([.R10]+[.E10])/[.B10]" office:value-type="float" office:value="7.98252707581227" calcext:value-type="float">
            <text:p>7,9825270758</text:p>
          </table:table-cell>
          <table:table-cell table:formula="of:=([.S10]+[.E10])/[.B10]" office:value-type="float" office:value="7.98252707581227" calcext:value-type="float">
            <text:p>7,9825270758</text:p>
          </table:table-cell>
          <table:table-cell table:formula="of:=([.T10]+[.E10])/[.B10]" office:value-type="float" office:value="7.98252707581227" calcext:value-type="float">
            <text:p>7,9825270758</text:p>
          </table:table-cell>
          <table:table-cell table:formula="of:=([.U10]+[.E10])/[.B10]" office:value-type="float" office:value="7.98252707581227" calcext:value-type="float">
            <text:p>7,9825270758</text:p>
          </table:table-cell>
          <table:table-cell table:formula="of:=([.V10]+[.E10])/[.B10]" office:value-type="float" office:value="7.98252707581227" calcext:value-type="float">
            <text:p>7,982527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7.59610108303249" calcext:value-type="float">
            <text:p>7,596101083</text:p>
          </table:table-cell>
          <table:table-cell table:formula="of:=[.E11]/[.B11]" office:value-type="float" office:value="7.9156678700361" calcext:value-type="float">
            <text:p>7,91566787</text:p>
          </table:table-cell>
          <table:table-cell/>
          <table:table-cell table:formula="of:=[.G11]/[.B11]" office:value-type="float" office:value="49.7232490974729" calcext:value-type="float">
            <text:p>49,7232490975</text:p>
          </table:table-cell>
          <table:table-cell/>
          <table:table-cell table:formula="of:=([.I11]+[.E11])/[.B11]" office:value-type="float" office:value="323.384981949458" calcext:value-type="float">
            <text:p>323,3849819495</text:p>
          </table:table-cell>
          <table:table-cell table:formula="of:=([.J11]+[.E11])/[.B11]" office:value-type="float" office:value="191.870180505415" calcext:value-type="float">
            <text:p>191,8701805054</text:p>
          </table:table-cell>
          <table:table-cell table:formula="of:=([.K11]+[.E11])/[.B11]" office:value-type="float" office:value="191.857184115523" calcext:value-type="float">
            <text:p>191,8571841155</text:p>
          </table:table-cell>
          <table:table-cell table:formula="of:=([.L11]+[.E11])/[.B11]" office:value-type="float" office:value="81.5329963898917" calcext:value-type="float">
            <text:p>81,5329963899</text:p>
          </table:table-cell>
          <table:table-cell table:formula="of:=([.M11]+[.E11])/[.B11]" office:value-type="float" office:value="7.96765342960289" calcext:value-type="float">
            <text:p>7,9676534296</text:p>
          </table:table-cell>
          <table:table-cell table:formula="of:=([.N11]+[.E11])/[.B11]" office:value-type="float" office:value="7.94382671480144" calcext:value-type="float">
            <text:p>7,9438267148</text:p>
          </table:table-cell>
          <table:table-cell table:formula="of:=([.O11]+[.E11])/[.B11]" office:value-type="float" office:value="7.93949458483755" calcext:value-type="float">
            <text:p>7,9394945848</text:p>
          </table:table-cell>
          <table:table-cell table:formula="of:=([.P11]+[.E11])/[.B11]" office:value-type="float" office:value="7.91638989169675" calcext:value-type="float">
            <text:p>7,9163898917</text:p>
          </table:table-cell>
          <table:table-cell table:formula="of:=([.Q11]+[.E11])/[.B11]" office:value-type="float" office:value="7.91638989169675" calcext:value-type="float">
            <text:p>7,9163898917</text:p>
          </table:table-cell>
          <table:table-cell table:formula="of:=([.R11]+[.E11])/[.B11]" office:value-type="float" office:value="7.91638989169675" calcext:value-type="float">
            <text:p>7,9163898917</text:p>
          </table:table-cell>
          <table:table-cell table:formula="of:=([.S11]+[.E11])/[.B11]" office:value-type="float" office:value="7.91638989169675" calcext:value-type="float">
            <text:p>7,9163898917</text:p>
          </table:table-cell>
          <table:table-cell table:formula="of:=([.T11]+[.E11])/[.B11]" office:value-type="float" office:value="7.91638989169675" calcext:value-type="float">
            <text:p>7,9163898917</text:p>
          </table:table-cell>
          <table:table-cell table:formula="of:=([.U11]+[.E11])/[.B11]" office:value-type="float" office:value="7.91638989169675" calcext:value-type="float">
            <text:p>7,9163898917</text:p>
          </table:table-cell>
          <table:table-cell table:formula="of:=([.V11]+[.E11])/[.B11]" office:value-type="float" office:value="7.91638989169675" calcext:value-type="float">
            <text:p>7,91638989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8.47212996389892" calcext:value-type="float">
            <text:p>8,4721299639</text:p>
          </table:table-cell>
          <table:table-cell table:formula="of:=[.E12]/[.B12]" office:value-type="float" office:value="7.77718411552347" calcext:value-type="float">
            <text:p>7,7771841155</text:p>
          </table:table-cell>
          <table:table-cell/>
          <table:table-cell table:formula="of:=[.G12]/[.B12]" office:value-type="float" office:value="49.283321299639" calcext:value-type="float">
            <text:p>49,2833212996</text:p>
          </table:table-cell>
          <table:table-cell/>
          <table:table-cell table:formula="of:=([.I12]+[.E12])/[.B12]" office:value-type="float" office:value="358.19523465704" calcext:value-type="float">
            <text:p>358,195234657</text:p>
          </table:table-cell>
          <table:table-cell table:formula="of:=([.J12]+[.E12])/[.B12]" office:value-type="float" office:value="224.652996389892" calcext:value-type="float">
            <text:p>224,6529963899</text:p>
          </table:table-cell>
          <table:table-cell table:formula="of:=([.K12]+[.E12])/[.B12]" office:value-type="float" office:value="224.64" calcext:value-type="float">
            <text:p>224,64</text:p>
          </table:table-cell>
          <table:table-cell table:formula="of:=([.L12]+[.E12])/[.B12]" office:value-type="float" office:value="94.5598555956679" calcext:value-type="float">
            <text:p>94,5598555957</text:p>
          </table:table-cell>
          <table:table-cell table:formula="of:=([.M12]+[.E12])/[.B12]" office:value-type="float" office:value="7.82483754512635" calcext:value-type="float">
            <text:p>7,8248375451</text:p>
          </table:table-cell>
          <table:table-cell table:formula="of:=([.N12]+[.E12])/[.B12]" office:value-type="float" office:value="7.80750902527076" calcext:value-type="float">
            <text:p>7,8075090253</text:p>
          </table:table-cell>
          <table:table-cell table:formula="of:=([.O12]+[.E12])/[.B12]" office:value-type="float" office:value="7.79162454873646" calcext:value-type="float">
            <text:p>7,7916245487</text:p>
          </table:table-cell>
          <table:table-cell table:formula="of:=([.P12]+[.E12])/[.B12]" office:value-type="float" office:value="7.77790613718412" calcext:value-type="float">
            <text:p>7,7779061372</text:p>
          </table:table-cell>
          <table:table-cell table:formula="of:=([.Q12]+[.E12])/[.B12]" office:value-type="float" office:value="7.77790613718412" calcext:value-type="float">
            <text:p>7,7779061372</text:p>
          </table:table-cell>
          <table:table-cell table:formula="of:=([.R12]+[.E12])/[.B12]" office:value-type="float" office:value="7.77790613718412" calcext:value-type="float">
            <text:p>7,7779061372</text:p>
          </table:table-cell>
          <table:table-cell table:formula="of:=([.S12]+[.E12])/[.B12]" office:value-type="float" office:value="7.77790613718412" calcext:value-type="float">
            <text:p>7,7779061372</text:p>
          </table:table-cell>
          <table:table-cell table:formula="of:=([.T12]+[.E12])/[.B12]" office:value-type="float" office:value="7.77790613718412" calcext:value-type="float">
            <text:p>7,7779061372</text:p>
          </table:table-cell>
          <table:table-cell table:formula="of:=([.U12]+[.E12])/[.B12]" office:value-type="float" office:value="7.77790613718412" calcext:value-type="float">
            <text:p>7,7779061372</text:p>
          </table:table-cell>
          <table:table-cell table:formula="of:=([.V12]+[.E12])/[.B12]" office:value-type="float" office:value="7.77790613718412" calcext:value-type="float">
            <text:p>7,777906137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8.2865531914894" calcext:value-type="float">
            <text:p>18,2865531915</text:p>
          </table:table-cell>
          <table:table-cell table:formula="of:=[.E14]/[.B14]" office:value-type="float" office:value="18.0882553191489" calcext:value-type="float">
            <text:p>18,0882553191</text:p>
          </table:table-cell>
          <table:table-cell/>
          <table:table-cell table:formula="of:=[.G14]/[.B14]" office:value-type="float" office:value="379.151489361702" calcext:value-type="float">
            <text:p>379,1514893617</text:p>
          </table:table-cell>
          <table:table-cell/>
          <table:table-cell table:formula="of:=([.I14]+[.E14])/[.B14]" office:value-type="float" office:value="1366.93591489362" calcext:value-type="float">
            <text:p>1366,9359148936</text:p>
          </table:table-cell>
          <table:table-cell table:formula="of:=([.J14]+[.E14])/[.B14]" office:value-type="float" office:value="1349.46272340426" calcext:value-type="float">
            <text:p>1349,4627234043</text:p>
          </table:table-cell>
          <table:table-cell table:formula="of:=([.K14]+[.E14])/[.B14]" office:value-type="float" office:value="1342.14017021277" calcext:value-type="float">
            <text:p>1342,1401702128</text:p>
          </table:table-cell>
          <table:table-cell table:formula="of:=([.L14]+[.E14])/[.B14]" office:value-type="float" office:value="1301.86868085106" calcext:value-type="float">
            <text:p>1301,8686808511</text:p>
          </table:table-cell>
          <table:table-cell table:formula="of:=([.M14]+[.E14])/[.B14]" office:value-type="float" office:value="1302.11123404255" calcext:value-type="float">
            <text:p>1302,1112340426</text:p>
          </table:table-cell>
          <table:table-cell table:formula="of:=([.N14]+[.E14])/[.B14]" office:value-type="float" office:value="1269.16144680851" calcext:value-type="float">
            <text:p>1269,1614468085</text:p>
          </table:table-cell>
          <table:table-cell table:formula="of:=([.O14]+[.E14])/[.B14]" office:value-type="float" office:value="1256.46953191489" calcext:value-type="float">
            <text:p>1256,4695319149</text:p>
          </table:table-cell>
          <table:table-cell table:formula="of:=([.P14]+[.E14])/[.B14]" office:value-type="float" office:value="1192.17421276596" calcext:value-type="float">
            <text:p>1192,174212766</text:p>
          </table:table-cell>
          <table:table-cell table:formula="of:=([.Q14]+[.E14])/[.B14]" office:value-type="float" office:value="1116.58868085106" calcext:value-type="float">
            <text:p>1116,5886808511</text:p>
          </table:table-cell>
          <table:table-cell table:formula="of:=([.R14]+[.E14])/[.B14]" office:value-type="float" office:value="976.858468085107" calcext:value-type="float">
            <text:p>976,8584680851</text:p>
          </table:table-cell>
          <table:table-cell table:formula="of:=([.S14]+[.E14])/[.B14]" office:value-type="float" office:value="918.505276595745" calcext:value-type="float">
            <text:p>918,5052765957</text:p>
          </table:table-cell>
          <table:table-cell table:formula="of:=([.T14]+[.E14])/[.B14]" office:value-type="float" office:value="725.118893617021" calcext:value-type="float">
            <text:p>725,118893617</text:p>
          </table:table-cell>
          <table:table-cell table:formula="of:=([.U14]+[.E14])/[.B14]" office:value-type="float" office:value="644.601446808511" calcext:value-type="float">
            <text:p>644,6014468085</text:p>
          </table:table-cell>
          <table:table-cell table:formula="of:=([.V14]+[.E14])/[.B14]" office:value-type="float" office:value="399.607404255319" calcext:value-type="float">
            <text:p>399,607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9.02578723404255" calcext:value-type="float">
            <text:p>9,025787234</text:p>
          </table:table-cell>
          <table:table-cell table:formula="of:=[.E15]/[.B15]" office:value-type="float" office:value="9.36621276595745" calcext:value-type="float">
            <text:p>9,366212766</text:p>
          </table:table-cell>
          <table:table-cell/>
          <table:table-cell table:formula="of:=[.G15]/[.B15]" office:value-type="float" office:value="74.096085106383" calcext:value-type="float">
            <text:p>74,0960851064</text:p>
          </table:table-cell>
          <table:table-cell/>
          <table:table-cell table:formula="of:=([.I15]+[.E15])/[.B15]" office:value-type="float" office:value="444.030042553192" calcext:value-type="float">
            <text:p>444,0300425532</text:p>
          </table:table-cell>
          <table:table-cell table:formula="of:=([.J15]+[.E15])/[.B15]" office:value-type="float" office:value="418.158553191489" calcext:value-type="float">
            <text:p>418,1585531915</text:p>
          </table:table-cell>
          <table:table-cell table:formula="of:=([.K15]+[.E15])/[.B15]" office:value-type="float" office:value="406.648765957447" calcext:value-type="float">
            <text:p>406,6487659574</text:p>
          </table:table-cell>
          <table:table-cell table:formula="of:=([.L15]+[.E15])/[.B15]" office:value-type="float" office:value="370.03770212766" calcext:value-type="float">
            <text:p>370,0377021277</text:p>
          </table:table-cell>
          <table:table-cell table:formula="of:=([.M15]+[.E15])/[.B15]" office:value-type="float" office:value="358.097276595745" calcext:value-type="float">
            <text:p>358,0972765957</text:p>
          </table:table-cell>
          <table:table-cell table:formula="of:=([.N15]+[.E15])/[.B15]" office:value-type="float" office:value="290.133872340426" calcext:value-type="float">
            <text:p>290,1338723404</text:p>
          </table:table-cell>
          <table:table-cell table:formula="of:=([.O15]+[.E15])/[.B15]" office:value-type="float" office:value="312.19770212766" calcext:value-type="float">
            <text:p>312,1977021277</text:p>
          </table:table-cell>
          <table:table-cell table:formula="of:=([.P15]+[.E15])/[.B15]" office:value-type="float" office:value="85.0257872340426" calcext:value-type="float">
            <text:p>85,025787234</text:p>
          </table:table-cell>
          <table:table-cell table:formula="of:=([.Q15]+[.E15])/[.B15]" office:value-type="float" office:value="30.132170212766" calcext:value-type="float">
            <text:p>30,1321702128</text:p>
          </table:table-cell>
          <table:table-cell table:formula="of:=([.R15]+[.E15])/[.B15]" office:value-type="float" office:value="55.2930212765958" calcext:value-type="float">
            <text:p>55,2930212766</text:p>
          </table:table-cell>
          <table:table-cell table:formula="of:=([.S15]+[.E15])/[.B15]" office:value-type="float" office:value="9.36621276595745" calcext:value-type="float">
            <text:p>9,366212766</text:p>
          </table:table-cell>
          <table:table-cell table:formula="of:=([.T15]+[.E15])/[.B15]" office:value-type="float" office:value="24.4164255319149" calcext:value-type="float">
            <text:p>24,4164255319</text:p>
          </table:table-cell>
          <table:table-cell table:formula="of:=([.U15]+[.E15])/[.B15]" office:value-type="float" office:value="9.36621276595745" calcext:value-type="float">
            <text:p>9,366212766</text:p>
          </table:table-cell>
          <table:table-cell table:formula="of:=([.V15]+[.E15])/[.B15]" office:value-type="float" office:value="24.4164255319149" calcext:value-type="float">
            <text:p>24,416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8.87157446808511" calcext:value-type="float">
            <text:p>8,8715744681</text:p>
          </table:table-cell>
          <table:table-cell table:formula="of:=[.E16]/[.B16]" office:value-type="float" office:value="8.77225531914894" calcext:value-type="float">
            <text:p>8,7722553191</text:p>
          </table:table-cell>
          <table:table-cell/>
          <table:table-cell table:formula="of:=[.G16]/[.B16]" office:value-type="float" office:value="64.3110638297872" calcext:value-type="float">
            <text:p>64,3110638298</text:p>
          </table:table-cell>
          <table:table-cell/>
          <table:table-cell table:formula="of:=([.I16]+[.E16])/[.B16]" office:value-type="float" office:value="410.815659574468" calcext:value-type="float">
            <text:p>410,8156595745</text:p>
          </table:table-cell>
          <table:table-cell table:formula="of:=([.J16]+[.E16])/[.B16]" office:value-type="float" office:value="386.946723404255" calcext:value-type="float">
            <text:p>386,9467234043</text:p>
          </table:table-cell>
          <table:table-cell table:formula="of:=([.K16]+[.E16])/[.B16]" office:value-type="float" office:value="376.213957446808" calcext:value-type="float">
            <text:p>376,2139574468</text:p>
          </table:table-cell>
          <table:table-cell table:formula="of:=([.L16]+[.E16])/[.B16]" office:value-type="float" office:value="321.310127659574" calcext:value-type="float">
            <text:p>321,3101276596</text:p>
          </table:table-cell>
          <table:table-cell table:formula="of:=([.M16]+[.E16])/[.B16]" office:value-type="float" office:value="306.654808510638" calcext:value-type="float">
            <text:p>306,6548085106</text:p>
          </table:table-cell>
          <table:table-cell table:formula="of:=([.N16]+[.E16])/[.B16]" office:value-type="float" office:value="270.036936170213" calcext:value-type="float">
            <text:p>270,0369361702</text:p>
          </table:table-cell>
          <table:table-cell table:formula="of:=([.O16]+[.E16])/[.B16]" office:value-type="float" office:value="234.562893617021" calcext:value-type="float">
            <text:p>234,562893617</text:p>
          </table:table-cell>
          <table:table-cell table:formula="of:=([.P16]+[.E16])/[.B16]" office:value-type="float" office:value="132.709276595745" calcext:value-type="float">
            <text:p>132,7092765957</text:p>
          </table:table-cell>
          <table:table-cell table:formula="of:=([.Q16]+[.E16])/[.B16]" office:value-type="float" office:value="97.4667234042553" calcext:value-type="float">
            <text:p>97,4667234043</text:p>
          </table:table-cell>
          <table:table-cell table:formula="of:=([.R16]+[.E16])/[.B16]" office:value-type="float" office:value="8.78587234042553" calcext:value-type="float">
            <text:p>8,7858723404</text:p>
          </table:table-cell>
          <table:table-cell table:formula="of:=([.S16]+[.E16])/[.B16]" office:value-type="float" office:value="63.344170212766" calcext:value-type="float">
            <text:p>63,3441702128</text:p>
          </table:table-cell>
          <table:table-cell table:formula="of:=([.T16]+[.E16])/[.B16]" office:value-type="float" office:value="8.77225531914894" calcext:value-type="float">
            <text:p>8,7722553191</text:p>
          </table:table-cell>
          <table:table-cell table:formula="of:=([.U16]+[.E16])/[.B16]" office:value-type="float" office:value="8.77225531914894" calcext:value-type="float">
            <text:p>8,7722553191</text:p>
          </table:table-cell>
          <table:table-cell table:formula="of:=([.V16]+[.E16])/[.B16]" office:value-type="float" office:value="8.77225531914894" calcext:value-type="float">
            <text:p>8,77225531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8.97293617021277" calcext:value-type="float">
            <text:p>8,9729361702</text:p>
          </table:table-cell>
          <table:table-cell table:formula="of:=[.E17]/[.B17]" office:value-type="float" office:value="8.94136170212766" calcext:value-type="float">
            <text:p>8,9413617021</text:p>
          </table:table-cell>
          <table:table-cell/>
          <table:table-cell table:formula="of:=[.G17]/[.B17]" office:value-type="float" office:value="47.6418723404255" calcext:value-type="float">
            <text:p>47,6418723404</text:p>
          </table:table-cell>
          <table:table-cell/>
          <table:table-cell table:formula="of:=([.I17]+[.E17])/[.B17]" office:value-type="float" office:value="363.265617021277" calcext:value-type="float">
            <text:p>363,2656170213</text:p>
          </table:table-cell>
          <table:table-cell table:formula="of:=([.J17]+[.E17])/[.B17]" office:value-type="float" office:value="341.186468085106" calcext:value-type="float">
            <text:p>341,1864680851</text:p>
          </table:table-cell>
          <table:table-cell table:formula="of:=([.K17]+[.E17])/[.B17]" office:value-type="float" office:value="321.53285106383" calcext:value-type="float">
            <text:p>321,5328510638</text:p>
          </table:table-cell>
          <table:table-cell table:formula="of:=([.L17]+[.E17])/[.B17]" office:value-type="float" office:value="276.337957446809" calcext:value-type="float">
            <text:p>276,3379574468</text:p>
          </table:table-cell>
          <table:table-cell table:formula="of:=([.M17]+[.E17])/[.B17]" office:value-type="float" office:value="267.121787234043" calcext:value-type="float">
            <text:p>267,121787234</text:p>
          </table:table-cell>
          <table:table-cell table:formula="of:=([.N17]+[.E17])/[.B17]" office:value-type="float" office:value="223.268170212766" calcext:value-type="float">
            <text:p>223,2681702128</text:p>
          </table:table-cell>
          <table:table-cell table:formula="of:=([.O17]+[.E17])/[.B17]" office:value-type="float" office:value="198.462212765957" calcext:value-type="float">
            <text:p>198,462212766</text:p>
          </table:table-cell>
          <table:table-cell table:formula="of:=([.P17]+[.E17])/[.B17]" office:value-type="float" office:value="64.8996595744681" calcext:value-type="float">
            <text:p>64,8996595745</text:p>
          </table:table-cell>
          <table:table-cell table:formula="of:=([.Q17]+[.E17])/[.B17]" office:value-type="float" office:value="35.1277446808511" calcext:value-type="float">
            <text:p>35,1277446809</text:p>
          </table:table-cell>
          <table:table-cell table:formula="of:=([.R17]+[.E17])/[.B17]" office:value-type="float" office:value="34.7132765957447" calcext:value-type="float">
            <text:p>34,7132765957</text:p>
          </table:table-cell>
          <table:table-cell table:formula="of:=([.S17]+[.E17])/[.B17]" office:value-type="float" office:value="8.94136170212766" calcext:value-type="float">
            <text:p>8,9413617021</text:p>
          </table:table-cell>
          <table:table-cell table:formula="of:=([.T17]+[.E17])/[.B17]" office:value-type="float" office:value="8.94136170212766" calcext:value-type="float">
            <text:p>8,9413617021</text:p>
          </table:table-cell>
          <table:table-cell table:formula="of:=([.U17]+[.E17])/[.B17]" office:value-type="float" office:value="8.94136170212766" calcext:value-type="float">
            <text:p>8,9413617021</text:p>
          </table:table-cell>
          <table:table-cell table:formula="of:=([.V17]+[.E17])/[.B17]" office:value-type="float" office:value="8.94136170212766" calcext:value-type="float">
            <text:p>8,94136170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8.93617021276596" calcext:value-type="float">
            <text:p>8,9361702128</text:p>
          </table:table-cell>
          <table:table-cell table:formula="of:=[.E18]/[.B18]" office:value-type="float" office:value="8.88629787234043" calcext:value-type="float">
            <text:p>8,8862978723</text:p>
          </table:table-cell>
          <table:table-cell/>
          <table:table-cell table:formula="of:=[.G18]/[.B18]" office:value-type="float" office:value="43.2032340425532" calcext:value-type="float">
            <text:p>43,2032340426</text:p>
          </table:table-cell>
          <table:table-cell/>
          <table:table-cell table:formula="of:=([.I18]+[.E18])/[.B18]" office:value-type="float" office:value="348.232680851064" calcext:value-type="float">
            <text:p>348,2326808511</text:p>
          </table:table-cell>
          <table:table-cell table:formula="of:=([.J18]+[.E18])/[.B18]" office:value-type="float" office:value="325.215659574468" calcext:value-type="float">
            <text:p>325,2156595745</text:p>
          </table:table-cell>
          <table:table-cell table:formula="of:=([.K18]+[.E18])/[.B18]" office:value-type="float" office:value="307.931404255319" calcext:value-type="float">
            <text:p>307,9314042553</text:p>
          </table:table-cell>
          <table:table-cell table:formula="of:=([.L18]+[.E18])/[.B18]" office:value-type="float" office:value="228.815659574468" calcext:value-type="float">
            <text:p>228,8156595745</text:p>
          </table:table-cell>
          <table:table-cell table:formula="of:=([.M18]+[.E18])/[.B18]" office:value-type="float" office:value="201.183319148936" calcext:value-type="float">
            <text:p>201,1833191489</text:p>
          </table:table-cell>
          <table:table-cell table:formula="of:=([.N18]+[.E18])/[.B18]" office:value-type="float" office:value="164.655659574468" calcext:value-type="float">
            <text:p>164,6556595745</text:p>
          </table:table-cell>
          <table:table-cell table:formula="of:=([.O18]+[.E18])/[.B18]" office:value-type="float" office:value="155.108425531915" calcext:value-type="float">
            <text:p>155,1084255319</text:p>
          </table:table-cell>
          <table:table-cell table:formula="of:=([.P18]+[.E18])/[.B18]" office:value-type="float" office:value="42.2531063829787" calcext:value-type="float">
            <text:p>42,253106383</text:p>
          </table:table-cell>
          <table:table-cell table:formula="of:=([.Q18]+[.E18])/[.B18]" office:value-type="float" office:value="9.31438297872341" calcext:value-type="float">
            <text:p>9,3143829787</text:p>
          </table:table-cell>
          <table:table-cell table:formula="of:=([.R18]+[.E18])/[.B18]" office:value-type="float" office:value="8.89991489361702" calcext:value-type="float">
            <text:p>8,8999148936</text:p>
          </table:table-cell>
          <table:table-cell table:formula="of:=([.S18]+[.E18])/[.B18]" office:value-type="float" office:value="8.88629787234043" calcext:value-type="float">
            <text:p>8,8862978723</text:p>
          </table:table-cell>
          <table:table-cell table:formula="of:=([.T18]+[.E18])/[.B18]" office:value-type="float" office:value="8.88629787234043" calcext:value-type="float">
            <text:p>8,8862978723</text:p>
          </table:table-cell>
          <table:table-cell table:formula="of:=([.U18]+[.E18])/[.B18]" office:value-type="float" office:value="8.88629787234043" calcext:value-type="float">
            <text:p>8,8862978723</text:p>
          </table:table-cell>
          <table:table-cell table:formula="of:=([.V18]+[.E18])/[.B18]" office:value-type="float" office:value="8.88629787234043" calcext:value-type="float">
            <text:p>8,88629787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9.19651063829787" calcext:value-type="float">
            <text:p>9,1965106383</text:p>
          </table:table-cell>
          <table:table-cell table:formula="of:=[.E19]/[.B19]" office:value-type="float" office:value="8.66034042553192" calcext:value-type="float">
            <text:p>8,6603404255</text:p>
          </table:table-cell>
          <table:table-cell/>
          <table:table-cell table:formula="of:=[.G19]/[.B19]" office:value-type="float" office:value="42.2730212765957" calcext:value-type="float">
            <text:p>42,2730212766</text:p>
          </table:table-cell>
          <table:table-cell/>
          <table:table-cell table:formula="of:=([.I19]+[.E19])/[.B19]" office:value-type="float" office:value="348.090127659574" calcext:value-type="float">
            <text:p>348,0901276596</text:p>
          </table:table-cell>
          <table:table-cell table:formula="of:=([.J19]+[.E19])/[.B19]" office:value-type="float" office:value="325.697787234043" calcext:value-type="float">
            <text:p>325,697787234</text:p>
          </table:table-cell>
          <table:table-cell table:formula="of:=([.K19]+[.E19])/[.B19]" office:value-type="float" office:value="306.044170212766" calcext:value-type="float">
            <text:p>306,0441702128</text:p>
          </table:table-cell>
          <table:table-cell table:formula="of:=([.L19]+[.E19])/[.B19]" office:value-type="float" office:value="255.919914893617" calcext:value-type="float">
            <text:p>255,9199148936</text:p>
          </table:table-cell>
          <table:table-cell table:formula="of:=([.M19]+[.E19])/[.B19]" office:value-type="float" office:value="241.515659574468" calcext:value-type="float">
            <text:p>241,5156595745</text:p>
          </table:table-cell>
          <table:table-cell table:formula="of:=([.N19]+[.E19])/[.B19]" office:value-type="float" office:value="178.183744680851" calcext:value-type="float">
            <text:p>178,1837446809</text:p>
          </table:table-cell>
          <table:table-cell table:formula="of:=([.O19]+[.E19])/[.B19]" office:value-type="float" office:value="206.66885106383" calcext:value-type="float">
            <text:p>206,6688510638</text:p>
          </table:table-cell>
          <table:table-cell table:formula="of:=([.P19]+[.E19])/[.B19]" office:value-type="float" office:value="101.781191489362" calcext:value-type="float">
            <text:p>101,7811914894</text:p>
          </table:table-cell>
          <table:table-cell table:formula="of:=([.Q19]+[.E19])/[.B19]" office:value-type="float" office:value="27.2790638297872" calcext:value-type="float">
            <text:p>27,2790638298</text:p>
          </table:table-cell>
          <table:table-cell table:formula="of:=([.R19]+[.E19])/[.B19]" office:value-type="float" office:value="58.3233191489362" calcext:value-type="float">
            <text:p>58,3233191489</text:p>
          </table:table-cell>
          <table:table-cell table:formula="of:=([.S19]+[.E19])/[.B19]" office:value-type="float" office:value="8.66034042553192" calcext:value-type="float">
            <text:p>8,6603404255</text:p>
          </table:table-cell>
          <table:table-cell table:formula="of:=([.T19]+[.E19])/[.B19]" office:value-type="float" office:value="8.66034042553192" calcext:value-type="float">
            <text:p>8,6603404255</text:p>
          </table:table-cell>
          <table:table-cell table:formula="of:=([.U19]+[.E19])/[.B19]" office:value-type="float" office:value="8.66034042553192" calcext:value-type="float">
            <text:p>8,6603404255</text:p>
          </table:table-cell>
          <table:table-cell table:formula="of:=([.V19]+[.E19])/[.B19]" office:value-type="float" office:value="8.66034042553192" calcext:value-type="float">
            <text:p>8,6603404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461276595745" calcext:value-type="float">
            <text:p>10,6461276596</text:p>
          </table:table-cell>
          <table:table-cell table:formula="of:=[.E20]/[.B20]" office:value-type="float" office:value="11.0804255319149" calcext:value-type="float">
            <text:p>11,0804255319</text:p>
          </table:table-cell>
          <table:table-cell/>
          <table:table-cell table:formula="of:=[.G20]/[.B20]" office:value-type="float" office:value="222.297021276596" calcext:value-type="float">
            <text:p>222,2970212766</text:p>
          </table:table-cell>
          <table:table-cell/>
          <table:table-cell table:formula="of:=([.I20]+[.E20])/[.B20]" office:value-type="float" office:value="877.614042553191" calcext:value-type="float">
            <text:p>877,6140425532</text:p>
          </table:table-cell>
          <table:table-cell table:formula="of:=([.J20]+[.E20])/[.B20]" office:value-type="float" office:value="857.456595744681" calcext:value-type="float">
            <text:p>857,4565957447</text:p>
          </table:table-cell>
          <table:table-cell table:formula="of:=([.K20]+[.E20])/[.B20]" office:value-type="float" office:value="850.134042553191" calcext:value-type="float">
            <text:p>850,1340425532</text:p>
          </table:table-cell>
          <table:table-cell table:formula="of:=([.L20]+[.E20])/[.B20]" office:value-type="float" office:value="813.523829787234" calcext:value-type="float">
            <text:p>813,5238297872</text:p>
          </table:table-cell>
          <table:table-cell table:formula="of:=([.M20]+[.E20])/[.B20]" office:value-type="float" office:value="810.313617021277" calcext:value-type="float">
            <text:p>810,3136170213</text:p>
          </table:table-cell>
          <table:table-cell table:formula="of:=([.N20]+[.E20])/[.B20]" office:value-type="float" office:value="767.282978723404" calcext:value-type="float">
            <text:p>767,2829787234</text:p>
          </table:table-cell>
          <table:table-cell table:formula="of:=([.O20]+[.E20])/[.B20]" office:value-type="float" office:value="751.26" calcext:value-type="float">
            <text:p>751,26</text:p>
          </table:table-cell>
          <table:table-cell table:formula="of:=([.P20]+[.E20])/[.B20]" office:value-type="float" office:value="697.346808510638" calcext:value-type="float">
            <text:p>697,3468085106</text:p>
          </table:table-cell>
          <table:table-cell table:formula="of:=([.Q20]+[.E20])/[.B20]" office:value-type="float" office:value="569.530638297872" calcext:value-type="float">
            <text:p>569,5306382979</text:p>
          </table:table-cell>
          <table:table-cell table:formula="of:=([.R20]+[.E20])/[.B20]" office:value-type="float" office:value="350.014893617021" calcext:value-type="float">
            <text:p>350,014893617</text:p>
          </table:table-cell>
          <table:table-cell table:formula="of:=([.S20]+[.E20])/[.B20]" office:value-type="float" office:value="216.487234042553" calcext:value-type="float">
            <text:p>216,4872340426</text:p>
          </table:table-cell>
          <table:table-cell table:formula="of:=([.T20]+[.E20])/[.B20]" office:value-type="float" office:value="52.1612765957447" calcext:value-type="float">
            <text:p>52,1612765957</text:p>
          </table:table-cell>
          <table:table-cell table:formula="of:=([.U20]+[.E20])/[.B20]" office:value-type="float" office:value="11.0804255319149" calcext:value-type="float">
            <text:p>11,0804255319</text:p>
          </table:table-cell>
          <table:table-cell table:formula="of:=([.V20]+[.E20])/[.B20]" office:value-type="float" office:value="11.0804255319149" calcext:value-type="float">
            <text:p>11,080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9.38885106382979" calcext:value-type="float">
            <text:p>9,3888510638</text:p>
          </table:table-cell>
          <table:table-cell table:formula="of:=[.E21]/[.B21]" office:value-type="float" office:value="9.24757446808511" calcext:value-type="float">
            <text:p>9,2475744681</text:p>
          </table:table-cell>
          <table:table-cell/>
          <table:table-cell table:formula="of:=[.G21]/[.B21]" office:value-type="float" office:value="69.0054468085106" calcext:value-type="float">
            <text:p>69,0054468085</text:p>
          </table:table-cell>
          <table:table-cell/>
          <table:table-cell table:formula="of:=([.I21]+[.E21])/[.B21]" office:value-type="float" office:value="425.960765957447" calcext:value-type="float">
            <text:p>425,9607659574</text:p>
          </table:table-cell>
          <table:table-cell table:formula="of:=([.J21]+[.E21])/[.B21]" office:value-type="float" office:value="402.033957446809" calcext:value-type="float">
            <text:p>402,0339574468</text:p>
          </table:table-cell>
          <table:table-cell table:formula="of:=([.K21]+[.E21])/[.B21]" office:value-type="float" office:value="389.692680851064" calcext:value-type="float">
            <text:p>389,6926808511</text:p>
          </table:table-cell>
          <table:table-cell table:formula="of:=([.L21]+[.E21])/[.B21]" office:value-type="float" office:value="333.005872340426" calcext:value-type="float">
            <text:p>333,0058723404</text:p>
          </table:table-cell>
          <table:table-cell table:formula="of:=([.M21]+[.E21])/[.B21]" office:value-type="float" office:value="316.590553191489" calcext:value-type="float">
            <text:p>316,5905531915</text:p>
          </table:table-cell>
          <table:table-cell table:formula="of:=([.N21]+[.E21])/[.B21]" office:value-type="float" office:value="277.264595744681" calcext:value-type="float">
            <text:p>277,2645957447</text:p>
          </table:table-cell>
          <table:table-cell table:formula="of:=([.O21]+[.E21])/[.B21]" office:value-type="float" office:value="258.073957446808" calcext:value-type="float">
            <text:p>258,0739574468</text:p>
          </table:table-cell>
          <table:table-cell table:formula="of:=([.P21]+[.E21])/[.B21]" office:value-type="float" office:value="96.7454468085106" calcext:value-type="float">
            <text:p>96,7454468085</text:p>
          </table:table-cell>
          <table:table-cell table:formula="of:=([.Q21]+[.E21])/[.B21]" office:value-type="float" office:value="9.67565957446809" calcext:value-type="float">
            <text:p>9,6756595745</text:p>
          </table:table-cell>
          <table:table-cell table:formula="of:=([.R21]+[.E21])/[.B21]" office:value-type="float" office:value="9.2611914893617" calcext:value-type="float">
            <text:p>9,2611914894</text:p>
          </table:table-cell>
          <table:table-cell table:formula="of:=([.S21]+[.E21])/[.B21]" office:value-type="float" office:value="9.24757446808511" calcext:value-type="float">
            <text:p>9,2475744681</text:p>
          </table:table-cell>
          <table:table-cell table:formula="of:=([.T21]+[.E21])/[.B21]" office:value-type="float" office:value="9.24757446808511" calcext:value-type="float">
            <text:p>9,2475744681</text:p>
          </table:table-cell>
          <table:table-cell table:formula="of:=([.U21]+[.E21])/[.B21]" office:value-type="float" office:value="9.24757446808511" calcext:value-type="float">
            <text:p>9,2475744681</text:p>
          </table:table-cell>
          <table:table-cell table:formula="of:=([.V21]+[.E21])/[.B21]" office:value-type="float" office:value="9.24757446808511" calcext:value-type="float">
            <text:p>9,247574468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8.87957446808511" calcext:value-type="float">
            <text:p>8,8795744681</text:p>
          </table:table-cell>
          <table:table-cell table:formula="of:=[.E22]/[.B22]" office:value-type="float" office:value="9.18340425531915" calcext:value-type="float">
            <text:p>9,1834042553</text:p>
          </table:table-cell>
          <table:table-cell/>
          <table:table-cell table:formula="of:=[.G22]/[.B22]" office:value-type="float" office:value="59.0832340425532" calcext:value-type="float">
            <text:p>59,0832340426</text:p>
          </table:table-cell>
          <table:table-cell/>
          <table:table-cell table:formula="of:=([.I22]+[.E22])/[.B22]" office:value-type="float" office:value="413.597021276596" calcext:value-type="float">
            <text:p>413,5970212766</text:p>
          </table:table-cell>
          <table:table-cell table:formula="of:=([.J22]+[.E22])/[.B22]" office:value-type="float" office:value="388.457446808511" calcext:value-type="float">
            <text:p>388,4574468085</text:p>
          </table:table-cell>
          <table:table-cell table:formula="of:=([.K22]+[.E22])/[.B22]" office:value-type="float" office:value="375.242978723404" calcext:value-type="float">
            <text:p>375,2429787234</text:p>
          </table:table-cell>
          <table:table-cell table:formula="of:=([.L22]+[.E22])/[.B22]" office:value-type="float" office:value="332.74" calcext:value-type="float">
            <text:p>332,74</text:p>
          </table:table-cell>
          <table:table-cell table:formula="of:=([.M22]+[.E22])/[.B22]" office:value-type="float" office:value="301.047234042553" calcext:value-type="float">
            <text:p>301,0472340426</text:p>
          </table:table-cell>
          <table:table-cell table:formula="of:=([.N22]+[.E22])/[.B22]" office:value-type="float" office:value="259.974042553191" calcext:value-type="float">
            <text:p>259,9740425532</text:p>
          </table:table-cell>
          <table:table-cell table:formula="of:=([.O22]+[.E22])/[.B22]" office:value-type="float" office:value="174.22170212766" calcext:value-type="float">
            <text:p>174,2217021277</text:p>
          </table:table-cell>
          <table:table-cell table:formula="of:=([.P22]+[.E22])/[.B22]" office:value-type="float" office:value="38.8846808510638" calcext:value-type="float">
            <text:p>38,8846808511</text:p>
          </table:table-cell>
          <table:table-cell table:formula="of:=([.Q22]+[.E22])/[.B22]" office:value-type="float" office:value="9.61148936170213" calcext:value-type="float">
            <text:p>9,6114893617</text:p>
          </table:table-cell>
          <table:table-cell table:formula="of:=([.R22]+[.E22])/[.B22]" office:value-type="float" office:value="9.19702127659575" calcext:value-type="float">
            <text:p>9,1970212766</text:p>
          </table:table-cell>
          <table:table-cell table:formula="of:=([.S22]+[.E22])/[.B22]" office:value-type="float" office:value="9.18340425531915" calcext:value-type="float">
            <text:p>9,1834042553</text:p>
          </table:table-cell>
          <table:table-cell table:formula="of:=([.T22]+[.E22])/[.B22]" office:value-type="float" office:value="9.18340425531915" calcext:value-type="float">
            <text:p>9,1834042553</text:p>
          </table:table-cell>
          <table:table-cell table:formula="of:=([.U22]+[.E22])/[.B22]" office:value-type="float" office:value="9.18340425531915" calcext:value-type="float">
            <text:p>9,1834042553</text:p>
          </table:table-cell>
          <table:table-cell table:formula="of:=([.V22]+[.E22])/[.B22]" office:value-type="float" office:value="9.18340425531915" calcext:value-type="float">
            <text:p>9,183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/>
          <table:table-cell table:formula="of:=[.D23]/[.B23]" office:value-type="float" office:value="9.2976170212766" calcext:value-type="float">
            <text:p>9,2976170213</text:p>
          </table:table-cell>
          <table:table-cell table:formula="of:=[.E23]/[.B23]" office:value-type="float" office:value="9.24493617021277" calcext:value-type="float">
            <text:p>9,2449361702</text:p>
          </table:table-cell>
          <table:table-cell/>
          <table:table-cell table:formula="of:=[.G23]/[.B23]" office:value-type="float" office:value="59.0429787234043" calcext:value-type="float">
            <text:p>59,0429787234</text:p>
          </table:table-cell>
          <table:table-cell/>
          <table:table-cell table:formula="of:=([.I23]+[.E23])/[.B23]" office:value-type="float" office:value="465.338553191489" calcext:value-type="float">
            <text:p>465,3385531915</text:p>
          </table:table-cell>
          <table:table-cell table:formula="of:=([.J23]+[.E23])/[.B23]" office:value-type="float" office:value="431.429617021277" calcext:value-type="float">
            <text:p>431,4296170213</text:p>
          </table:table-cell>
          <table:table-cell table:formula="of:=([.K23]+[.E23])/[.B23]" office:value-type="float" office:value="417.193872340426" calcext:value-type="float">
            <text:p>417,1938723404</text:p>
          </table:table-cell>
          <table:table-cell table:formula="of:=([.L23]+[.E23])/[.B23]" office:value-type="float" office:value="373.668765957447" calcext:value-type="float">
            <text:p>373,6687659574</text:p>
          </table:table-cell>
          <table:table-cell table:formula="of:=([.M23]+[.E23])/[.B23]" office:value-type="float" office:value="335.846638297872" calcext:value-type="float">
            <text:p>335,8466382979</text:p>
          </table:table-cell>
          <table:table-cell table:formula="of:=([.N23]+[.E23])/[.B23]" office:value-type="float" office:value="292.730042553191" calcext:value-type="float">
            <text:p>292,7300425532</text:p>
          </table:table-cell>
          <table:table-cell table:formula="of:=([.O23]+[.E23])/[.B23]" office:value-type="float" office:value="193.69514893617" calcext:value-type="float">
            <text:p>193,6951489362</text:p>
          </table:table-cell>
          <table:table-cell table:formula="of:=([.P23]+[.E23])/[.B23]" office:value-type="float" office:value="42.6372765957447" calcext:value-type="float">
            <text:p>42,6372765957</text:p>
          </table:table-cell>
          <table:table-cell table:formula="of:=([.Q23]+[.E23])/[.B23]" office:value-type="float" office:value="9.67302127659574" calcext:value-type="float">
            <text:p>9,6730212766</text:p>
          </table:table-cell>
          <table:table-cell table:formula="of:=([.R23]+[.E23])/[.B23]" office:value-type="float" office:value="9.25855319148936" calcext:value-type="float">
            <text:p>9,2585531915</text:p>
          </table:table-cell>
          <table:table-cell table:formula="of:=([.S23]+[.E23])/[.B23]" office:value-type="float" office:value="9.24493617021277" calcext:value-type="float">
            <text:p>9,2449361702</text:p>
          </table:table-cell>
          <table:table-cell table:formula="of:=([.T23]+[.E23])/[.B23]" office:value-type="float" office:value="9.24493617021277" calcext:value-type="float">
            <text:p>9,2449361702</text:p>
          </table:table-cell>
          <table:table-cell table:formula="of:=([.U23]+[.E23])/[.B23]" office:value-type="float" office:value="9.24493617021277" calcext:value-type="float">
            <text:p>9,2449361702</text:p>
          </table:table-cell>
          <table:table-cell table:formula="of:=([.V23]+[.E23])/[.B23]" office:value-type="float" office:value="9.24493617021277" calcext:value-type="float">
            <text:p>9,244936170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31.4636137071651" calcext:value-type="float">
            <text:p>31,4636137072</text:p>
          </table:table-cell>
          <table:table-cell table:formula="of:=[.E25]/[.B25]" office:value-type="float" office:value="28.9772585669782" calcext:value-type="float">
            <text:p>28,977258567</text:p>
          </table:table-cell>
          <table:table-cell/>
          <table:table-cell table:formula="of:=[.G25]/[.B25]" office:value-type="float" office:value="548.604984423676" calcext:value-type="float">
            <text:p>548,6049844237</text:p>
          </table:table-cell>
          <table:table-cell/>
          <table:table-cell table:formula="of:=([.I25]+[.E25])/[.B25]" office:value-type="float" office:value="2022.81028037383" calcext:value-type="float">
            <text:p>2022,8102803738</text:p>
          </table:table-cell>
          <table:table-cell table:formula="of:=([.J25]+[.E25])/[.B25]" office:value-type="float" office:value="1983.40965732087" calcext:value-type="float">
            <text:p>1983,4096573209</text:p>
          </table:table-cell>
          <table:table-cell table:formula="of:=([.K25]+[.E25])/[.B25]" office:value-type="float" office:value="1925.01277258567" calcext:value-type="float">
            <text:p>1925,0127725857</text:p>
          </table:table-cell>
          <table:table-cell table:formula="of:=([.L25]+[.E25])/[.B25]" office:value-type="float" office:value="1889.80280373832" calcext:value-type="float">
            <text:p>1889,8028037383</text:p>
          </table:table-cell>
          <table:table-cell table:formula="of:=([.M25]+[.E25])/[.B25]" office:value-type="float" office:value="1802.1292834891" calcext:value-type="float">
            <text:p>1802,1292834891</text:p>
          </table:table-cell>
          <table:table-cell table:formula="of:=([.N25]+[.E25])/[.B25]" office:value-type="float" office:value="1790.25451713396" calcext:value-type="float">
            <text:p>1790,254517134</text:p>
          </table:table-cell>
          <table:table-cell table:formula="of:=([.O25]+[.E25])/[.B25]" office:value-type="float" office:value="1784.44018691589" calcext:value-type="float">
            <text:p>1784,4401869159</text:p>
          </table:table-cell>
          <table:table-cell table:formula="of:=([.P25]+[.E25])/[.B25]" office:value-type="float" office:value="1803.24080996885" calcext:value-type="float">
            <text:p>1803,2408099689</text:p>
          </table:table-cell>
          <table:table-cell table:formula="of:=([.Q25]+[.E25])/[.B25]" office:value-type="float" office:value="1719.946105919" calcext:value-type="float">
            <text:p>1719,946105919</text:p>
          </table:table-cell>
          <table:table-cell table:formula="of:=([.R25]+[.E25])/[.B25]" office:value-type="float" office:value="1456.2707165109" calcext:value-type="float">
            <text:p>1456,2707165109</text:p>
          </table:table-cell>
          <table:table-cell table:formula="of:=([.S25]+[.E25])/[.B25]" office:value-type="float" office:value="966.420249221184" calcext:value-type="float">
            <text:p>966,4202492212</text:p>
          </table:table-cell>
          <table:table-cell table:formula="of:=([.T25]+[.E25])/[.B25]" office:value-type="float" office:value="785.419003115265" calcext:value-type="float">
            <text:p>785,4190031153</text:p>
          </table:table-cell>
          <table:table-cell table:formula="of:=([.U25]+[.E25])/[.B25]" office:value-type="float" office:value="555.695015576324" calcext:value-type="float">
            <text:p>555,6950155763</text:p>
          </table:table-cell>
          <table:table-cell table:formula="of:=([.V25]+[.E25])/[.B25]" office:value-type="float" office:value="181.210903426791" calcext:value-type="float">
            <text:p>181,210903426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9.565046728972" calcext:value-type="float">
            <text:p>19,565046729</text:p>
          </table:table-cell>
          <table:table-cell table:formula="of:=[.E26]/[.B26]" office:value-type="float" office:value="20.496261682243" calcext:value-type="float">
            <text:p>20,4962616822</text:p>
          </table:table-cell>
          <table:table-cell/>
          <table:table-cell table:formula="of:=[.G26]/[.B26]" office:value-type="float" office:value="114.516510903427" calcext:value-type="float">
            <text:p>114,5165109034</text:p>
          </table:table-cell>
          <table:table-cell/>
          <table:table-cell table:formula="of:=([.I26]+[.E26])/[.B26]" office:value-type="float" office:value="663.619003115265" calcext:value-type="float">
            <text:p>663,6190031153</text:p>
          </table:table-cell>
          <table:table-cell table:formula="of:=([.J26]+[.E26])/[.B26]" office:value-type="float" office:value="635.915576323988" calcext:value-type="float">
            <text:p>635,915576324</text:p>
          </table:table-cell>
          <table:table-cell table:formula="of:=([.K26]+[.E26])/[.B26]" office:value-type="float" office:value="577.518691588785" calcext:value-type="float">
            <text:p>577,5186915888</text:p>
          </table:table-cell>
          <table:table-cell table:formula="of:=([.L26]+[.E26])/[.B26]" office:value-type="float" office:value="542.279439252336" calcext:value-type="float">
            <text:p>542,2794392523</text:p>
          </table:table-cell>
          <table:table-cell table:formula="of:=([.M26]+[.E26])/[.B26]" office:value-type="float" office:value="424.504984423676" calcext:value-type="float">
            <text:p>424,5049844237</text:p>
          </table:table-cell>
          <table:table-cell table:formula="of:=([.N26]+[.E26])/[.B26]" office:value-type="float" office:value="306.096884735202" calcext:value-type="float">
            <text:p>306,0968847352</text:p>
          </table:table-cell>
          <table:table-cell table:formula="of:=([.O26]+[.E26])/[.B26]" office:value-type="float" office:value="347.864485981308" calcext:value-type="float">
            <text:p>347,8644859813</text:p>
          </table:table-cell>
          <table:table-cell table:formula="of:=([.P26]+[.E26])/[.B26]" office:value-type="float" office:value="174.625856697819" calcext:value-type="float">
            <text:p>174,6258566978</text:p>
          </table:table-cell>
          <table:table-cell table:formula="of:=([.Q26]+[.E26])/[.B26]" office:value-type="float" office:value="138.951090342679" calcext:value-type="float">
            <text:p>138,9510903427</text:p>
          </table:table-cell>
          <table:table-cell table:formula="of:=([.R26]+[.E26])/[.B26]" office:value-type="float" office:value="52.9311526479751" calcext:value-type="float">
            <text:p>52,931152648</text:p>
          </table:table-cell>
          <table:table-cell table:formula="of:=([.S26]+[.E26])/[.B26]" office:value-type="float" office:value="51.8376947040498" calcext:value-type="float">
            <text:p>51,837694704</text:p>
          </table:table-cell>
          <table:table-cell table:formula="of:=([.T26]+[.E26])/[.B26]" office:value-type="float" office:value="136.013395638629" calcext:value-type="float">
            <text:p>136,0133956386</text:p>
          </table:table-cell>
          <table:table-cell table:formula="of:=([.U26]+[.E26])/[.B26]" office:value-type="float" office:value="50.8009345794393" calcext:value-type="float">
            <text:p>50,8009345794</text:p>
          </table:table-cell>
          <table:table-cell table:formula="of:=([.V26]+[.E26])/[.B26]" office:value-type="float" office:value="135.126168224299" calcext:value-type="float">
            <text:p>135,12616822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20.8789408099688" calcext:value-type="float">
            <text:p>20,87894081</text:p>
          </table:table-cell>
          <table:table-cell table:formula="of:=[.E27]/[.B27]" office:value-type="float" office:value="22.2016822429907" calcext:value-type="float">
            <text:p>22,201682243</text:p>
          </table:table-cell>
          <table:table-cell/>
          <table:table-cell table:formula="of:=[.G27]/[.B27]" office:value-type="float" office:value="97.7302180685358" calcext:value-type="float">
            <text:p>97,7302180685</text:p>
          </table:table-cell>
          <table:table-cell/>
          <table:table-cell table:formula="of:=([.I27]+[.E27])/[.B27]" office:value-type="float" office:value="599.044049844237" calcext:value-type="float">
            <text:p>599,0440498442</text:p>
          </table:table-cell>
          <table:table-cell table:formula="of:=([.J27]+[.E27])/[.B27]" office:value-type="float" office:value="571.531900311526" calcext:value-type="float">
            <text:p>571,5319003115</text:p>
          </table:table-cell>
          <table:table-cell table:formula="of:=([.K27]+[.E27])/[.B27]" office:value-type="float" office:value="513.134392523364" calcext:value-type="float">
            <text:p>513,1343925234</text:p>
          </table:table-cell>
          <table:table-cell table:formula="of:=([.L27]+[.E27])/[.B27]" office:value-type="float" office:value="449.626604361371" calcext:value-type="float">
            <text:p>449,6266043614</text:p>
          </table:table-cell>
          <table:table-cell table:formula="of:=([.M27]+[.E27])/[.B27]" office:value-type="float" office:value="327.37738317757" calcext:value-type="float">
            <text:p>327,3773831776</text:p>
          </table:table-cell>
          <table:table-cell table:formula="of:=([.N27]+[.E27])/[.B27]" office:value-type="float" office:value="234.943738317757" calcext:value-type="float">
            <text:p>234,9437383178</text:p>
          </table:table-cell>
          <table:table-cell table:formula="of:=([.O27]+[.E27])/[.B27]" office:value-type="float" office:value="290.842180685358" calcext:value-type="float">
            <text:p>290,8421806854</text:p>
          </table:table-cell>
          <table:table-cell table:formula="of:=([.P27]+[.E27])/[.B27]" office:value-type="float" office:value="151.991090342679" calcext:value-type="float">
            <text:p>151,9910903427</text:p>
          </table:table-cell>
          <table:table-cell table:formula="of:=([.Q27]+[.E27])/[.B27]" office:value-type="float" office:value="55.930031152648" calcext:value-type="float">
            <text:p>55,9300311526</text:p>
          </table:table-cell>
          <table:table-cell table:formula="of:=([.R27]+[.E27])/[.B27]" office:value-type="float" office:value="54.4290965732087" calcext:value-type="float">
            <text:p>54,4290965732</text:p>
          </table:table-cell>
          <table:table-cell table:formula="of:=([.S27]+[.E27])/[.B27]" office:value-type="float" office:value="53.5431152647975" calcext:value-type="float">
            <text:p>53,5431152648</text:p>
          </table:table-cell>
          <table:table-cell table:formula="of:=([.T27]+[.E27])/[.B27]" office:value-type="float" office:value="53.0963862928349" calcext:value-type="float">
            <text:p>53,0963862928</text:p>
          </table:table-cell>
          <table:table-cell table:formula="of:=([.U27]+[.E27])/[.B27]" office:value-type="float" office:value="52.5063551401869" calcext:value-type="float">
            <text:p>52,5063551402</text:p>
          </table:table-cell>
          <table:table-cell table:formula="of:=([.V27]+[.E27])/[.B27]" office:value-type="float" office:value="52.2091588785047" calcext:value-type="float">
            <text:p>52,20915887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/>
          <table:table-cell table:formula="of:=[.D28]/[.B28]" office:value-type="float" office:value="19.1755140186916" calcext:value-type="float">
            <text:p>19,1755140187</text:p>
          </table:table-cell>
          <table:table-cell table:formula="of:=[.E28]/[.B28]" office:value-type="float" office:value="22.0011214953271" calcext:value-type="float">
            <text:p>22,0011214953</text:p>
          </table:table-cell>
          <table:table-cell/>
          <table:table-cell table:formula="of:=[.G28]/[.B28]" office:value-type="float" office:value="67.1626168224299" calcext:value-type="float">
            <text:p>67,1626168224</text:p>
          </table:table-cell>
          <table:table-cell/>
          <table:table-cell table:formula="of:=([.I28]+[.E28])/[.B28]" office:value-type="float" office:value="504.371214953271" calcext:value-type="float">
            <text:p>504,3712149533</text:p>
          </table:table-cell>
          <table:table-cell table:formula="of:=([.J28]+[.E28])/[.B28]" office:value-type="float" office:value="477.875264797508" calcext:value-type="float">
            <text:p>477,8752647975</text:p>
          </table:table-cell>
          <table:table-cell table:formula="of:=([.K28]+[.E28])/[.B28]" office:value-type="float" office:value="419.477757009346" calcext:value-type="float">
            <text:p>419,4777570093</text:p>
          </table:table-cell>
          <table:table-cell table:formula="of:=([.L28]+[.E28])/[.B28]" office:value-type="float" office:value="257.471526479751" calcext:value-type="float">
            <text:p>257,4715264798</text:p>
          </table:table-cell>
          <table:table-cell table:formula="of:=([.M28]+[.E28])/[.B28]" office:value-type="float" office:value="254.456573208723" calcext:value-type="float">
            <text:p>254,4565732087</text:p>
          </table:table-cell>
          <table:table-cell table:formula="of:=([.N28]+[.E28])/[.B28]" office:value-type="float" office:value="81.5799376947041" calcext:value-type="float">
            <text:p>81,5799376947</text:p>
          </table:table-cell>
          <table:table-cell table:formula="of:=([.O28]+[.E28])/[.B28]" office:value-type="float" office:value="151.826666666667" calcext:value-type="float">
            <text:p>151,8266666667</text:p>
          </table:table-cell>
          <table:table-cell table:formula="of:=([.P28]+[.E28])/[.B28]" office:value-type="float" office:value="60.340062305296" calcext:value-type="float">
            <text:p>60,3400623053</text:p>
          </table:table-cell>
          <table:table-cell table:formula="of:=([.Q28]+[.E28])/[.B28]" office:value-type="float" office:value="55.6148286604361" calcext:value-type="float">
            <text:p>55,6148286604</text:p>
          </table:table-cell>
          <table:table-cell table:formula="of:=([.R28]+[.E28])/[.B28]" office:value-type="float" office:value="54.1132710280374" calcext:value-type="float">
            <text:p>54,113271028</text:p>
          </table:table-cell>
          <table:table-cell table:formula="of:=([.S28]+[.E28])/[.B28]" office:value-type="float" office:value="53.342554517134" calcext:value-type="float">
            <text:p>53,3425545171</text:p>
          </table:table-cell>
          <table:table-cell table:formula="of:=([.T28]+[.E28])/[.B28]" office:value-type="float" office:value="52.8958255451713" calcext:value-type="float">
            <text:p>52,8958255452</text:p>
          </table:table-cell>
          <table:table-cell table:formula="of:=([.U28]+[.E28])/[.B28]" office:value-type="float" office:value="52.3057943925234" calcext:value-type="float">
            <text:p>52,3057943925</text:p>
          </table:table-cell>
          <table:table-cell table:formula="of:=([.V28]+[.E28])/[.B28]" office:value-type="float" office:value="52.0085981308411" calcext:value-type="float">
            <text:p>52,00859813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9.2943302180685" calcext:value-type="float">
            <text:p>19,2943302181</text:p>
          </table:table-cell>
          <table:table-cell table:formula="of:=[.E29]/[.B29]" office:value-type="float" office:value="19.2590031152648" calcext:value-type="float">
            <text:p>19,2590031153</text:p>
          </table:table-cell>
          <table:table-cell/>
          <table:table-cell table:formula="of:=[.G29]/[.B29]" office:value-type="float" office:value="60.7853582554517" calcext:value-type="float">
            <text:p>60,7853582555</text:p>
          </table:table-cell>
          <table:table-cell/>
          <table:table-cell table:formula="of:=([.I29]+[.E29])/[.B29]" office:value-type="float" office:value="502.130031152648" calcext:value-type="float">
            <text:p>502,1300311526</text:p>
          </table:table-cell>
          <table:table-cell table:formula="of:=([.J29]+[.E29])/[.B29]" office:value-type="float" office:value="475.291401869159" calcext:value-type="float">
            <text:p>475,2914018692</text:p>
          </table:table-cell>
          <table:table-cell table:formula="of:=([.K29]+[.E29])/[.B29]" office:value-type="float" office:value="416.893894080997" calcext:value-type="float">
            <text:p>416,893894081</text:p>
          </table:table-cell>
          <table:table-cell table:formula="of:=([.L29]+[.E29])/[.B29]" office:value-type="float" office:value="290.991090342679" calcext:value-type="float">
            <text:p>290,9910903427</text:p>
          </table:table-cell>
          <table:table-cell table:formula="of:=([.M29]+[.E29])/[.B29]" office:value-type="float" office:value="181.47769470405" calcext:value-type="float">
            <text:p>181,4776947041</text:p>
          </table:table-cell>
          <table:table-cell table:formula="of:=([.N29]+[.E29])/[.B29]" office:value-type="float" office:value="191.087663551402" calcext:value-type="float">
            <text:p>191,0876635514</text:p>
          </table:table-cell>
          <table:table-cell table:formula="of:=([.O29]+[.E29])/[.B29]" office:value-type="float" office:value="73.1294080996885" calcext:value-type="float">
            <text:p>73,1294080997</text:p>
          </table:table-cell>
          <table:table-cell table:formula="of:=([.P29]+[.E29])/[.B29]" office:value-type="float" office:value="57.5979439252336" calcext:value-type="float">
            <text:p>57,5979439252</text:p>
          </table:table-cell>
          <table:table-cell table:formula="of:=([.Q29]+[.E29])/[.B29]" office:value-type="float" office:value="52.8727102803738" calcext:value-type="float">
            <text:p>52,8727102804</text:p>
          </table:table-cell>
          <table:table-cell table:formula="of:=([.R29]+[.E29])/[.B29]" office:value-type="float" office:value="51.3711526479751" calcext:value-type="float">
            <text:p>51,371152648</text:p>
          </table:table-cell>
          <table:table-cell table:formula="of:=([.S29]+[.E29])/[.B29]" office:value-type="float" office:value="50.6004361370716" calcext:value-type="float">
            <text:p>50,6004361371</text:p>
          </table:table-cell>
          <table:table-cell table:formula="of:=([.T29]+[.E29])/[.B29]" office:value-type="float" office:value="50.153707165109" calcext:value-type="float">
            <text:p>50,1537071651</text:p>
          </table:table-cell>
          <table:table-cell table:formula="of:=([.U29]+[.E29])/[.B29]" office:value-type="float" office:value="49.5636760124611" calcext:value-type="float">
            <text:p>49,5636760125</text:p>
          </table:table-cell>
          <table:table-cell table:formula="of:=([.V29]+[.E29])/[.B29]" office:value-type="float" office:value="49.2664797507788" calcext:value-type="float">
            <text:p>49,26647975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9.1322118380062" calcext:value-type="float">
            <text:p>19,132211838</text:p>
          </table:table-cell>
          <table:table-cell table:formula="of:=[.E30]/[.B30]" office:value-type="float" office:value="20.9406230529595" calcext:value-type="float">
            <text:p>20,940623053</text:p>
          </table:table-cell>
          <table:table-cell/>
          <table:table-cell table:formula="of:=[.G30]/[.B30]" office:value-type="float" office:value="54.6680996884735" calcext:value-type="float">
            <text:p>54,6680996885</text:p>
          </table:table-cell>
          <table:table-cell/>
          <table:table-cell table:formula="of:=([.I30]+[.E30])/[.B30]" office:value-type="float" office:value="491.754953271028" calcext:value-type="float">
            <text:p>491,754953271</text:p>
          </table:table-cell>
          <table:table-cell table:formula="of:=([.J30]+[.E30])/[.B30]" office:value-type="float" office:value="462.960560747664" calcext:value-type="float">
            <text:p>462,9605607477</text:p>
          </table:table-cell>
          <table:table-cell table:formula="of:=([.K30]+[.E30])/[.B30]" office:value-type="float" office:value="340.182990654206" calcext:value-type="float">
            <text:p>340,1829906542</text:p>
          </table:table-cell>
          <table:table-cell table:formula="of:=([.L30]+[.E30])/[.B30]" office:value-type="float" office:value="304.804174454829" calcext:value-type="float">
            <text:p>304,8041744548</text:p>
          </table:table-cell>
          <table:table-cell table:formula="of:=([.M30]+[.E30])/[.B30]" office:value-type="float" office:value="92.5960747663551" calcext:value-type="float">
            <text:p>92,5960747664</text:p>
          </table:table-cell>
          <table:table-cell table:formula="of:=([.N30]+[.E30])/[.B30]" office:value-type="float" office:value="80.3998130841121" calcext:value-type="float">
            <text:p>80,3998130841</text:p>
          </table:table-cell>
          <table:table-cell table:formula="of:=([.O30]+[.E30])/[.B30]" office:value-type="float" office:value="74.3985669781931" calcext:value-type="float">
            <text:p>74,3985669782</text:p>
          </table:table-cell>
          <table:table-cell table:formula="of:=([.P30]+[.E30])/[.B30]" office:value-type="float" office:value="59.2795638629284" calcext:value-type="float">
            <text:p>59,2795638629</text:p>
          </table:table-cell>
          <table:table-cell table:formula="of:=([.Q30]+[.E30])/[.B30]" office:value-type="float" office:value="54.5543302180685" calcext:value-type="float">
            <text:p>54,5543302181</text:p>
          </table:table-cell>
          <table:table-cell table:formula="of:=([.R30]+[.E30])/[.B30]" office:value-type="float" office:value="53.0527725856698" calcext:value-type="float">
            <text:p>53,0527725857</text:p>
          </table:table-cell>
          <table:table-cell table:formula="of:=([.S30]+[.E30])/[.B30]" office:value-type="float" office:value="52.2820560747664" calcext:value-type="float">
            <text:p>52,2820560748</text:p>
          </table:table-cell>
          <table:table-cell table:formula="of:=([.T30]+[.E30])/[.B30]" office:value-type="float" office:value="51.8353271028037" calcext:value-type="float">
            <text:p>51,8353271028</text:p>
          </table:table-cell>
          <table:table-cell table:formula="of:=([.U30]+[.E30])/[.B30]" office:value-type="float" office:value="51.2452959501558" calcext:value-type="float">
            <text:p>51,2452959502</text:p>
          </table:table-cell>
          <table:table-cell table:formula="of:=([.V30]+[.E30])/[.B30]" office:value-type="float" office:value="50.9480996884735" calcext:value-type="float">
            <text:p>50,94809968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23.6806230529595" calcext:value-type="float">
            <text:p>23,680623053</text:p>
          </table:table-cell>
          <table:table-cell table:formula="of:=[.E31]/[.B31]" office:value-type="float" office:value="24.8851713395639" calcext:value-type="float">
            <text:p>24,8851713396</text:p>
          </table:table-cell>
          <table:table-cell/>
          <table:table-cell table:formula="of:=[.G31]/[.B31]" office:value-type="float" office:value="295.852959501558" calcext:value-type="float">
            <text:p>295,8529595016</text:p>
          </table:table-cell>
          <table:table-cell/>
          <table:table-cell table:formula="of:=([.I31]+[.E31])/[.B31]" office:value-type="float" office:value="1166.99420560748" calcext:value-type="float">
            <text:p>1166,9942056075</text:p>
          </table:table-cell>
          <table:table-cell table:formula="of:=([.J31]+[.E31])/[.B31]" office:value-type="float" office:value="1115.45401869159" calcext:value-type="float">
            <text:p>1115,4540186916</text:p>
          </table:table-cell>
          <table:table-cell table:formula="of:=([.K31]+[.E31])/[.B31]" office:value-type="float" office:value="1057.05651090343" calcext:value-type="float">
            <text:p>1057,0565109034</text:p>
          </table:table-cell>
          <table:table-cell table:formula="of:=([.L31]+[.E31])/[.B31]" office:value-type="float" office:value="1021.84654205608" calcext:value-type="float">
            <text:p>1021,8465420561</text:p>
          </table:table-cell>
          <table:table-cell table:formula="of:=([.M31]+[.E31])/[.B31]" office:value-type="float" office:value="934.173644859813" calcext:value-type="float">
            <text:p>934,1736448598</text:p>
          </table:table-cell>
          <table:table-cell table:formula="of:=([.N31]+[.E31])/[.B31]" office:value-type="float" office:value="922.298878504673" calcext:value-type="float">
            <text:p>922,2988785047</text:p>
          </table:table-cell>
          <table:table-cell table:formula="of:=([.O31]+[.E31])/[.B31]" office:value-type="float" office:value="916.484548286604" calcext:value-type="float">
            <text:p>916,4845482866</text:p>
          </table:table-cell>
          <table:table-cell table:formula="of:=([.P31]+[.E31])/[.B31]" office:value-type="float" office:value="900.550591900312" calcext:value-type="float">
            <text:p>900,5505919003</text:p>
          </table:table-cell>
          <table:table-cell table:formula="of:=([.Q31]+[.E31])/[.B31]" office:value-type="float" office:value="288.761806853583" calcext:value-type="float">
            <text:p>288,7618068536</text:p>
          </table:table-cell>
          <table:table-cell table:formula="of:=([.R31]+[.E31])/[.B31]" office:value-type="float" office:value="58.351214953271" calcext:value-type="float">
            <text:p>58,3512149533</text:p>
          </table:table-cell>
          <table:table-cell table:formula="of:=([.S31]+[.E31])/[.B31]" office:value-type="float" office:value="56.2284735202492" calcext:value-type="float">
            <text:p>56,2284735202</text:p>
          </table:table-cell>
          <table:table-cell table:formula="of:=([.T31]+[.E31])/[.B31]" office:value-type="float" office:value="55.7798753894081" calcext:value-type="float">
            <text:p>55,7798753894</text:p>
          </table:table-cell>
          <table:table-cell table:formula="of:=([.U31]+[.E31])/[.B31]" office:value-type="float" office:value="55.1898442367601" calcext:value-type="float">
            <text:p>55,1898442368</text:p>
          </table:table-cell>
          <table:table-cell table:formula="of:=([.V31]+[.E31])/[.B31]" office:value-type="float" office:value="54.8926479750779" calcext:value-type="float">
            <text:p>54,8926479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8.9978193146417" calcext:value-type="float">
            <text:p>18,9978193146</text:p>
          </table:table-cell>
          <table:table-cell table:formula="of:=[.E32]/[.B32]" office:value-type="float" office:value="21.1694704049844" calcext:value-type="float">
            <text:p>21,169470405</text:p>
          </table:table-cell>
          <table:table-cell/>
          <table:table-cell table:formula="of:=[.G32]/[.B32]" office:value-type="float" office:value="102.189408099688" calcext:value-type="float">
            <text:p>102,1894080997</text:p>
          </table:table-cell>
          <table:table-cell/>
          <table:table-cell table:formula="of:=([.I32]+[.E32])/[.B32]" office:value-type="float" office:value="580.434267912773" calcext:value-type="float">
            <text:p>580,4342679128</text:p>
          </table:table-cell>
          <table:table-cell table:formula="of:=([.J32]+[.E32])/[.B32]" office:value-type="float" office:value="555.355763239875" calcext:value-type="float">
            <text:p>555,3557632399</text:p>
          </table:table-cell>
          <table:table-cell table:formula="of:=([.K32]+[.E32])/[.B32]" office:value-type="float" office:value="496.958255451713" calcext:value-type="float">
            <text:p>496,9582554517</text:p>
          </table:table-cell>
          <table:table-cell table:formula="of:=([.L32]+[.E32])/[.B32]" office:value-type="float" office:value="461.748286604361" calcext:value-type="float">
            <text:p>461,7482866044</text:p>
          </table:table-cell>
          <table:table-cell table:formula="of:=([.M32]+[.E32])/[.B32]" office:value-type="float" office:value="317.959501557632" calcext:value-type="float">
            <text:p>317,9595015576</text:p>
          </table:table-cell>
          <table:table-cell table:formula="of:=([.N32]+[.E32])/[.B32]" office:value-type="float" office:value="193.643613707165" calcext:value-type="float">
            <text:p>193,6436137072</text:p>
          </table:table-cell>
          <table:table-cell table:formula="of:=([.O32]+[.E32])/[.B32]" office:value-type="float" office:value="75.38753894081" calcext:value-type="float">
            <text:p>75,3875389408</text:p>
          </table:table-cell>
          <table:table-cell table:formula="of:=([.P32]+[.E32])/[.B32]" office:value-type="float" office:value="59.5084112149533" calcext:value-type="float">
            <text:p>59,508411215</text:p>
          </table:table-cell>
          <table:table-cell table:formula="of:=([.Q32]+[.E32])/[.B32]" office:value-type="float" office:value="54.7831775700935" calcext:value-type="float">
            <text:p>54,7831775701</text:p>
          </table:table-cell>
          <table:table-cell table:formula="of:=([.R32]+[.E32])/[.B32]" office:value-type="float" office:value="53.2816199376947" calcext:value-type="float">
            <text:p>53,2816199377</text:p>
          </table:table-cell>
          <table:table-cell table:formula="of:=([.S32]+[.E32])/[.B32]" office:value-type="float" office:value="52.5109034267913" calcext:value-type="float">
            <text:p>52,5109034268</text:p>
          </table:table-cell>
          <table:table-cell table:formula="of:=([.T32]+[.E32])/[.B32]" office:value-type="float" office:value="52.0641744548287" calcext:value-type="float">
            <text:p>52,0641744548</text:p>
          </table:table-cell>
          <table:table-cell table:formula="of:=([.U32]+[.E32])/[.B32]" office:value-type="float" office:value="51.4741433021807" calcext:value-type="float">
            <text:p>51,4741433022</text:p>
          </table:table-cell>
          <table:table-cell table:formula="of:=([.V32]+[.E32])/[.B32]" office:value-type="float" office:value="51.1769470404984" calcext:value-type="float">
            <text:p>51,1769470405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/>
          <table:table-cell table:formula="of:=[.D33]/[.B33]" office:value-type="float" office:value="18.2235514018692" calcext:value-type="float">
            <text:p>18,2235514019</text:p>
          </table:table-cell>
          <table:table-cell table:formula="of:=[.E33]/[.B33]" office:value-type="float" office:value="21.0765109034268" calcext:value-type="float">
            <text:p>21,0765109034</text:p>
          </table:table-cell>
          <table:table-cell/>
          <table:table-cell table:formula="of:=[.G33]/[.B33]" office:value-type="float" office:value="77.98753894081" calcext:value-type="float">
            <text:p>77,9875389408</text:p>
          </table:table-cell>
          <table:table-cell/>
          <table:table-cell table:formula="of:=([.I33]+[.E33])/[.B33]" office:value-type="float" office:value="531.940062305296" calcext:value-type="float">
            <text:p>531,9400623053</text:p>
          </table:table-cell>
          <table:table-cell table:formula="of:=([.J33]+[.E33])/[.B33]" office:value-type="float" office:value="506.444112149533" calcext:value-type="float">
            <text:p>506,4441121495</text:p>
          </table:table-cell>
          <table:table-cell table:formula="of:=([.K33]+[.E33])/[.B33]" office:value-type="float" office:value="448.046604361371" calcext:value-type="float">
            <text:p>448,0466043614</text:p>
          </table:table-cell>
          <table:table-cell table:formula="of:=([.L33]+[.E33])/[.B33]" office:value-type="float" office:value="379.704548286604" calcext:value-type="float">
            <text:p>379,7045482866</text:p>
          </table:table-cell>
          <table:table-cell table:formula="of:=([.M33]+[.E33])/[.B33]" office:value-type="float" office:value="159.293333333333" calcext:value-type="float">
            <text:p>159,2933333333</text:p>
          </table:table-cell>
          <table:table-cell table:formula="of:=([.N33]+[.E33])/[.B33]" office:value-type="float" office:value="80.9039252336449" calcext:value-type="float">
            <text:p>80,9039252336</text:p>
          </table:table-cell>
          <table:table-cell table:formula="of:=([.O33]+[.E33])/[.B33]" office:value-type="float" office:value="74.9238629283489" calcext:value-type="float">
            <text:p>74,9238629283</text:p>
          </table:table-cell>
          <table:table-cell table:formula="of:=([.P33]+[.E33])/[.B33]" office:value-type="float" office:value="59.4154517133956" calcext:value-type="float">
            <text:p>59,4154517134</text:p>
          </table:table-cell>
          <table:table-cell table:formula="of:=([.Q33]+[.E33])/[.B33]" office:value-type="float" office:value="54.6902180685358" calcext:value-type="float">
            <text:p>54,6902180685</text:p>
          </table:table-cell>
          <table:table-cell table:formula="of:=([.R33]+[.E33])/[.B33]" office:value-type="float" office:value="53.1886604361371" calcext:value-type="float">
            <text:p>53,1886604361</text:p>
          </table:table-cell>
          <table:table-cell table:formula="of:=([.S33]+[.E33])/[.B33]" office:value-type="float" office:value="52.4179439252336" calcext:value-type="float">
            <text:p>52,4179439252</text:p>
          </table:table-cell>
          <table:table-cell table:formula="of:=([.T33]+[.E33])/[.B33]" office:value-type="float" office:value="51.971214953271" calcext:value-type="float">
            <text:p>51,9712149533</text:p>
          </table:table-cell>
          <table:table-cell table:formula="of:=([.U33]+[.E33])/[.B33]" office:value-type="float" office:value="51.3811838006231" calcext:value-type="float">
            <text:p>51,3811838006</text:p>
          </table:table-cell>
          <table:table-cell table:formula="of:=([.V33]+[.E33])/[.B33]" office:value-type="float" office:value="51.0839875389408" calcext:value-type="float">
            <text:p>51,08398753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18.3882242990654" calcext:value-type="float">
            <text:p>18,3882242991</text:p>
          </table:table-cell>
          <table:table-cell table:formula="of:=[.E34]/[.B34]" office:value-type="float" office:value="20.2298442367601" calcext:value-type="float">
            <text:p>20,2298442368</text:p>
          </table:table-cell>
          <table:table-cell/>
          <table:table-cell table:formula="of:=[.G34]/[.B34]" office:value-type="float" office:value="78.2479750778816" calcext:value-type="float">
            <text:p>78,2479750779</text:p>
          </table:table-cell>
          <table:table-cell/>
          <table:table-cell table:formula="of:=([.I34]+[.E34])/[.B34]" office:value-type="float" office:value="571.056635514019" calcext:value-type="float">
            <text:p>571,056635514</text:p>
          </table:table-cell>
          <table:table-cell table:formula="of:=([.J34]+[.E34])/[.B34]" office:value-type="float" office:value="551.375638629284" calcext:value-type="float">
            <text:p>551,3756386293</text:p>
          </table:table-cell>
          <table:table-cell table:formula="of:=([.K34]+[.E34])/[.B34]" office:value-type="float" office:value="492.978130841122" calcext:value-type="float">
            <text:p>492,9781308411</text:p>
          </table:table-cell>
          <table:table-cell table:formula="of:=([.L34]+[.E34])/[.B34]" office:value-type="float" office:value="418.108971962617" calcext:value-type="float">
            <text:p>418,1089719626</text:p>
          </table:table-cell>
          <table:table-cell table:formula="of:=([.M34]+[.E34])/[.B34]" office:value-type="float" office:value="171.548847352025" calcext:value-type="float">
            <text:p>171,548847352</text:p>
          </table:table-cell>
          <table:table-cell table:formula="of:=([.N34]+[.E34])/[.B34]" office:value-type="float" office:value="79.9569470404984" calcext:value-type="float">
            <text:p>79,9569470405</text:p>
          </table:table-cell>
          <table:table-cell table:formula="of:=([.O34]+[.E34])/[.B34]" office:value-type="float" office:value="73.9438629283489" calcext:value-type="float">
            <text:p>73,9438629283</text:p>
          </table:table-cell>
          <table:table-cell table:formula="of:=([.P34]+[.E34])/[.B34]" office:value-type="float" office:value="58.568785046729" calcext:value-type="float">
            <text:p>58,5687850467</text:p>
          </table:table-cell>
          <table:table-cell table:formula="of:=([.Q34]+[.E34])/[.B34]" office:value-type="float" office:value="53.8435514018692" calcext:value-type="float">
            <text:p>53,8435514019</text:p>
          </table:table-cell>
          <table:table-cell table:formula="of:=([.R34]+[.E34])/[.B34]" office:value-type="float" office:value="52.3419937694704" calcext:value-type="float">
            <text:p>52,3419937695</text:p>
          </table:table-cell>
          <table:table-cell table:formula="of:=([.S34]+[.E34])/[.B34]" office:value-type="float" office:value="51.571277258567" calcext:value-type="float">
            <text:p>51,5712772586</text:p>
          </table:table-cell>
          <table:table-cell table:formula="of:=([.T34]+[.E34])/[.B34]" office:value-type="float" office:value="51.1245482866044" calcext:value-type="float">
            <text:p>51,1245482866</text:p>
          </table:table-cell>
          <table:table-cell table:formula="of:=([.U34]+[.E34])/[.B34]" office:value-type="float" office:value="50.5345171339564" calcext:value-type="float">
            <text:p>50,534517134</text:p>
          </table:table-cell>
          <table:table-cell table:formula="of:=([.V34]+[.E34])/[.B34]" office:value-type="float" office:value="50.2373208722741" calcext:value-type="float">
            <text:p>50,2373208723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21.0341232227488" calcext:value-type="float">
            <text:p>21,0341232227</text:p>
          </table:table-cell>
          <table:table-cell table:formula="of:=[.E36]/[.B36]" office:value-type="float" office:value="21.3472511848341" calcext:value-type="float">
            <text:p>21,3472511848</text:p>
          </table:table-cell>
          <table:table-cell/>
          <table:table-cell table:formula="of:=[.G36]/[.B36]" office:value-type="float" office:value="401.958767772512" calcext:value-type="float">
            <text:p>401,9587677725</text:p>
          </table:table-cell>
          <table:table-cell/>
          <table:table-cell table:formula="of:=([.I36]+[.E36])/[.B36]" office:value-type="float" office:value="1496.01739336493" calcext:value-type="float">
            <text:p>1496,0173933649</text:p>
          </table:table-cell>
          <table:table-cell table:formula="of:=([.J36]+[.E36])/[.B36]" office:value-type="float" office:value="1458.70317535545" calcext:value-type="float">
            <text:p>1458,7031753555</text:p>
          </table:table-cell>
          <table:table-cell table:formula="of:=([.K36]+[.E36])/[.B36]" office:value-type="float" office:value="1440.60601895735" calcext:value-type="float">
            <text:p>1440,6060189574</text:p>
          </table:table-cell>
          <table:table-cell table:formula="of:=([.L36]+[.E36])/[.B36]" office:value-type="float" office:value="1387.89559241706" calcext:value-type="float">
            <text:p>1387,8955924171</text:p>
          </table:table-cell>
          <table:table-cell table:formula="of:=([.M36]+[.E36])/[.B36]" office:value-type="float" office:value="1411.42829383886" calcext:value-type="float">
            <text:p>1411,4282938389</text:p>
          </table:table-cell>
          <table:table-cell table:formula="of:=([.N36]+[.E36])/[.B36]" office:value-type="float" office:value="1361.64109004739" calcext:value-type="float">
            <text:p>1361,6410900474</text:p>
          </table:table-cell>
          <table:table-cell table:formula="of:=([.O36]+[.E36])/[.B36]" office:value-type="float" office:value="1339.19796208531" calcext:value-type="float">
            <text:p>1339,1979620853</text:p>
          </table:table-cell>
          <table:table-cell table:formula="of:=([.P36]+[.E36])/[.B36]" office:value-type="float" office:value="1308.17616113744" calcext:value-type="float">
            <text:p>1308,1761611374</text:p>
          </table:table-cell>
          <table:table-cell table:formula="of:=([.Q36]+[.E36])/[.B36]" office:value-type="float" office:value="1214.78990521327" calcext:value-type="float">
            <text:p>1214,7899052133</text:p>
          </table:table-cell>
          <table:table-cell table:formula="of:=([.R36]+[.E36])/[.B36]" office:value-type="float" office:value="1136.21739336493" calcext:value-type="float">
            <text:p>1136,2173933649</text:p>
          </table:table-cell>
          <table:table-cell table:formula="of:=([.S36]+[.E36])/[.B36]" office:value-type="float" office:value="1003.28658767773" calcext:value-type="float">
            <text:p>1003,2865876777</text:p>
          </table:table-cell>
          <table:table-cell table:formula="of:=([.T36]+[.E36])/[.B36]" office:value-type="float" office:value="888.544881516588" calcext:value-type="float">
            <text:p>888,5448815166</text:p>
          </table:table-cell>
          <table:table-cell table:formula="of:=([.U36]+[.E36])/[.B36]" office:value-type="float" office:value="742.794170616114" calcext:value-type="float">
            <text:p>742,7941706161</text:p>
          </table:table-cell>
          <table:table-cell table:formula="of:=([.V36]+[.E36])/[.B36]" office:value-type="float" office:value="499.731137440758" calcext:value-type="float">
            <text:p>499,73113744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13.1443127962085" calcext:value-type="float">
            <text:p>13,1443127962</text:p>
          </table:table-cell>
          <table:table-cell table:formula="of:=[.E37]/[.B37]" office:value-type="float" office:value="13.4134123222749" calcext:value-type="float">
            <text:p>13,4134123223</text:p>
          </table:table-cell>
          <table:table-cell/>
          <table:table-cell table:formula="of:=[.G37]/[.B37]" office:value-type="float" office:value="82.1957345971564" calcext:value-type="float">
            <text:p>82,1957345972</text:p>
          </table:table-cell>
          <table:table-cell/>
          <table:table-cell table:formula="of:=([.I37]+[.E37])/[.B37]" office:value-type="float" office:value="488.677393364929" calcext:value-type="float">
            <text:p>488,6773933649</text:p>
          </table:table-cell>
          <table:table-cell table:formula="of:=([.J37]+[.E37])/[.B37]" office:value-type="float" office:value="441.270758293839" calcext:value-type="float">
            <text:p>441,2707582938</text:p>
          </table:table-cell>
          <table:table-cell table:formula="of:=([.K37]+[.E37])/[.B37]" office:value-type="float" office:value="423.173601895735" calcext:value-type="float">
            <text:p>423,1736018957</text:p>
          </table:table-cell>
          <table:table-cell table:formula="of:=([.L37]+[.E37])/[.B37]" office:value-type="float" office:value="356.608199052133" calcext:value-type="float">
            <text:p>356,6081990521</text:p>
          </table:table-cell>
          <table:table-cell table:formula="of:=([.M37]+[.E37])/[.B37]" office:value-type="float" office:value="364.6636492891" calcext:value-type="float">
            <text:p>364,6636492891</text:p>
          </table:table-cell>
          <table:table-cell table:formula="of:=([.N37]+[.E37])/[.B37]" office:value-type="float" office:value="320.659383886256" calcext:value-type="float">
            <text:p>320,6593838863</text:p>
          </table:table-cell>
          <table:table-cell table:formula="of:=([.O37]+[.E37])/[.B37]" office:value-type="float" office:value="258.09682464455" calcext:value-type="float">
            <text:p>258,0968246446</text:p>
          </table:table-cell>
          <table:table-cell table:formula="of:=([.P37]+[.E37])/[.B37]" office:value-type="float" office:value="197.28355450237" calcext:value-type="float">
            <text:p>197,2835545024</text:p>
          </table:table-cell>
          <table:table-cell table:formula="of:=([.Q37]+[.E37])/[.B37]" office:value-type="float" office:value="106.137582938389" calcext:value-type="float">
            <text:p>106,1375829384</text:p>
          </table:table-cell>
          <table:table-cell table:formula="of:=([.R37]+[.E37])/[.B37]" office:value-type="float" office:value="74.9622274881517" calcext:value-type="float">
            <text:p>74,9622274882</text:p>
          </table:table-cell>
          <table:table-cell table:formula="of:=([.S37]+[.E37])/[.B37]" office:value-type="float" office:value="49.984028436019" calcext:value-type="float">
            <text:p>49,984028436</text:p>
          </table:table-cell>
          <table:table-cell table:formula="of:=([.T37]+[.E37])/[.B37]" office:value-type="float" office:value="54.3764454976303" calcext:value-type="float">
            <text:p>54,3764454976</text:p>
          </table:table-cell>
          <table:table-cell table:formula="of:=([.U37]+[.E37])/[.B37]" office:value-type="float" office:value="24.3247867298578" calcext:value-type="float">
            <text:p>24,3247867299</text:p>
          </table:table-cell>
          <table:table-cell table:formula="of:=([.V37]+[.E37])/[.B37]" office:value-type="float" office:value="35.8754976303318" calcext:value-type="float">
            <text:p>35,87549763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/>
          <table:table-cell table:formula="of:=[.D38]/[.B38]" office:value-type="float" office:value="13.0158767772512" calcext:value-type="float">
            <text:p>13,0158767773</text:p>
          </table:table-cell>
          <table:table-cell table:formula="of:=[.E38]/[.B38]" office:value-type="float" office:value="12.2132701421801" calcext:value-type="float">
            <text:p>12,2132701422</text:p>
          </table:table-cell>
          <table:table-cell/>
          <table:table-cell table:formula="of:=[.G38]/[.B38]" office:value-type="float" office:value="74.4734597156398" calcext:value-type="float">
            <text:p>74,4734597156</text:p>
          </table:table-cell>
          <table:table-cell/>
          <table:table-cell table:formula="of:=([.I38]+[.E38])/[.B38]" office:value-type="float" office:value="448.816113744076" calcext:value-type="float">
            <text:p>448,8161137441</text:p>
          </table:table-cell>
          <table:table-cell table:formula="of:=([.J38]+[.E38])/[.B38]" office:value-type="float" office:value="402.543127962085" calcext:value-type="float">
            <text:p>402,5431279621</text:p>
          </table:table-cell>
          <table:table-cell table:formula="of:=([.K38]+[.E38])/[.B38]" office:value-type="float" office:value="382.920853080569" calcext:value-type="float">
            <text:p>382,9208530806</text:p>
          </table:table-cell>
          <table:table-cell table:formula="of:=([.L38]+[.E38])/[.B38]" office:value-type="float" office:value="318.488151658768" calcext:value-type="float">
            <text:p>318,4881516588</text:p>
          </table:table-cell>
          <table:table-cell table:formula="of:=([.M38]+[.E38])/[.B38]" office:value-type="float" office:value="323.992417061611" calcext:value-type="float">
            <text:p>323,9924170616</text:p>
          </table:table-cell>
          <table:table-cell table:formula="of:=([.N38]+[.E38])/[.B38]" office:value-type="float" office:value="262.091943127962" calcext:value-type="float">
            <text:p>262,091943128</text:p>
          </table:table-cell>
          <table:table-cell table:formula="of:=([.O38]+[.E38])/[.B38]" office:value-type="float" office:value="210.610426540284" calcext:value-type="float">
            <text:p>210,6104265403</text:p>
          </table:table-cell>
          <table:table-cell table:formula="of:=([.P38]+[.E38])/[.B38]" office:value-type="float" office:value="134.591943127962" calcext:value-type="float">
            <text:p>134,591943128</text:p>
          </table:table-cell>
          <table:table-cell table:formula="of:=([.Q38]+[.E38])/[.B38]" office:value-type="float" office:value="72.1502369668247" calcext:value-type="float">
            <text:p>72,1502369668</text:p>
          </table:table-cell>
          <table:table-cell table:formula="of:=([.R38]+[.E38])/[.B38]" office:value-type="float" office:value="52.4090047393365" calcext:value-type="float">
            <text:p>52,4090047393</text:p>
          </table:table-cell>
          <table:table-cell table:formula="of:=([.S38]+[.E38])/[.B38]" office:value-type="float" office:value="40.9620853080569" calcext:value-type="float">
            <text:p>40,9620853081</text:p>
          </table:table-cell>
          <table:table-cell table:formula="of:=([.T38]+[.E38])/[.B38]" office:value-type="float" office:value="40.4909952606635" calcext:value-type="float">
            <text:p>40,4909952607</text:p>
          </table:table-cell>
          <table:table-cell table:formula="of:=([.U38]+[.E38])/[.B38]" office:value-type="float" office:value="25.2876777251185" calcext:value-type="float">
            <text:p>25,2876777251</text:p>
          </table:table-cell>
          <table:table-cell table:formula="of:=([.V38]+[.E38])/[.B38]" office:value-type="float" office:value="27.2123222748815" calcext:value-type="float">
            <text:p>27,21232227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1.6445971563981" calcext:value-type="float">
            <text:p>11,6445971564</text:p>
          </table:table-cell>
          <table:table-cell table:formula="of:=[.E39]/[.B39]" office:value-type="float" office:value="11.9081990521327" calcext:value-type="float">
            <text:p>11,9081990521</text:p>
          </table:table-cell>
          <table:table-cell/>
          <table:table-cell table:formula="of:=[.G39]/[.B39]" office:value-type="float" office:value="49.9345971563981" calcext:value-type="float">
            <text:p>49,9345971564</text:p>
          </table:table-cell>
          <table:table-cell/>
          <table:table-cell table:formula="of:=([.I39]+[.E39])/[.B39]" office:value-type="float" office:value="381.261753554502" calcext:value-type="float">
            <text:p>381,2617535545</text:p>
          </table:table-cell>
          <table:table-cell table:formula="of:=([.J39]+[.E39])/[.B39]" office:value-type="float" office:value="334.002511848341" calcext:value-type="float">
            <text:p>334,0025118483</text:p>
          </table:table-cell>
          <table:table-cell table:formula="of:=([.K39]+[.E39])/[.B39]" office:value-type="float" office:value="306.094928909953" calcext:value-type="float">
            <text:p>306,09492891</text:p>
          </table:table-cell>
          <table:table-cell table:formula="of:=([.L39]+[.E39])/[.B39]" office:value-type="float" office:value="231.817203791469" calcext:value-type="float">
            <text:p>231,8172037915</text:p>
          </table:table-cell>
          <table:table-cell table:formula="of:=([.M39]+[.E39])/[.B39]" office:value-type="float" office:value="241.81009478673" calcext:value-type="float">
            <text:p>241,8100947867</text:p>
          </table:table-cell>
          <table:table-cell table:formula="of:=([.N39]+[.E39])/[.B39]" office:value-type="float" office:value="148.571232227488" calcext:value-type="float">
            <text:p>148,5712322275</text:p>
          </table:table-cell>
          <table:table-cell table:formula="of:=([.O39]+[.E39])/[.B39]" office:value-type="float" office:value="137.29018957346" calcext:value-type="float">
            <text:p>137,2901895735</text:p>
          </table:table-cell>
          <table:table-cell table:formula="of:=([.P39]+[.E39])/[.B39]" office:value-type="float" office:value="82.1499052132701" calcext:value-type="float">
            <text:p>82,1499052133</text:p>
          </table:table-cell>
          <table:table-cell table:formula="of:=([.Q39]+[.E39])/[.B39]" office:value-type="float" office:value="55.6522748815166" calcext:value-type="float">
            <text:p>55,6522748815</text:p>
          </table:table-cell>
          <table:table-cell table:formula="of:=([.R39]+[.E39])/[.B39]" office:value-type="float" office:value="32.3190995260664" calcext:value-type="float">
            <text:p>32,3190995261</text:p>
          </table:table-cell>
          <table:table-cell table:formula="of:=([.S39]+[.E39])/[.B39]" office:value-type="float" office:value="27.1930331753555" calcext:value-type="float">
            <text:p>27,1930331754</text:p>
          </table:table-cell>
          <table:table-cell table:formula="of:=([.T39]+[.E39])/[.B39]" office:value-type="float" office:value="24.1816587677725" calcext:value-type="float">
            <text:p>24,1816587678</text:p>
          </table:table-cell>
          <table:table-cell table:formula="of:=([.U39]+[.E39])/[.B39]" office:value-type="float" office:value="15.6503791469194" calcext:value-type="float">
            <text:p>15,6503791469</text:p>
          </table:table-cell>
          <table:table-cell table:formula="of:=([.V39]+[.E39])/[.B39]" office:value-type="float" office:value="15.3608056872038" calcext:value-type="float">
            <text:p>15,360805687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1.3674881516588" calcext:value-type="float">
            <text:p>11,3674881517</text:p>
          </table:table-cell>
          <table:table-cell table:formula="of:=[.E40]/[.B40]" office:value-type="float" office:value="11.9951658767773" calcext:value-type="float">
            <text:p>11,9951658768</text:p>
          </table:table-cell>
          <table:table-cell/>
          <table:table-cell table:formula="of:=[.G40]/[.B40]" office:value-type="float" office:value="45.9407582938389" calcext:value-type="float">
            <text:p>45,9407582938</text:p>
          </table:table-cell>
          <table:table-cell/>
          <table:table-cell table:formula="of:=([.I40]+[.E40])/[.B40]" office:value-type="float" office:value="379.650142180095" calcext:value-type="float">
            <text:p>379,6501421801</text:p>
          </table:table-cell>
          <table:table-cell table:formula="of:=([.J40]+[.E40])/[.B40]" office:value-type="float" office:value="333.628341232228" calcext:value-type="float">
            <text:p>333,6283412322</text:p>
          </table:table-cell>
          <table:table-cell table:formula="of:=([.K40]+[.E40])/[.B40]" office:value-type="float" office:value="304.617440758294" calcext:value-type="float">
            <text:p>304,6174407583</text:p>
          </table:table-cell>
          <table:table-cell table:formula="of:=([.L40]+[.E40])/[.B40]" office:value-type="float" office:value="227.508436018957" calcext:value-type="float">
            <text:p>227,508436019</text:p>
          </table:table-cell>
          <table:table-cell table:formula="of:=([.M40]+[.E40])/[.B40]" office:value-type="float" office:value="195.195165876777" calcext:value-type="float">
            <text:p>195,1951658768</text:p>
          </table:table-cell>
          <table:table-cell table:formula="of:=([.N40]+[.E40])/[.B40]" office:value-type="float" office:value="196.064834123223" calcext:value-type="float">
            <text:p>196,0648341232</text:p>
          </table:table-cell>
          <table:table-cell table:formula="of:=([.O40]+[.E40])/[.B40]" office:value-type="float" office:value="100.762938388626" calcext:value-type="float">
            <text:p>100,7629383886</text:p>
          </table:table-cell>
          <table:table-cell table:formula="of:=([.P40]+[.E40])/[.B40]" office:value-type="float" office:value="60.6055924170616" calcext:value-type="float">
            <text:p>60,6055924171</text:p>
          </table:table-cell>
          <table:table-cell table:formula="of:=([.Q40]+[.E40])/[.B40]" office:value-type="float" office:value="36.7141232227488" calcext:value-type="float">
            <text:p>36,7141232227</text:p>
          </table:table-cell>
          <table:table-cell table:formula="of:=([.R40]+[.E40])/[.B40]" office:value-type="float" office:value="21.583317535545" calcext:value-type="float">
            <text:p>21,5833175355</text:p>
          </table:table-cell>
          <table:table-cell table:formula="of:=([.S40]+[.E40])/[.B40]" office:value-type="float" office:value="18.9345023696682" calcext:value-type="float">
            <text:p>18,9345023697</text:p>
          </table:table-cell>
          <table:table-cell table:formula="of:=([.T40]+[.E40])/[.B40]" office:value-type="float" office:value="25.5672037914692" calcext:value-type="float">
            <text:p>25,5672037915</text:p>
          </table:table-cell>
          <table:table-cell table:formula="of:=([.U40]+[.E40])/[.B40]" office:value-type="float" office:value="14.6477725118483" calcext:value-type="float">
            <text:p>14,6477725118</text:p>
          </table:table-cell>
          <table:table-cell table:formula="of:=([.V40]+[.E40])/[.B40]" office:value-type="float" office:value="14.2169668246446" calcext:value-type="float">
            <text:p>14,21696682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1.4094786729858" calcext:value-type="float">
            <text:p>11,409478673</text:p>
          </table:table-cell>
          <table:table-cell table:formula="of:=[.E41]/[.B41]" office:value-type="float" office:value="11.5085781990521" calcext:value-type="float">
            <text:p>11,5085781991</text:p>
          </table:table-cell>
          <table:table-cell/>
          <table:table-cell table:formula="of:=[.G41]/[.B41]" office:value-type="float" office:value="43.7230331753555" calcext:value-type="float">
            <text:p>43,7230331754</text:p>
          </table:table-cell>
          <table:table-cell/>
          <table:table-cell table:formula="of:=([.I41]+[.E41])/[.B41]" office:value-type="float" office:value="376.194834123223" calcext:value-type="float">
            <text:p>376,1948341232</text:p>
          </table:table-cell>
          <table:table-cell table:formula="of:=([.J41]+[.E41])/[.B41]" office:value-type="float" office:value="329.080142180095" calcext:value-type="float">
            <text:p>329,0801421801</text:p>
          </table:table-cell>
          <table:table-cell table:formula="of:=([.K41]+[.E41])/[.B41]" office:value-type="float" office:value="300.346018957346" calcext:value-type="float">
            <text:p>300,3460189573</text:p>
          </table:table-cell>
          <table:table-cell table:formula="of:=([.L41]+[.E41])/[.B41]" office:value-type="float" office:value="225.655497630332" calcext:value-type="float">
            <text:p>225,6554976303</text:p>
          </table:table-cell>
          <table:table-cell table:formula="of:=([.M41]+[.E41])/[.B41]" office:value-type="float" office:value="196.901943127962" calcext:value-type="float">
            <text:p>196,901943128</text:p>
          </table:table-cell>
          <table:table-cell table:formula="of:=([.N41]+[.E41])/[.B41]" office:value-type="float" office:value="140.527535545024" calcext:value-type="float">
            <text:p>140,527535545</text:p>
          </table:table-cell>
          <table:table-cell table:formula="of:=([.O41]+[.E41])/[.B41]" office:value-type="float" office:value="99.8294312796208" calcext:value-type="float">
            <text:p>99,8294312796</text:p>
          </table:table-cell>
          <table:table-cell table:formula="of:=([.P41]+[.E41])/[.B41]" office:value-type="float" office:value="54.0161611374408" calcext:value-type="float">
            <text:p>54,0161611374</text:p>
          </table:table-cell>
          <table:table-cell table:formula="of:=([.Q41]+[.E41])/[.B41]" office:value-type="float" office:value="32.4550236966825" calcext:value-type="float">
            <text:p>32,4550236967</text:p>
          </table:table-cell>
          <table:table-cell table:formula="of:=([.R41]+[.E41])/[.B41]" office:value-type="float" office:value="21.2531279620853" calcext:value-type="float">
            <text:p>21,2531279621</text:p>
          </table:table-cell>
          <table:table-cell table:formula="of:=([.S41]+[.E41])/[.B41]" office:value-type="float" office:value="21.4697156398104" calcext:value-type="float">
            <text:p>21,4697156398</text:p>
          </table:table-cell>
          <table:table-cell table:formula="of:=([.T41]+[.E41])/[.B41]" office:value-type="float" office:value="26.0896208530806" calcext:value-type="float">
            <text:p>26,0896208531</text:p>
          </table:table-cell>
          <table:table-cell table:formula="of:=([.U41]+[.E41])/[.B41]" office:value-type="float" office:value="14.1611848341232" calcext:value-type="float">
            <text:p>14,1611848341</text:p>
          </table:table-cell>
          <table:table-cell table:formula="of:=([.V41]+[.E41])/[.B41]" office:value-type="float" office:value="13.7303791469194" calcext:value-type="float">
            <text:p>13,7303791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5.2615165876777" calcext:value-type="float">
            <text:p>15,2615165877</text:p>
          </table:table-cell>
          <table:table-cell table:formula="of:=[.E42]/[.B42]" office:value-type="float" office:value="14.5055924170616" calcext:value-type="float">
            <text:p>14,5055924171</text:p>
          </table:table-cell>
          <table:table-cell/>
          <table:table-cell table:formula="of:=[.G42]/[.B42]" office:value-type="float" office:value="220.808530805687" calcext:value-type="float">
            <text:p>220,8085308057</text:p>
          </table:table-cell>
          <table:table-cell/>
          <table:table-cell table:formula="of:=([.I42]+[.E42])/[.B42]" office:value-type="float" office:value="849.108909952607" calcext:value-type="float">
            <text:p>849,1089099526</text:p>
          </table:table-cell>
          <table:table-cell table:formula="of:=([.J42]+[.E42])/[.B42]" office:value-type="float" office:value="800.590426540284" calcext:value-type="float">
            <text:p>800,5904265403</text:p>
          </table:table-cell>
          <table:table-cell table:formula="of:=([.K42]+[.E42])/[.B42]" office:value-type="float" office:value="782.49327014218" calcext:value-type="float">
            <text:p>782,4932701422</text:p>
          </table:table-cell>
          <table:table-cell table:formula="of:=([.L42]+[.E42])/[.B42]" office:value-type="float" office:value="729.782843601896" calcext:value-type="float">
            <text:p>729,7828436019</text:p>
          </table:table-cell>
          <table:table-cell table:formula="of:=([.M42]+[.E42])/[.B42]" office:value-type="float" office:value="753.315545023697" calcext:value-type="float">
            <text:p>753,3155450237</text:p>
          </table:table-cell>
          <table:table-cell table:formula="of:=([.N42]+[.E42])/[.B42]" office:value-type="float" office:value="703.838767772512" calcext:value-type="float">
            <text:p>703,8387677725</text:p>
          </table:table-cell>
          <table:table-cell table:formula="of:=([.O42]+[.E42])/[.B42]" office:value-type="float" office:value="682.941611374408" calcext:value-type="float">
            <text:p>682,9416113744</text:p>
          </table:table-cell>
          <table:table-cell table:formula="of:=([.P42]+[.E42])/[.B42]" office:value-type="float" office:value="603.627393364929" calcext:value-type="float">
            <text:p>603,6273933649</text:p>
          </table:table-cell>
          <table:table-cell table:formula="of:=([.Q42]+[.E42])/[.B42]" office:value-type="float" office:value="495.945402843602" calcext:value-type="float">
            <text:p>495,9454028436</text:p>
          </table:table-cell>
          <table:table-cell table:formula="of:=([.R42]+[.E42])/[.B42]" office:value-type="float" office:value="373.234502369668" calcext:value-type="float">
            <text:p>373,2345023697</text:p>
          </table:table-cell>
          <table:table-cell table:formula="of:=([.S42]+[.E42])/[.B42]" office:value-type="float" office:value="214.647298578199" calcext:value-type="float">
            <text:p>214,6472985782</text:p>
          </table:table-cell>
          <table:table-cell table:formula="of:=([.T42]+[.E42])/[.B42]" office:value-type="float" office:value="198.908909952607" calcext:value-type="float">
            <text:p>198,9089099526</text:p>
          </table:table-cell>
          <table:table-cell table:formula="of:=([.U42]+[.E42])/[.B42]" office:value-type="float" office:value="157.901327014218" calcext:value-type="float">
            <text:p>157,9013270142</text:p>
          </table:table-cell>
          <table:table-cell table:formula="of:=([.V42]+[.E42])/[.B42]" office:value-type="float" office:value="97.9084360189573" calcext:value-type="float">
            <text:p>97,9084360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/>
          <table:table-cell table:formula="of:=[.D43]/[.B43]" office:value-type="float" office:value="11.816018957346" calcext:value-type="float">
            <text:p>11,8160189573</text:p>
          </table:table-cell>
          <table:table-cell table:formula="of:=[.E43]/[.B43]" office:value-type="float" office:value="12.8919431279621" calcext:value-type="float">
            <text:p>12,891943128</text:p>
          </table:table-cell>
          <table:table-cell/>
          <table:table-cell table:formula="of:=[.G43]/[.B43]" office:value-type="float" office:value="71.8184834123223" calcext:value-type="float">
            <text:p>71,8184834123</text:p>
          </table:table-cell>
          <table:table-cell/>
          <table:table-cell table:formula="of:=([.I43]+[.E43])/[.B43]" office:value-type="float" office:value="434.239336492891" calcext:value-type="float">
            <text:p>434,2393364929</text:p>
          </table:table-cell>
          <table:table-cell table:formula="of:=([.J43]+[.E43])/[.B43]" office:value-type="float" office:value="402.235071090047" calcext:value-type="float">
            <text:p>402,23507109</text:p>
          </table:table-cell>
          <table:table-cell table:formula="of:=([.K43]+[.E43])/[.B43]" office:value-type="float" office:value="384.137914691943" calcext:value-type="float">
            <text:p>384,1379146919</text:p>
          </table:table-cell>
          <table:table-cell table:formula="of:=([.L43]+[.E43])/[.B43]" office:value-type="float" office:value="311.712322274881" calcext:value-type="float">
            <text:p>311,7123222749</text:p>
          </table:table-cell>
          <table:table-cell table:formula="of:=([.M43]+[.E43])/[.B43]" office:value-type="float" office:value="320.380568720379" calcext:value-type="float">
            <text:p>320,3805687204</text:p>
          </table:table-cell>
          <table:table-cell table:formula="of:=([.N43]+[.E43])/[.B43]" office:value-type="float" office:value="243.783412322275" calcext:value-type="float">
            <text:p>243,7834123223</text:p>
          </table:table-cell>
          <table:table-cell table:formula="of:=([.O43]+[.E43])/[.B43]" office:value-type="float" office:value="208.955450236967" calcext:value-type="float">
            <text:p>208,955450237</text:p>
          </table:table-cell>
          <table:table-cell table:formula="of:=([.P43]+[.E43])/[.B43]" office:value-type="float" office:value="96.0379146919431" calcext:value-type="float">
            <text:p>96,0379146919</text:p>
          </table:table-cell>
          <table:table-cell table:formula="of:=([.Q43]+[.E43])/[.B43]" office:value-type="float" office:value="66.2824644549763" calcext:value-type="float">
            <text:p>66,282464455</text:p>
          </table:table-cell>
          <table:table-cell table:formula="of:=([.R43]+[.E43])/[.B43]" office:value-type="float" office:value="26.2696682464455" calcext:value-type="float">
            <text:p>26,2696682464</text:p>
          </table:table-cell>
          <table:table-cell table:formula="of:=([.S43]+[.E43])/[.B43]" office:value-type="float" office:value="18.4796208530806" calcext:value-type="float">
            <text:p>18,4796208531</text:p>
          </table:table-cell>
          <table:table-cell table:formula="of:=([.T43]+[.E43])/[.B43]" office:value-type="float" office:value="22.4222748815166" calcext:value-type="float">
            <text:p>22,4222748815</text:p>
          </table:table-cell>
          <table:table-cell table:formula="of:=([.U43]+[.E43])/[.B43]" office:value-type="float" office:value="15.5445497630332" calcext:value-type="float">
            <text:p>15,544549763</text:p>
          </table:table-cell>
          <table:table-cell table:formula="of:=([.V43]+[.E43])/[.B43]" office:value-type="float" office:value="15.1137440758294" calcext:value-type="float">
            <text:p>15,113744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/>
          <table:table-cell table:formula="of:=[.D44]/[.B44]" office:value-type="float" office:value="11.9556872037915" calcext:value-type="float">
            <text:p>11,9556872038</text:p>
          </table:table-cell>
          <table:table-cell table:formula="of:=[.E44]/[.B44]" office:value-type="float" office:value="11.9807582938389" calcext:value-type="float">
            <text:p>11,9807582938</text:p>
          </table:table-cell>
          <table:table-cell/>
          <table:table-cell table:formula="of:=[.G44]/[.B44]" office:value-type="float" office:value="55.7620853080569" calcext:value-type="float">
            <text:p>55,7620853081</text:p>
          </table:table-cell>
          <table:table-cell/>
          <table:table-cell table:formula="of:=([.I44]+[.E44])/[.B44]" office:value-type="float" office:value="382.806350710901" calcext:value-type="float">
            <text:p>382,8063507109</text:p>
          </table:table-cell>
          <table:table-cell table:formula="of:=([.J44]+[.E44])/[.B44]" office:value-type="float" office:value="335.030521327014" calcext:value-type="float">
            <text:p>335,030521327</text:p>
          </table:table-cell>
          <table:table-cell table:formula="of:=([.K44]+[.E44])/[.B44]" office:value-type="float" office:value="311.518199052133" calcext:value-type="float">
            <text:p>311,5181990521</text:p>
          </table:table-cell>
          <table:table-cell table:formula="of:=([.L44]+[.E44])/[.B44]" office:value-type="float" office:value="244.949952606635" calcext:value-type="float">
            <text:p>244,9499526066</text:p>
          </table:table-cell>
          <table:table-cell table:formula="of:=([.M44]+[.E44])/[.B44]" office:value-type="float" office:value="235.078862559242" calcext:value-type="float">
            <text:p>235,0788625592</text:p>
          </table:table-cell>
          <table:table-cell table:formula="of:=([.N44]+[.E44])/[.B44]" office:value-type="float" office:value="192.016777251185" calcext:value-type="float">
            <text:p>192,0167772512</text:p>
          </table:table-cell>
          <table:table-cell table:formula="of:=([.O44]+[.E44])/[.B44]" office:value-type="float" office:value="122.995924170616" calcext:value-type="float">
            <text:p>122,9959241706</text:p>
          </table:table-cell>
          <table:table-cell table:formula="of:=([.P44]+[.E44])/[.B44]" office:value-type="float" office:value="87.1030331753555" calcext:value-type="float">
            <text:p>87,1030331754</text:p>
          </table:table-cell>
          <table:table-cell table:formula="of:=([.Q44]+[.E44])/[.B44]" office:value-type="float" office:value="34.103981042654" calcext:value-type="float">
            <text:p>34,1039810427</text:p>
          </table:table-cell>
          <table:table-cell table:formula="of:=([.R44]+[.E44])/[.B44]" office:value-type="float" office:value="18.7020853080569" calcext:value-type="float">
            <text:p>18,7020853081</text:p>
          </table:table-cell>
          <table:table-cell table:formula="of:=([.S44]+[.E44])/[.B44]" office:value-type="float" office:value="17.5684360189573" calcext:value-type="float">
            <text:p>17,568436019</text:p>
          </table:table-cell>
          <table:table-cell table:formula="of:=([.T44]+[.E44])/[.B44]" office:value-type="float" office:value="21.5110900473934" calcext:value-type="float">
            <text:p>21,5110900474</text:p>
          </table:table-cell>
          <table:table-cell table:formula="of:=([.U44]+[.E44])/[.B44]" office:value-type="float" office:value="14.63336492891" calcext:value-type="float">
            <text:p>14,6333649289</text:p>
          </table:table-cell>
          <table:table-cell table:formula="of:=([.V44]+[.E44])/[.B44]" office:value-type="float" office:value="14.2025592417062" calcext:value-type="float">
            <text:p>14,20255924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/>
          <table:table-cell table:formula="of:=[.D45]/[.B45]" office:value-type="float" office:value="12.0516113744076" calcext:value-type="float">
            <text:p>12,0516113744</text:p>
          </table:table-cell>
          <table:table-cell table:formula="of:=[.E45]/[.B45]" office:value-type="float" office:value="12.335355450237" calcext:value-type="float">
            <text:p>12,3353554502</text:p>
          </table:table-cell>
          <table:table-cell/>
          <table:table-cell table:formula="of:=[.G45]/[.B45]" office:value-type="float" office:value="55.6199052132701" calcext:value-type="float">
            <text:p>55,6199052133</text:p>
          </table:table-cell>
          <table:table-cell/>
          <table:table-cell table:formula="of:=([.I45]+[.E45])/[.B45]" office:value-type="float" office:value="416.574218009479" calcext:value-type="float">
            <text:p>416,5742180095</text:p>
          </table:table-cell>
          <table:table-cell table:formula="of:=([.J45]+[.E45])/[.B45]" office:value-type="float" office:value="364.598388625592" calcext:value-type="float">
            <text:p>364,5983886256</text:p>
          </table:table-cell>
          <table:table-cell table:formula="of:=([.K45]+[.E45])/[.B45]" office:value-type="float" office:value="340.061895734597" calcext:value-type="float">
            <text:p>340,0618957346</text:p>
          </table:table-cell>
          <table:table-cell table:formula="of:=([.L45]+[.E45])/[.B45]" office:value-type="float" office:value="270.872322274882" calcext:value-type="float">
            <text:p>270,8723222749</text:p>
          </table:table-cell>
          <table:table-cell table:formula="of:=([.M45]+[.E45])/[.B45]" office:value-type="float" office:value="254.17990521327" calcext:value-type="float">
            <text:p>254,1799052133</text:p>
          </table:table-cell>
          <table:table-cell table:formula="of:=([.N45]+[.E45])/[.B45]" office:value-type="float" office:value="211.666161137441" calcext:value-type="float">
            <text:p>211,6661611374</text:p>
          </table:table-cell>
          <table:table-cell table:formula="of:=([.O45]+[.E45])/[.B45]" office:value-type="float" office:value="132.517345971564" calcext:value-type="float">
            <text:p>132,5173459716</text:p>
          </table:table-cell>
          <table:table-cell table:formula="of:=([.P45]+[.E45])/[.B45]" office:value-type="float" office:value="91.0073933649289" calcext:value-type="float">
            <text:p>91,0073933649</text:p>
          </table:table-cell>
          <table:table-cell table:formula="of:=([.Q45]+[.E45])/[.B45]" office:value-type="float" office:value="35.3495734597156" calcext:value-type="float">
            <text:p>35,3495734597</text:p>
          </table:table-cell>
          <table:table-cell table:formula="of:=([.R45]+[.E45])/[.B45]" office:value-type="float" office:value="19.056682464455" calcext:value-type="float">
            <text:p>19,0566824645</text:p>
          </table:table-cell>
          <table:table-cell table:formula="of:=([.S45]+[.E45])/[.B45]" office:value-type="float" office:value="17.9230331753555" calcext:value-type="float">
            <text:p>17,9230331754</text:p>
          </table:table-cell>
          <table:table-cell table:formula="of:=([.T45]+[.E45])/[.B45]" office:value-type="float" office:value="21.8656872037915" calcext:value-type="float">
            <text:p>21,8656872038</text:p>
          </table:table-cell>
          <table:table-cell table:formula="of:=([.U45]+[.E45])/[.B45]" office:value-type="float" office:value="14.9879620853081" calcext:value-type="float">
            <text:p>14,9879620853</text:p>
          </table:table-cell>
          <table:table-cell table:formula="of:=([.V45]+[.E45])/[.B45]" office:value-type="float" office:value="14.5571563981043" calcext:value-type="float">
            <text:p>14,5571563981</text:p>
          </table:table-cell>
          <table:table-cell table:number-columns-repeated="6"/>
        </table:table-row>
        <table:table-row table:style-name="ro3" table:number-rows-repeated="36">
          <table:table-cell table:number-columns-repeated="28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27"/>
        </table:table-row>
      </table:table>
      <table:table table:name="calulating entire time" table:style-name="ta1">
        <table:table-column table:style-name="co2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3" table:default-cell-style-name="ce1"/>
        <table:table-column table:style-name="co19" table:default-cell-style-name="ce1"/>
        <table:table-column table:style-name="co13" table:number-columns-repeated="1012" table:default-cell-style-name="ce1"/>
        <table:table-row table:style-name="ro1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3:48:15.463462102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5-18T14:23:58.820911096</dc:date>
    <meta:editing-duration>P3DT16H38M6S</meta:editing-duration>
    <meta:editing-cycles>155</meta:editing-cycles>
    <meta:generator>LibreOffice/5.0.3.2$Linux_X86_64 LibreOffice_project/00m0$Build-2</meta:generator>
    <dc:creator>menoobs </dc:creator>
    <meta:document-statistic meta:table-count="6" meta:cell-count="5848"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61:graphs_mac_times_externally_calced.AC62 graphs_mac_times_externally_calced.A135:graphs_mac_times_externally_calced.A135 graphs_mac_times_externally_calced.H66:graphs_mac_times_externally_calced.AC66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1:graphs_mac_times_externally_calced.AC61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62:graphs_mac_times_externally_calced.AC62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66:graphs_mac_times_externally_calced.AC66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61:graphs_mac_times_externally_calced.AC61</svg:desc>
                </draw:g>
              </table:table-cell>
              <table:table-cell office:value-type="float" office:value="444.030042553192">
                <text:p>444.030042553192</text:p>
              </table:table-cell>
              <table:table-cell office:value-type="float" office:value="418.158553191489">
                <text:p>418.158553191489</text:p>
              </table:table-cell>
              <table:table-cell office:value-type="float" office:value="406.648765957447">
                <text:p>406.648765957447</text:p>
              </table:table-cell>
              <table:table-cell office:value-type="float" office:value="370.03770212766">
                <text:p>370.03770212766</text:p>
              </table:table-cell>
              <table:table-cell office:value-type="float" office:value="358.097276595745">
                <text:p>358.097276595745</text:p>
              </table:table-cell>
              <table:table-cell office:value-type="float" office:value="290.133872340426">
                <text:p>290.133872340426</text:p>
              </table:table-cell>
              <table:table-cell office:value-type="float" office:value="312.19770212766">
                <text:p>312.19770212766</text:p>
              </table:table-cell>
              <table:table-cell office:value-type="float" office:value="85.0257872340426">
                <text:p>85.0257872340426</text:p>
              </table:table-cell>
              <table:table-cell office:value-type="float" office:value="30.132170212766">
                <text:p>30.132170212766</text:p>
              </table:table-cell>
              <table:table-cell office:value-type="float" office:value="55.2930212765958">
                <text:p>55.2930212765958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62:graphs_mac_times_externally_calced.AC62</svg:desc>
                </draw:g>
              </table:table-cell>
              <table:table-cell office:value-type="float" office:value="410.815659574468">
                <text:p>410.815659574468</text:p>
              </table:table-cell>
              <table:table-cell office:value-type="float" office:value="386.946723404255">
                <text:p>386.946723404255</text:p>
              </table:table-cell>
              <table:table-cell office:value-type="float" office:value="376.213957446808">
                <text:p>376.213957446808</text:p>
              </table:table-cell>
              <table:table-cell office:value-type="float" office:value="321.310127659574">
                <text:p>321.310127659574</text:p>
              </table:table-cell>
              <table:table-cell office:value-type="float" office:value="306.654808510638">
                <text:p>306.654808510638</text:p>
              </table:table-cell>
              <table:table-cell office:value-type="float" office:value="270.036936170213">
                <text:p>270.036936170213</text:p>
              </table:table-cell>
              <table:table-cell office:value-type="float" office:value="234.562893617021">
                <text:p>234.562893617021</text:p>
              </table:table-cell>
              <table:table-cell office:value-type="float" office:value="132.709276595745">
                <text:p>132.709276595745</text:p>
              </table:table-cell>
              <table:table-cell office:value-type="float" office:value="97.4667234042553">
                <text:p>97.4667234042553</text:p>
              </table:table-cell>
              <table:table-cell office:value-type="float" office:value="8.78587234042553">
                <text:p>8.78587234042553</text:p>
              </table:table-cell>
              <table:table-cell office:value-type="float" office:value="63.344170212766">
                <text:p>63.344170212766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66:graphs_mac_times_externally_calced.AC66</svg:desc>
                </draw:g>
              </table:table-cell>
              <table:table-cell office:value-type="float" office:value="877.614042553191">
                <text:p>877.614042553191</text:p>
              </table:table-cell>
              <table:table-cell office:value-type="float" office:value="857.456595744681">
                <text:p>857.456595744681</text:p>
              </table:table-cell>
              <table:table-cell office:value-type="float" office:value="850.134042553191">
                <text:p>850.134042553191</text:p>
              </table:table-cell>
              <table:table-cell office:value-type="float" office:value="813.523829787234">
                <text:p>813.523829787234</text:p>
              </table:table-cell>
              <table:table-cell office:value-type="float" office:value="810.313617021277">
                <text:p>810.313617021277</text:p>
              </table:table-cell>
              <table:table-cell office:value-type="float" office:value="767.282978723404">
                <text:p>767.282978723404</text:p>
              </table:table-cell>
              <table:table-cell office:value-type="float" office:value="751.26">
                <text:p>751.26</text:p>
              </table:table-cell>
              <table:table-cell office:value-type="float" office:value="697.346808510638">
                <text:p>697.346808510638</text:p>
              </table:table-cell>
              <table:table-cell office:value-type="float" office:value="569.530638297872">
                <text:p>569.530638297872</text:p>
              </table:table-cell>
              <table:table-cell office:value-type="float" office:value="350.014893617021">
                <text:p>350.014893617021</text:p>
              </table:table-cell>
              <table:table-cell office:value-type="float" office:value="216.487234042553">
                <text:p>216.487234042553</text:p>
              </table:table-cell>
              <table:table-cell office:value-type="float" office:value="52.1612765957447">
                <text:p>52.1612765957447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63:graphs_mac_times_externally_calced.AC65 graphs_mac_times_externally_calced.A136:graphs_mac_times_externally_calced.A138 graphs_mac_times_externally_calced.H67:graphs_mac_times_externally_calced.AC69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63:graphs_mac_times_externally_calced.AC63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64:graphs_mac_times_externally_calced.AC64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65:graphs_mac_times_externally_calced.AC65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67:graphs_mac_times_externally_calced.AC67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68:graphs_mac_times_externally_calced.AC68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69:graphs_mac_times_externally_calced.AC69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63:graphs_mac_times_externally_calced.AC63</svg:desc>
                </draw:g>
              </table:table-cell>
              <table:table-cell office:value-type="float" office:value="363.265617021277">
                <text:p>363.265617021277</text:p>
              </table:table-cell>
              <table:table-cell office:value-type="float" office:value="341.186468085106">
                <text:p>341.186468085106</text:p>
              </table:table-cell>
              <table:table-cell office:value-type="float" office:value="321.53285106383">
                <text:p>321.53285106383</text:p>
              </table:table-cell>
              <table:table-cell office:value-type="float" office:value="276.337957446809">
                <text:p>276.337957446809</text:p>
              </table:table-cell>
              <table:table-cell office:value-type="float" office:value="267.121787234043">
                <text:p>267.121787234043</text:p>
              </table:table-cell>
              <table:table-cell office:value-type="float" office:value="223.268170212766">
                <text:p>223.268170212766</text:p>
              </table:table-cell>
              <table:table-cell office:value-type="float" office:value="198.462212765957">
                <text:p>198.462212765957</text:p>
              </table:table-cell>
              <table:table-cell office:value-type="float" office:value="64.8996595744681">
                <text:p>64.8996595744681</text:p>
              </table:table-cell>
              <table:table-cell office:value-type="float" office:value="35.1277446808511">
                <text:p>35.1277446808511</text:p>
              </table:table-cell>
              <table:table-cell office:value-type="float" office:value="34.7132765957447">
                <text:p>34.713276595744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64:graphs_mac_times_externally_calced.AC64</svg:desc>
                </draw:g>
              </table:table-cell>
              <table:table-cell office:value-type="float" office:value="348.232680851064">
                <text:p>348.232680851064</text:p>
              </table:table-cell>
              <table:table-cell office:value-type="float" office:value="325.215659574468">
                <text:p>325.215659574468</text:p>
              </table:table-cell>
              <table:table-cell office:value-type="float" office:value="307.931404255319">
                <text:p>307.931404255319</text:p>
              </table:table-cell>
              <table:table-cell office:value-type="float" office:value="228.815659574468">
                <text:p>228.815659574468</text:p>
              </table:table-cell>
              <table:table-cell office:value-type="float" office:value="201.183319148936">
                <text:p>201.183319148936</text:p>
              </table:table-cell>
              <table:table-cell office:value-type="float" office:value="164.655659574468">
                <text:p>164.655659574468</text:p>
              </table:table-cell>
              <table:table-cell office:value-type="float" office:value="155.108425531915">
                <text:p>155.108425531915</text:p>
              </table:table-cell>
              <table:table-cell office:value-type="float" office:value="42.2531063829787">
                <text:p>42.2531063829787</text:p>
              </table:table-cell>
              <table:table-cell office:value-type="float" office:value="9.31438297872341">
                <text:p>9.31438297872341</text:p>
              </table:table-cell>
              <table:table-cell office:value-type="float" office:value="8.89991489361702">
                <text:p>8.89991489361702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65:graphs_mac_times_externally_calced.AC65</svg:desc>
                </draw:g>
              </table:table-cell>
              <table:table-cell office:value-type="float" office:value="348.090127659574">
                <text:p>348.090127659574</text:p>
              </table:table-cell>
              <table:table-cell office:value-type="float" office:value="325.697787234043">
                <text:p>325.697787234043</text:p>
              </table:table-cell>
              <table:table-cell office:value-type="float" office:value="306.044170212766">
                <text:p>306.044170212766</text:p>
              </table:table-cell>
              <table:table-cell office:value-type="float" office:value="255.919914893617">
                <text:p>255.919914893617</text:p>
              </table:table-cell>
              <table:table-cell office:value-type="float" office:value="241.515659574468">
                <text:p>241.515659574468</text:p>
              </table:table-cell>
              <table:table-cell office:value-type="float" office:value="178.183744680851">
                <text:p>178.183744680851</text:p>
              </table:table-cell>
              <table:table-cell office:value-type="float" office:value="206.66885106383">
                <text:p>206.66885106383</text:p>
              </table:table-cell>
              <table:table-cell office:value-type="float" office:value="101.781191489362">
                <text:p>101.781191489362</text:p>
              </table:table-cell>
              <table:table-cell office:value-type="float" office:value="27.2790638297872">
                <text:p>27.2790638297872</text:p>
              </table:table-cell>
              <table:table-cell office:value-type="float" office:value="58.3233191489362">
                <text:p>58.323319148936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67:graphs_mac_times_externally_calced.AC67</svg:desc>
                </draw:g>
              </table:table-cell>
              <table:table-cell office:value-type="float" office:value="425.960765957447">
                <text:p>425.960765957447</text:p>
              </table:table-cell>
              <table:table-cell office:value-type="float" office:value="402.033957446809">
                <text:p>402.033957446809</text:p>
              </table:table-cell>
              <table:table-cell office:value-type="float" office:value="389.692680851064">
                <text:p>389.692680851064</text:p>
              </table:table-cell>
              <table:table-cell office:value-type="float" office:value="333.005872340426">
                <text:p>333.005872340426</text:p>
              </table:table-cell>
              <table:table-cell office:value-type="float" office:value="316.590553191489">
                <text:p>316.590553191489</text:p>
              </table:table-cell>
              <table:table-cell office:value-type="float" office:value="277.264595744681">
                <text:p>277.264595744681</text:p>
              </table:table-cell>
              <table:table-cell office:value-type="float" office:value="258.073957446808">
                <text:p>258.073957446808</text:p>
              </table:table-cell>
              <table:table-cell office:value-type="float" office:value="96.7454468085106">
                <text:p>96.7454468085106</text:p>
              </table:table-cell>
              <table:table-cell office:value-type="float" office:value="9.67565957446809">
                <text:p>9.67565957446809</text:p>
              </table:table-cell>
              <table:table-cell office:value-type="float" office:value="9.2611914893617">
                <text:p>9.2611914893617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68:graphs_mac_times_externally_calced.AC68</svg:desc>
                </draw:g>
              </table:table-cell>
              <table:table-cell office:value-type="float" office:value="413.597021276596">
                <text:p>413.597021276596</text:p>
              </table:table-cell>
              <table:table-cell office:value-type="float" office:value="388.457446808511">
                <text:p>388.457446808511</text:p>
              </table:table-cell>
              <table:table-cell office:value-type="float" office:value="375.242978723404">
                <text:p>375.242978723404</text:p>
              </table:table-cell>
              <table:table-cell office:value-type="float" office:value="332.74">
                <text:p>332.74</text:p>
              </table:table-cell>
              <table:table-cell office:value-type="float" office:value="301.047234042553">
                <text:p>301.047234042553</text:p>
              </table:table-cell>
              <table:table-cell office:value-type="float" office:value="259.974042553191">
                <text:p>259.974042553191</text:p>
              </table:table-cell>
              <table:table-cell office:value-type="float" office:value="174.22170212766">
                <text:p>174.22170212766</text:p>
              </table:table-cell>
              <table:table-cell office:value-type="float" office:value="38.8846808510638">
                <text:p>38.8846808510638</text:p>
              </table:table-cell>
              <table:table-cell office:value-type="float" office:value="9.61148936170213">
                <text:p>9.61148936170213</text:p>
              </table:table-cell>
              <table:table-cell office:value-type="float" office:value="9.19702127659575">
                <text:p>9.1970212765957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69:graphs_mac_times_externally_calced.AC69</svg:desc>
                </draw:g>
              </table:table-cell>
              <table:table-cell office:value-type="float" office:value="465.338553191489">
                <text:p>465.338553191489</text:p>
              </table:table-cell>
              <table:table-cell office:value-type="float" office:value="431.429617021277">
                <text:p>431.429617021277</text:p>
              </table:table-cell>
              <table:table-cell office:value-type="float" office:value="417.193872340426">
                <text:p>417.193872340426</text:p>
              </table:table-cell>
              <table:table-cell office:value-type="float" office:value="373.668765957447">
                <text:p>373.668765957447</text:p>
              </table:table-cell>
              <table:table-cell office:value-type="float" office:value="335.846638297872">
                <text:p>335.846638297872</text:p>
              </table:table-cell>
              <table:table-cell office:value-type="float" office:value="292.730042553191">
                <text:p>292.730042553191</text:p>
              </table:table-cell>
              <table:table-cell office:value-type="float" office:value="193.69514893617">
                <text:p>193.69514893617</text:p>
              </table:table-cell>
              <table:table-cell office:value-type="float" office:value="42.6372765957447">
                <text:p>42.6372765957447</text:p>
              </table:table-cell>
              <table:table-cell office:value-type="float" office:value="9.67302127659574">
                <text:p>9.67302127659574</text:p>
              </table:table-cell>
              <table:table-cell office:value-type="float" office:value="9.25855319148936">
                <text:p>9.2585531914893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71:graphs_mac_times_externally_calced.AC71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71:graphs_mac_times_externally_calced.AC71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71:graphs_mac_times_externally_calced.AC71</svg:desc>
                </draw:g>
              </table:table-cell>
              <table:table-cell office:value-type="float" office:value="2022.81028037383">
                <text:p>2022.81028037383</text:p>
              </table:table-cell>
              <table:table-cell office:value-type="float" office:value="1983.40965732087">
                <text:p>1983.40965732087</text:p>
              </table:table-cell>
              <table:table-cell office:value-type="float" office:value="1925.01277258567">
                <text:p>1925.01277258567</text:p>
              </table:table-cell>
              <table:table-cell office:value-type="float" office:value="1889.80280373832">
                <text:p>1889.80280373832</text:p>
              </table:table-cell>
              <table:table-cell office:value-type="float" office:value="1802.1292834891">
                <text:p>1802.1292834891</text:p>
              </table:table-cell>
              <table:table-cell office:value-type="float" office:value="1790.25451713396">
                <text:p>1790.25451713396</text:p>
              </table:table-cell>
              <table:table-cell office:value-type="float" office:value="1784.44018691589">
                <text:p>1784.44018691589</text:p>
              </table:table-cell>
              <table:table-cell office:value-type="float" office:value="1803.24080996885">
                <text:p>1803.24080996885</text:p>
              </table:table-cell>
              <table:table-cell office:value-type="float" office:value="1719.946105919">
                <text:p>1719.946105919</text:p>
              </table:table-cell>
              <table:table-cell office:value-type="float" office:value="1456.2707165109">
                <text:p>1456.2707165109</text:p>
              </table:table-cell>
              <table:table-cell office:value-type="float" office:value="966.420249221184">
                <text:p>966.420249221184</text:p>
              </table:table-cell>
              <table:table-cell office:value-type="float" office:value="785.419003115265">
                <text:p>785.419003115265</text:p>
              </table:table-cell>
              <table:table-cell office:value-type="float" office:value="555.695015576324">
                <text:p>555.695015576324</text:p>
              </table:table-cell>
              <table:table-cell office:value-type="float" office:value="181.210903426791">
                <text:p>181.21090342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72:graphs_mac_times_externally_calced.AC73 graphs_mac_times_externally_calced.A135:graphs_mac_times_externally_calced.A135 graphs_mac_times_externally_calced.H77:graphs_mac_times_externally_calced.AC77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2:graphs_mac_times_externally_calced.AC72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73:graphs_mac_times_externally_calced.AC73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77:graphs_mac_times_externally_calced.AC77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72:graphs_mac_times_externally_calced.AC72</svg:desc>
                </draw:g>
              </table:table-cell>
              <table:table-cell office:value-type="float" office:value="663.619003115265">
                <text:p>663.619003115265</text:p>
              </table:table-cell>
              <table:table-cell office:value-type="float" office:value="635.915576323988">
                <text:p>635.915576323988</text:p>
              </table:table-cell>
              <table:table-cell office:value-type="float" office:value="577.518691588785">
                <text:p>577.518691588785</text:p>
              </table:table-cell>
              <table:table-cell office:value-type="float" office:value="542.279439252336">
                <text:p>542.279439252336</text:p>
              </table:table-cell>
              <table:table-cell office:value-type="float" office:value="424.504984423676">
                <text:p>424.504984423676</text:p>
              </table:table-cell>
              <table:table-cell office:value-type="float" office:value="306.096884735202">
                <text:p>306.096884735202</text:p>
              </table:table-cell>
              <table:table-cell office:value-type="float" office:value="347.864485981308">
                <text:p>347.864485981308</text:p>
              </table:table-cell>
              <table:table-cell office:value-type="float" office:value="174.625856697819">
                <text:p>174.625856697819</text:p>
              </table:table-cell>
              <table:table-cell office:value-type="float" office:value="138.951090342679">
                <text:p>138.951090342679</text:p>
              </table:table-cell>
              <table:table-cell office:value-type="float" office:value="52.9311526479751">
                <text:p>52.9311526479751</text:p>
              </table:table-cell>
              <table:table-cell office:value-type="float" office:value="51.8376947040498">
                <text:p>51.8376947040498</text:p>
              </table:table-cell>
              <table:table-cell office:value-type="float" office:value="136.013395638629">
                <text:p>136.013395638629</text:p>
              </table:table-cell>
              <table:table-cell office:value-type="float" office:value="50.8009345794393">
                <text:p>50.8009345794393</text:p>
              </table:table-cell>
              <table:table-cell office:value-type="float" office:value="135.126168224299">
                <text:p>135.12616822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73:graphs_mac_times_externally_calced.AC73</svg:desc>
                </draw:g>
              </table:table-cell>
              <table:table-cell office:value-type="float" office:value="599.044049844237">
                <text:p>599.044049844237</text:p>
              </table:table-cell>
              <table:table-cell office:value-type="float" office:value="571.531900311526">
                <text:p>571.531900311526</text:p>
              </table:table-cell>
              <table:table-cell office:value-type="float" office:value="513.134392523364">
                <text:p>513.134392523364</text:p>
              </table:table-cell>
              <table:table-cell office:value-type="float" office:value="449.626604361371">
                <text:p>449.626604361371</text:p>
              </table:table-cell>
              <table:table-cell office:value-type="float" office:value="327.37738317757">
                <text:p>327.37738317757</text:p>
              </table:table-cell>
              <table:table-cell office:value-type="float" office:value="234.943738317757">
                <text:p>234.943738317757</text:p>
              </table:table-cell>
              <table:table-cell office:value-type="float" office:value="290.842180685358">
                <text:p>290.842180685358</text:p>
              </table:table-cell>
              <table:table-cell office:value-type="float" office:value="151.991090342679">
                <text:p>151.991090342679</text:p>
              </table:table-cell>
              <table:table-cell office:value-type="float" office:value="55.930031152648">
                <text:p>55.930031152648</text:p>
              </table:table-cell>
              <table:table-cell office:value-type="float" office:value="54.4290965732087">
                <text:p>54.4290965732087</text:p>
              </table:table-cell>
              <table:table-cell office:value-type="float" office:value="53.5431152647975">
                <text:p>53.5431152647975</text:p>
              </table:table-cell>
              <table:table-cell office:value-type="float" office:value="53.0963862928349">
                <text:p>53.0963862928349</text:p>
              </table:table-cell>
              <table:table-cell office:value-type="float" office:value="52.5063551401869">
                <text:p>52.5063551401869</text:p>
              </table:table-cell>
              <table:table-cell office:value-type="float" office:value="52.2091588785047">
                <text:p>52.20915887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77:graphs_mac_times_externally_calced.AC77</svg:desc>
                </draw:g>
              </table:table-cell>
              <table:table-cell office:value-type="float" office:value="1166.99420560748">
                <text:p>1166.99420560748</text:p>
              </table:table-cell>
              <table:table-cell office:value-type="float" office:value="1115.45401869159">
                <text:p>1115.45401869159</text:p>
              </table:table-cell>
              <table:table-cell office:value-type="float" office:value="1057.05651090343">
                <text:p>1057.05651090343</text:p>
              </table:table-cell>
              <table:table-cell office:value-type="float" office:value="1021.84654205608">
                <text:p>1021.84654205608</text:p>
              </table:table-cell>
              <table:table-cell office:value-type="float" office:value="934.173644859813">
                <text:p>934.173644859813</text:p>
              </table:table-cell>
              <table:table-cell office:value-type="float" office:value="922.298878504673">
                <text:p>922.298878504673</text:p>
              </table:table-cell>
              <table:table-cell office:value-type="float" office:value="916.484548286604">
                <text:p>916.484548286604</text:p>
              </table:table-cell>
              <table:table-cell office:value-type="float" office:value="900.550591900312">
                <text:p>900.550591900312</text:p>
              </table:table-cell>
              <table:table-cell office:value-type="float" office:value="288.761806853583">
                <text:p>288.761806853583</text:p>
              </table:table-cell>
              <table:table-cell office:value-type="float" office:value="58.351214953271">
                <text:p>58.351214953271</text:p>
              </table:table-cell>
              <table:table-cell office:value-type="float" office:value="56.2284735202492">
                <text:p>56.2284735202492</text:p>
              </table:table-cell>
              <table:table-cell office:value-type="float" office:value="55.7798753894081">
                <text:p>55.7798753894081</text:p>
              </table:table-cell>
              <table:table-cell office:value-type="float" office:value="55.1898442367601">
                <text:p>55.1898442367601</text:p>
              </table:table-cell>
              <table:table-cell office:value-type="float" office:value="54.8926479750779">
                <text:p>54.892647975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74:graphs_mac_times_externally_calced.AC76 graphs_mac_times_externally_calced.A136:graphs_mac_times_externally_calced.A138 graphs_mac_times_externally_calced.H78:graphs_mac_times_externally_calced.AC80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4:graphs_mac_times_externally_calced.AC74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75:graphs_mac_times_externally_calced.AC75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76:graphs_mac_times_externally_calced.AC76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78:graphs_mac_times_externally_calced.AC78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79:graphs_mac_times_externally_calced.AC79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80:graphs_mac_times_externally_calced.AC80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74:graphs_mac_times_externally_calced.AC74</svg:desc>
                </draw:g>
              </table:table-cell>
              <table:table-cell office:value-type="float" office:value="504.371214953271">
                <text:p>504.371214953271</text:p>
              </table:table-cell>
              <table:table-cell office:value-type="float" office:value="477.875264797508">
                <text:p>477.875264797508</text:p>
              </table:table-cell>
              <table:table-cell office:value-type="float" office:value="419.477757009346">
                <text:p>419.477757009346</text:p>
              </table:table-cell>
              <table:table-cell office:value-type="float" office:value="257.471526479751">
                <text:p>257.471526479751</text:p>
              </table:table-cell>
              <table:table-cell office:value-type="float" office:value="254.456573208723">
                <text:p>254.456573208723</text:p>
              </table:table-cell>
              <table:table-cell office:value-type="float" office:value="81.5799376947041">
                <text:p>81.5799376947041</text:p>
              </table:table-cell>
              <table:table-cell office:value-type="float" office:value="151.826666666667">
                <text:p>151.826666666667</text:p>
              </table:table-cell>
              <table:table-cell office:value-type="float" office:value="60.340062305296">
                <text:p>60.340062305296</text:p>
              </table:table-cell>
              <table:table-cell office:value-type="float" office:value="55.6148286604361">
                <text:p>55.6148286604361</text:p>
              </table:table-cell>
              <table:table-cell office:value-type="float" office:value="54.1132710280374">
                <text:p>54.1132710280374</text:p>
              </table:table-cell>
              <table:table-cell office:value-type="float" office:value="53.342554517134">
                <text:p>53.342554517134</text:p>
              </table:table-cell>
              <table:table-cell office:value-type="float" office:value="52.8958255451713">
                <text:p>52.8958255451713</text:p>
              </table:table-cell>
              <table:table-cell office:value-type="float" office:value="52.3057943925234">
                <text:p>52.3057943925234</text:p>
              </table:table-cell>
              <table:table-cell office:value-type="float" office:value="52.0085981308411">
                <text:p>52.008598130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75:graphs_mac_times_externally_calced.AC75</svg:desc>
                </draw:g>
              </table:table-cell>
              <table:table-cell office:value-type="float" office:value="502.130031152648">
                <text:p>502.130031152648</text:p>
              </table:table-cell>
              <table:table-cell office:value-type="float" office:value="475.291401869159">
                <text:p>475.291401869159</text:p>
              </table:table-cell>
              <table:table-cell office:value-type="float" office:value="416.893894080997">
                <text:p>416.893894080997</text:p>
              </table:table-cell>
              <table:table-cell office:value-type="float" office:value="290.991090342679">
                <text:p>290.991090342679</text:p>
              </table:table-cell>
              <table:table-cell office:value-type="float" office:value="181.47769470405">
                <text:p>181.47769470405</text:p>
              </table:table-cell>
              <table:table-cell office:value-type="float" office:value="191.087663551402">
                <text:p>191.087663551402</text:p>
              </table:table-cell>
              <table:table-cell office:value-type="float" office:value="73.1294080996885">
                <text:p>73.1294080996885</text:p>
              </table:table-cell>
              <table:table-cell office:value-type="float" office:value="57.5979439252336">
                <text:p>57.5979439252336</text:p>
              </table:table-cell>
              <table:table-cell office:value-type="float" office:value="52.8727102803738">
                <text:p>52.8727102803738</text:p>
              </table:table-cell>
              <table:table-cell office:value-type="float" office:value="51.3711526479751">
                <text:p>51.3711526479751</text:p>
              </table:table-cell>
              <table:table-cell office:value-type="float" office:value="50.6004361370716">
                <text:p>50.6004361370716</text:p>
              </table:table-cell>
              <table:table-cell office:value-type="float" office:value="50.153707165109">
                <text:p>50.153707165109</text:p>
              </table:table-cell>
              <table:table-cell office:value-type="float" office:value="49.5636760124611">
                <text:p>49.5636760124611</text:p>
              </table:table-cell>
              <table:table-cell office:value-type="float" office:value="49.2664797507788">
                <text:p>49.266479750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76:graphs_mac_times_externally_calced.AC76</svg:desc>
                </draw:g>
              </table:table-cell>
              <table:table-cell office:value-type="float" office:value="491.754953271028">
                <text:p>491.754953271028</text:p>
              </table:table-cell>
              <table:table-cell office:value-type="float" office:value="462.960560747664">
                <text:p>462.960560747664</text:p>
              </table:table-cell>
              <table:table-cell office:value-type="float" office:value="340.182990654206">
                <text:p>340.182990654206</text:p>
              </table:table-cell>
              <table:table-cell office:value-type="float" office:value="304.804174454829">
                <text:p>304.804174454829</text:p>
              </table:table-cell>
              <table:table-cell office:value-type="float" office:value="92.5960747663551">
                <text:p>92.5960747663551</text:p>
              </table:table-cell>
              <table:table-cell office:value-type="float" office:value="80.3998130841121">
                <text:p>80.3998130841121</text:p>
              </table:table-cell>
              <table:table-cell office:value-type="float" office:value="74.3985669781931">
                <text:p>74.3985669781931</text:p>
              </table:table-cell>
              <table:table-cell office:value-type="float" office:value="59.2795638629284">
                <text:p>59.2795638629284</text:p>
              </table:table-cell>
              <table:table-cell office:value-type="float" office:value="54.5543302180685">
                <text:p>54.5543302180685</text:p>
              </table:table-cell>
              <table:table-cell office:value-type="float" office:value="53.0527725856698">
                <text:p>53.0527725856698</text:p>
              </table:table-cell>
              <table:table-cell office:value-type="float" office:value="52.2820560747664">
                <text:p>52.2820560747664</text:p>
              </table:table-cell>
              <table:table-cell office:value-type="float" office:value="51.8353271028037">
                <text:p>51.8353271028037</text:p>
              </table:table-cell>
              <table:table-cell office:value-type="float" office:value="51.2452959501558">
                <text:p>51.2452959501558</text:p>
              </table:table-cell>
              <table:table-cell office:value-type="float" office:value="50.9480996884735">
                <text:p>50.948099688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78:graphs_mac_times_externally_calced.AC78</svg:desc>
                </draw:g>
              </table:table-cell>
              <table:table-cell office:value-type="float" office:value="580.434267912773">
                <text:p>580.434267912773</text:p>
              </table:table-cell>
              <table:table-cell office:value-type="float" office:value="555.355763239875">
                <text:p>555.355763239875</text:p>
              </table:table-cell>
              <table:table-cell office:value-type="float" office:value="496.958255451713">
                <text:p>496.958255451713</text:p>
              </table:table-cell>
              <table:table-cell office:value-type="float" office:value="461.748286604361">
                <text:p>461.748286604361</text:p>
              </table:table-cell>
              <table:table-cell office:value-type="float" office:value="317.959501557632">
                <text:p>317.959501557632</text:p>
              </table:table-cell>
              <table:table-cell office:value-type="float" office:value="193.643613707165">
                <text:p>193.643613707165</text:p>
              </table:table-cell>
              <table:table-cell office:value-type="float" office:value="75.38753894081">
                <text:p>75.38753894081</text:p>
              </table:table-cell>
              <table:table-cell office:value-type="float" office:value="59.5084112149533">
                <text:p>59.5084112149533</text:p>
              </table:table-cell>
              <table:table-cell office:value-type="float" office:value="54.7831775700935">
                <text:p>54.7831775700935</text:p>
              </table:table-cell>
              <table:table-cell office:value-type="float" office:value="53.2816199376947">
                <text:p>53.2816199376947</text:p>
              </table:table-cell>
              <table:table-cell office:value-type="float" office:value="52.5109034267913">
                <text:p>52.5109034267913</text:p>
              </table:table-cell>
              <table:table-cell office:value-type="float" office:value="52.0641744548287">
                <text:p>52.0641744548287</text:p>
              </table:table-cell>
              <table:table-cell office:value-type="float" office:value="51.4741433021807">
                <text:p>51.4741433021807</text:p>
              </table:table-cell>
              <table:table-cell office:value-type="float" office:value="51.1769470404984">
                <text:p>51.176947040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79:graphs_mac_times_externally_calced.AC79</svg:desc>
                </draw:g>
              </table:table-cell>
              <table:table-cell office:value-type="float" office:value="531.940062305296">
                <text:p>531.940062305296</text:p>
              </table:table-cell>
              <table:table-cell office:value-type="float" office:value="506.444112149533">
                <text:p>506.444112149533</text:p>
              </table:table-cell>
              <table:table-cell office:value-type="float" office:value="448.046604361371">
                <text:p>448.046604361371</text:p>
              </table:table-cell>
              <table:table-cell office:value-type="float" office:value="379.704548286604">
                <text:p>379.704548286604</text:p>
              </table:table-cell>
              <table:table-cell office:value-type="float" office:value="159.293333333333">
                <text:p>159.293333333333</text:p>
              </table:table-cell>
              <table:table-cell office:value-type="float" office:value="80.9039252336449">
                <text:p>80.9039252336449</text:p>
              </table:table-cell>
              <table:table-cell office:value-type="float" office:value="74.9238629283489">
                <text:p>74.9238629283489</text:p>
              </table:table-cell>
              <table:table-cell office:value-type="float" office:value="59.4154517133956">
                <text:p>59.4154517133956</text:p>
              </table:table-cell>
              <table:table-cell office:value-type="float" office:value="54.6902180685358">
                <text:p>54.6902180685358</text:p>
              </table:table-cell>
              <table:table-cell office:value-type="float" office:value="53.1886604361371">
                <text:p>53.1886604361371</text:p>
              </table:table-cell>
              <table:table-cell office:value-type="float" office:value="52.4179439252336">
                <text:p>52.4179439252336</text:p>
              </table:table-cell>
              <table:table-cell office:value-type="float" office:value="51.971214953271">
                <text:p>51.971214953271</text:p>
              </table:table-cell>
              <table:table-cell office:value-type="float" office:value="51.3811838006231">
                <text:p>51.3811838006231</text:p>
              </table:table-cell>
              <table:table-cell office:value-type="float" office:value="51.0839875389408">
                <text:p>51.083987538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80:graphs_mac_times_externally_calced.AC80</svg:desc>
                </draw:g>
              </table:table-cell>
              <table:table-cell office:value-type="float" office:value="571.056635514019">
                <text:p>571.056635514019</text:p>
              </table:table-cell>
              <table:table-cell office:value-type="float" office:value="551.375638629284">
                <text:p>551.375638629284</text:p>
              </table:table-cell>
              <table:table-cell office:value-type="float" office:value="492.978130841122">
                <text:p>492.978130841122</text:p>
              </table:table-cell>
              <table:table-cell office:value-type="float" office:value="418.108971962617">
                <text:p>418.108971962617</text:p>
              </table:table-cell>
              <table:table-cell office:value-type="float" office:value="171.548847352025">
                <text:p>171.548847352025</text:p>
              </table:table-cell>
              <table:table-cell office:value-type="float" office:value="79.9569470404984">
                <text:p>79.9569470404984</text:p>
              </table:table-cell>
              <table:table-cell office:value-type="float" office:value="73.9438629283489">
                <text:p>73.9438629283489</text:p>
              </table:table-cell>
              <table:table-cell office:value-type="float" office:value="58.568785046729">
                <text:p>58.568785046729</text:p>
              </table:table-cell>
              <table:table-cell office:value-type="float" office:value="53.8435514018692">
                <text:p>53.8435514018692</text:p>
              </table:table-cell>
              <table:table-cell office:value-type="float" office:value="52.3419937694704">
                <text:p>52.3419937694704</text:p>
              </table:table-cell>
              <table:table-cell office:value-type="float" office:value="51.571277258567">
                <text:p>51.571277258567</text:p>
              </table:table-cell>
              <table:table-cell office:value-type="float" office:value="51.1245482866044">
                <text:p>51.1245482866044</text:p>
              </table:table-cell>
              <table:table-cell office:value-type="float" office:value="50.5345171339564">
                <text:p>50.5345171339564</text:p>
              </table:table-cell>
              <table:table-cell office:value-type="float" office:value="50.2373208722741">
                <text:p>50.237320872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82:graphs_mac_times_externally_calced.AC82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2:graphs_mac_times_externally_calced.AC82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82:graphs_mac_times_externally_calced.AC82</svg:desc>
                </draw:g>
              </table:table-cell>
              <table:table-cell office:value-type="float" office:value="1496.01739336493">
                <text:p>1496.01739336493</text:p>
              </table:table-cell>
              <table:table-cell office:value-type="float" office:value="1458.70317535545">
                <text:p>1458.70317535545</text:p>
              </table:table-cell>
              <table:table-cell office:value-type="float" office:value="1440.60601895735">
                <text:p>1440.60601895735</text:p>
              </table:table-cell>
              <table:table-cell office:value-type="float" office:value="1387.89559241706">
                <text:p>1387.89559241706</text:p>
              </table:table-cell>
              <table:table-cell office:value-type="float" office:value="1411.42829383886">
                <text:p>1411.42829383886</text:p>
              </table:table-cell>
              <table:table-cell office:value-type="float" office:value="1361.64109004739">
                <text:p>1361.64109004739</text:p>
              </table:table-cell>
              <table:table-cell office:value-type="float" office:value="1339.19796208531">
                <text:p>1339.19796208531</text:p>
              </table:table-cell>
              <table:table-cell office:value-type="float" office:value="1308.17616113744">
                <text:p>1308.17616113744</text:p>
              </table:table-cell>
              <table:table-cell office:value-type="float" office:value="1214.78990521327">
                <text:p>1214.78990521327</text:p>
              </table:table-cell>
              <table:table-cell office:value-type="float" office:value="1136.21739336493">
                <text:p>1136.21739336493</text:p>
              </table:table-cell>
              <table:table-cell office:value-type="float" office:value="1003.28658767773">
                <text:p>1003.28658767773</text:p>
              </table:table-cell>
              <table:table-cell office:value-type="float" office:value="888.544881516588">
                <text:p>888.544881516588</text:p>
              </table:table-cell>
              <table:table-cell office:value-type="float" office:value="742.794170616114">
                <text:p>742.794170616114</text:p>
              </table:table-cell>
              <table:table-cell office:value-type="float" office:value="499.731137440758">
                <text:p>499.7311374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83:graphs_mac_times_externally_calced.AC84 graphs_mac_times_externally_calced.A135:graphs_mac_times_externally_calced.A135 graphs_mac_times_externally_calced.H88:graphs_mac_times_externally_calced.AC8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3:graphs_mac_times_externally_calced.AC83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84:graphs_mac_times_externally_calced.AC84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88:graphs_mac_times_externally_calced.AC88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83:graphs_mac_times_externally_calced.AC83</svg:desc>
                </draw:g>
              </table:table-cell>
              <table:table-cell office:value-type="float" office:value="488.677393364929">
                <text:p>488.677393364929</text:p>
              </table:table-cell>
              <table:table-cell office:value-type="float" office:value="441.270758293839">
                <text:p>441.270758293839</text:p>
              </table:table-cell>
              <table:table-cell office:value-type="float" office:value="423.173601895735">
                <text:p>423.173601895735</text:p>
              </table:table-cell>
              <table:table-cell office:value-type="float" office:value="356.608199052133">
                <text:p>356.608199052133</text:p>
              </table:table-cell>
              <table:table-cell office:value-type="float" office:value="364.6636492891">
                <text:p>364.6636492891</text:p>
              </table:table-cell>
              <table:table-cell office:value-type="float" office:value="320.659383886256">
                <text:p>320.659383886256</text:p>
              </table:table-cell>
              <table:table-cell office:value-type="float" office:value="258.09682464455">
                <text:p>258.09682464455</text:p>
              </table:table-cell>
              <table:table-cell office:value-type="float" office:value="197.28355450237">
                <text:p>197.28355450237</text:p>
              </table:table-cell>
              <table:table-cell office:value-type="float" office:value="106.137582938389">
                <text:p>106.137582938389</text:p>
              </table:table-cell>
              <table:table-cell office:value-type="float" office:value="74.9622274881517">
                <text:p>74.9622274881517</text:p>
              </table:table-cell>
              <table:table-cell office:value-type="float" office:value="49.984028436019">
                <text:p>49.984028436019</text:p>
              </table:table-cell>
              <table:table-cell office:value-type="float" office:value="54.3764454976303">
                <text:p>54.3764454976303</text:p>
              </table:table-cell>
              <table:table-cell office:value-type="float" office:value="24.3247867298578">
                <text:p>24.3247867298578</text:p>
              </table:table-cell>
              <table:table-cell office:value-type="float" office:value="35.8754976303318">
                <text:p>35.87549763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84:graphs_mac_times_externally_calced.AC84</svg:desc>
                </draw:g>
              </table:table-cell>
              <table:table-cell office:value-type="float" office:value="448.816113744076">
                <text:p>448.816113744076</text:p>
              </table:table-cell>
              <table:table-cell office:value-type="float" office:value="402.543127962085">
                <text:p>402.543127962085</text:p>
              </table:table-cell>
              <table:table-cell office:value-type="float" office:value="382.920853080569">
                <text:p>382.920853080569</text:p>
              </table:table-cell>
              <table:table-cell office:value-type="float" office:value="318.488151658768">
                <text:p>318.488151658768</text:p>
              </table:table-cell>
              <table:table-cell office:value-type="float" office:value="323.992417061611">
                <text:p>323.992417061611</text:p>
              </table:table-cell>
              <table:table-cell office:value-type="float" office:value="262.091943127962">
                <text:p>262.091943127962</text:p>
              </table:table-cell>
              <table:table-cell office:value-type="float" office:value="210.610426540284">
                <text:p>210.610426540284</text:p>
              </table:table-cell>
              <table:table-cell office:value-type="float" office:value="134.591943127962">
                <text:p>134.591943127962</text:p>
              </table:table-cell>
              <table:table-cell office:value-type="float" office:value="72.1502369668247">
                <text:p>72.1502369668247</text:p>
              </table:table-cell>
              <table:table-cell office:value-type="float" office:value="52.4090047393365">
                <text:p>52.4090047393365</text:p>
              </table:table-cell>
              <table:table-cell office:value-type="float" office:value="40.9620853080569">
                <text:p>40.9620853080569</text:p>
              </table:table-cell>
              <table:table-cell office:value-type="float" office:value="40.4909952606635">
                <text:p>40.4909952606635</text:p>
              </table:table-cell>
              <table:table-cell office:value-type="float" office:value="25.2876777251185">
                <text:p>25.2876777251185</text:p>
              </table:table-cell>
              <table:table-cell office:value-type="float" office:value="27.2123222748815">
                <text:p>27.21232227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88:graphs_mac_times_externally_calced.AC88</svg:desc>
                </draw:g>
              </table:table-cell>
              <table:table-cell office:value-type="float" office:value="849.108909952607">
                <text:p>849.108909952607</text:p>
              </table:table-cell>
              <table:table-cell office:value-type="float" office:value="800.590426540284">
                <text:p>800.590426540284</text:p>
              </table:table-cell>
              <table:table-cell office:value-type="float" office:value="782.49327014218">
                <text:p>782.49327014218</text:p>
              </table:table-cell>
              <table:table-cell office:value-type="float" office:value="729.782843601896">
                <text:p>729.782843601896</text:p>
              </table:table-cell>
              <table:table-cell office:value-type="float" office:value="753.315545023697">
                <text:p>753.315545023697</text:p>
              </table:table-cell>
              <table:table-cell office:value-type="float" office:value="703.838767772512">
                <text:p>703.838767772512</text:p>
              </table:table-cell>
              <table:table-cell office:value-type="float" office:value="682.941611374408">
                <text:p>682.941611374408</text:p>
              </table:table-cell>
              <table:table-cell office:value-type="float" office:value="603.627393364929">
                <text:p>603.627393364929</text:p>
              </table:table-cell>
              <table:table-cell office:value-type="float" office:value="495.945402843602">
                <text:p>495.945402843602</text:p>
              </table:table-cell>
              <table:table-cell office:value-type="float" office:value="373.234502369668">
                <text:p>373.234502369668</text:p>
              </table:table-cell>
              <table:table-cell office:value-type="float" office:value="214.647298578199">
                <text:p>214.647298578199</text:p>
              </table:table-cell>
              <table:table-cell office:value-type="float" office:value="198.908909952607">
                <text:p>198.908909952607</text:p>
              </table:table-cell>
              <table:table-cell office:value-type="float" office:value="157.901327014218">
                <text:p>157.901327014218</text:p>
              </table:table-cell>
              <table:table-cell office:value-type="float" office:value="97.9084360189573">
                <text:p>97.9084360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85:graphs_mac_times_externally_calced.AC87 graphs_mac_times_externally_calced.A136:graphs_mac_times_externally_calced.A138 graphs_mac_times_externally_calced.H89:graphs_mac_times_externally_calced.AC91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5:graphs_mac_times_externally_calced.AC85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86:graphs_mac_times_externally_calced.AC86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87:graphs_mac_times_externally_calced.AC87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89:graphs_mac_times_externally_calced.AC89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90:graphs_mac_times_externally_calced.AC90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91:graphs_mac_times_externally_calced.AC91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85:graphs_mac_times_externally_calced.AC85</svg:desc>
                </draw:g>
              </table:table-cell>
              <table:table-cell office:value-type="float" office:value="381.261753554502">
                <text:p>381.261753554502</text:p>
              </table:table-cell>
              <table:table-cell office:value-type="float" office:value="334.002511848341">
                <text:p>334.002511848341</text:p>
              </table:table-cell>
              <table:table-cell office:value-type="float" office:value="306.094928909953">
                <text:p>306.094928909953</text:p>
              </table:table-cell>
              <table:table-cell office:value-type="float" office:value="231.817203791469">
                <text:p>231.817203791469</text:p>
              </table:table-cell>
              <table:table-cell office:value-type="float" office:value="241.81009478673">
                <text:p>241.81009478673</text:p>
              </table:table-cell>
              <table:table-cell office:value-type="float" office:value="148.571232227488">
                <text:p>148.571232227488</text:p>
              </table:table-cell>
              <table:table-cell office:value-type="float" office:value="137.29018957346">
                <text:p>137.29018957346</text:p>
              </table:table-cell>
              <table:table-cell office:value-type="float" office:value="82.1499052132701">
                <text:p>82.1499052132701</text:p>
              </table:table-cell>
              <table:table-cell office:value-type="float" office:value="55.6522748815166">
                <text:p>55.6522748815166</text:p>
              </table:table-cell>
              <table:table-cell office:value-type="float" office:value="32.3190995260664">
                <text:p>32.3190995260664</text:p>
              </table:table-cell>
              <table:table-cell office:value-type="float" office:value="27.1930331753555">
                <text:p>27.1930331753555</text:p>
              </table:table-cell>
              <table:table-cell office:value-type="float" office:value="24.1816587677725">
                <text:p>24.1816587677725</text:p>
              </table:table-cell>
              <table:table-cell office:value-type="float" office:value="15.6503791469194">
                <text:p>15.6503791469194</text:p>
              </table:table-cell>
              <table:table-cell office:value-type="float" office:value="15.3608056872038">
                <text:p>15.360805687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86:graphs_mac_times_externally_calced.AC86</svg:desc>
                </draw:g>
              </table:table-cell>
              <table:table-cell office:value-type="float" office:value="379.650142180095">
                <text:p>379.650142180095</text:p>
              </table:table-cell>
              <table:table-cell office:value-type="float" office:value="333.628341232228">
                <text:p>333.628341232228</text:p>
              </table:table-cell>
              <table:table-cell office:value-type="float" office:value="304.617440758294">
                <text:p>304.617440758294</text:p>
              </table:table-cell>
              <table:table-cell office:value-type="float" office:value="227.508436018957">
                <text:p>227.508436018957</text:p>
              </table:table-cell>
              <table:table-cell office:value-type="float" office:value="195.195165876777">
                <text:p>195.195165876777</text:p>
              </table:table-cell>
              <table:table-cell office:value-type="float" office:value="196.064834123223">
                <text:p>196.064834123223</text:p>
              </table:table-cell>
              <table:table-cell office:value-type="float" office:value="100.762938388626">
                <text:p>100.762938388626</text:p>
              </table:table-cell>
              <table:table-cell office:value-type="float" office:value="60.6055924170616">
                <text:p>60.6055924170616</text:p>
              </table:table-cell>
              <table:table-cell office:value-type="float" office:value="36.7141232227488">
                <text:p>36.7141232227488</text:p>
              </table:table-cell>
              <table:table-cell office:value-type="float" office:value="21.583317535545">
                <text:p>21.583317535545</text:p>
              </table:table-cell>
              <table:table-cell office:value-type="float" office:value="18.9345023696682">
                <text:p>18.9345023696682</text:p>
              </table:table-cell>
              <table:table-cell office:value-type="float" office:value="25.5672037914692">
                <text:p>25.5672037914692</text:p>
              </table:table-cell>
              <table:table-cell office:value-type="float" office:value="14.6477725118483">
                <text:p>14.6477725118483</text:p>
              </table:table-cell>
              <table:table-cell office:value-type="float" office:value="14.2169668246446">
                <text:p>14.216966824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87:graphs_mac_times_externally_calced.AC87</svg:desc>
                </draw:g>
              </table:table-cell>
              <table:table-cell office:value-type="float" office:value="376.194834123223">
                <text:p>376.194834123223</text:p>
              </table:table-cell>
              <table:table-cell office:value-type="float" office:value="329.080142180095">
                <text:p>329.080142180095</text:p>
              </table:table-cell>
              <table:table-cell office:value-type="float" office:value="300.346018957346">
                <text:p>300.346018957346</text:p>
              </table:table-cell>
              <table:table-cell office:value-type="float" office:value="225.655497630332">
                <text:p>225.655497630332</text:p>
              </table:table-cell>
              <table:table-cell office:value-type="float" office:value="196.901943127962">
                <text:p>196.901943127962</text:p>
              </table:table-cell>
              <table:table-cell office:value-type="float" office:value="140.527535545024">
                <text:p>140.527535545024</text:p>
              </table:table-cell>
              <table:table-cell office:value-type="float" office:value="99.8294312796208">
                <text:p>99.8294312796208</text:p>
              </table:table-cell>
              <table:table-cell office:value-type="float" office:value="54.0161611374408">
                <text:p>54.0161611374408</text:p>
              </table:table-cell>
              <table:table-cell office:value-type="float" office:value="32.4550236966825">
                <text:p>32.4550236966825</text:p>
              </table:table-cell>
              <table:table-cell office:value-type="float" office:value="21.2531279620853">
                <text:p>21.2531279620853</text:p>
              </table:table-cell>
              <table:table-cell office:value-type="float" office:value="21.4697156398104">
                <text:p>21.4697156398104</text:p>
              </table:table-cell>
              <table:table-cell office:value-type="float" office:value="26.0896208530806">
                <text:p>26.0896208530806</text:p>
              </table:table-cell>
              <table:table-cell office:value-type="float" office:value="14.1611848341232">
                <text:p>14.1611848341232</text:p>
              </table:table-cell>
              <table:table-cell office:value-type="float" office:value="13.7303791469194">
                <text:p>13.730379146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89:graphs_mac_times_externally_calced.AC89</svg:desc>
                </draw:g>
              </table:table-cell>
              <table:table-cell office:value-type="float" office:value="434.239336492891">
                <text:p>434.239336492891</text:p>
              </table:table-cell>
              <table:table-cell office:value-type="float" office:value="402.235071090047">
                <text:p>402.235071090047</text:p>
              </table:table-cell>
              <table:table-cell office:value-type="float" office:value="384.137914691943">
                <text:p>384.137914691943</text:p>
              </table:table-cell>
              <table:table-cell office:value-type="float" office:value="311.712322274881">
                <text:p>311.712322274881</text:p>
              </table:table-cell>
              <table:table-cell office:value-type="float" office:value="320.380568720379">
                <text:p>320.380568720379</text:p>
              </table:table-cell>
              <table:table-cell office:value-type="float" office:value="243.783412322275">
                <text:p>243.783412322275</text:p>
              </table:table-cell>
              <table:table-cell office:value-type="float" office:value="208.955450236967">
                <text:p>208.955450236967</text:p>
              </table:table-cell>
              <table:table-cell office:value-type="float" office:value="96.0379146919431">
                <text:p>96.0379146919431</text:p>
              </table:table-cell>
              <table:table-cell office:value-type="float" office:value="66.2824644549763">
                <text:p>66.2824644549763</text:p>
              </table:table-cell>
              <table:table-cell office:value-type="float" office:value="26.2696682464455">
                <text:p>26.2696682464455</text:p>
              </table:table-cell>
              <table:table-cell office:value-type="float" office:value="18.4796208530806">
                <text:p>18.4796208530806</text:p>
              </table:table-cell>
              <table:table-cell office:value-type="float" office:value="22.4222748815166">
                <text:p>22.4222748815166</text:p>
              </table:table-cell>
              <table:table-cell office:value-type="float" office:value="15.5445497630332">
                <text:p>15.5445497630332</text:p>
              </table:table-cell>
              <table:table-cell office:value-type="float" office:value="15.1137440758294">
                <text:p>15.11374407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90:graphs_mac_times_externally_calced.AC90</svg:desc>
                </draw:g>
              </table:table-cell>
              <table:table-cell office:value-type="float" office:value="382.806350710901">
                <text:p>382.806350710901</text:p>
              </table:table-cell>
              <table:table-cell office:value-type="float" office:value="335.030521327014">
                <text:p>335.030521327014</text:p>
              </table:table-cell>
              <table:table-cell office:value-type="float" office:value="311.518199052133">
                <text:p>311.518199052133</text:p>
              </table:table-cell>
              <table:table-cell office:value-type="float" office:value="244.949952606635">
                <text:p>244.949952606635</text:p>
              </table:table-cell>
              <table:table-cell office:value-type="float" office:value="235.078862559242">
                <text:p>235.078862559242</text:p>
              </table:table-cell>
              <table:table-cell office:value-type="float" office:value="192.016777251185">
                <text:p>192.016777251185</text:p>
              </table:table-cell>
              <table:table-cell office:value-type="float" office:value="122.995924170616">
                <text:p>122.995924170616</text:p>
              </table:table-cell>
              <table:table-cell office:value-type="float" office:value="87.1030331753555">
                <text:p>87.1030331753555</text:p>
              </table:table-cell>
              <table:table-cell office:value-type="float" office:value="34.103981042654">
                <text:p>34.103981042654</text:p>
              </table:table-cell>
              <table:table-cell office:value-type="float" office:value="18.7020853080569">
                <text:p>18.7020853080569</text:p>
              </table:table-cell>
              <table:table-cell office:value-type="float" office:value="17.5684360189573">
                <text:p>17.5684360189573</text:p>
              </table:table-cell>
              <table:table-cell office:value-type="float" office:value="21.5110900473934">
                <text:p>21.5110900473934</text:p>
              </table:table-cell>
              <table:table-cell office:value-type="float" office:value="14.63336492891">
                <text:p>14.63336492891</text:p>
              </table:table-cell>
              <table:table-cell office:value-type="float" office:value="14.2025592417062">
                <text:p>14.202559241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91:graphs_mac_times_externally_calced.AC91</svg:desc>
                </draw:g>
              </table:table-cell>
              <table:table-cell office:value-type="float" office:value="416.574218009479">
                <text:p>416.574218009479</text:p>
              </table:table-cell>
              <table:table-cell office:value-type="float" office:value="364.598388625592">
                <text:p>364.598388625592</text:p>
              </table:table-cell>
              <table:table-cell office:value-type="float" office:value="340.061895734597">
                <text:p>340.061895734597</text:p>
              </table:table-cell>
              <table:table-cell office:value-type="float" office:value="270.872322274882">
                <text:p>270.872322274882</text:p>
              </table:table-cell>
              <table:table-cell office:value-type="float" office:value="254.17990521327">
                <text:p>254.17990521327</text:p>
              </table:table-cell>
              <table:table-cell office:value-type="float" office:value="211.666161137441">
                <text:p>211.666161137441</text:p>
              </table:table-cell>
              <table:table-cell office:value-type="float" office:value="132.517345971564">
                <text:p>132.517345971564</text:p>
              </table:table-cell>
              <table:table-cell office:value-type="float" office:value="91.0073933649289">
                <text:p>91.0073933649289</text:p>
              </table:table-cell>
              <table:table-cell office:value-type="float" office:value="35.3495734597156">
                <text:p>35.3495734597156</text:p>
              </table:table-cell>
              <table:table-cell office:value-type="float" office:value="19.056682464455">
                <text:p>19.056682464455</text:p>
              </table:table-cell>
              <table:table-cell office:value-type="float" office:value="17.9230331753555">
                <text:p>17.9230331753555</text:p>
              </table:table-cell>
              <table:table-cell office:value-type="float" office:value="21.8656872037915">
                <text:p>21.8656872037915</text:p>
              </table:table-cell>
              <table:table-cell office:value-type="float" office:value="14.9879620853081">
                <text:p>14.9879620853081</text:p>
              </table:table-cell>
              <table:table-cell office:value-type="float" office:value="14.5571563981043">
                <text:p>14.557156398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82cm" svg:height="10.163cm" xlink:href="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local-table.$B$1:.$T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T$2" chart:label-cell-address="local-table.$A$2" chart:class="chart:line">
            <chart:data-point chart:repeated="19"/>
          </chart:series>
          <chart:series chart:style-name="ch9" chart:values-cell-range-address="local-table.$B$3:.$T$3" chart:label-cell-address="local-table.$A$3" chart:class="chart:line">
            <chart:data-point chart:repeated="19"/>
          </chart:series>
          <chart:series chart:style-name="ch10" chart:values-cell-range-address="local-table.$B$4:.$T$4" chart:label-cell-address="local-table.$A$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</table:table-cell>
              <table:table-cell office:value-type="float" office:value="1">
                <text:p>1</text:p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</table:table-cell>
              <table:table-cell office:value-type="float" office:value="1">
                <text:p>1</text:p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</table:table-cell>
              <table:table-cell office:value-type="float" office:value="1">
                <text:p>1</text:p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134cm" svg:y="0.367cm" chart:style-name="ch2">
          <text:p>Primes 150k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128:graphs_mtec_data_eq_code_block.C128 graphs_mtec_data_eq_code_block.C80:graphs_mtec_data_eq_code_block.F80 graphs_mtec_data_eq_code_block.A81:graphs_mtec_data_eq_code_block.A84 graphs_mtec_data_eq_code_block.C25:graphs_mtec_data_eq_code_block.F2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25:graphs_mtec_data_eq_code_block.F2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26:graphs_mtec_data_eq_code_block.F2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27:graphs_mtec_data_eq_code_block.F2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28:graphs_mtec_data_eq_code_block.F2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25:graphs_mtec_data_eq_code_block.F25</svg:desc>
                </draw:g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26:graphs_mtec_data_eq_code_block.F26</svg:desc>
                </draw:g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27:graphs_mtec_data_eq_code_block.F27</svg:desc>
                </draw:g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28:graphs_mtec_data_eq_code_block.F28</svg:desc>
                </draw:g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2.59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49:graphs_mac_times_externally_calced.F5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C49:graphs_mac_times_externally_calced.F49" chart:label-cell-address="graphs_mac_times_externally_calced.A129:graphs_mac_times_externally_calced.A129" chart:class="chart:line">
            <chart:data-point chart:repeated="4"/>
          </chart:series>
          <chart:series chart:style-name="ch11" chart:values-cell-range-address="graphs_mac_times_externally_calced.C50:graphs_mac_times_externally_calced.F50" chart:label-cell-address="graphs_mac_times_externally_calced.A130:graphs_mac_times_externally_calced.A130" chart:class="chart:line">
            <chart:data-point chart:repeated="4"/>
          </chart:series>
          <chart:series chart:style-name="ch12" chart:values-cell-range-address="graphs_mac_times_externally_calced.C51:graphs_mac_times_externally_calced.F51" chart:label-cell-address="graphs_mac_times_externally_calced.A131:graphs_mac_times_externally_calced.A131" chart:class="chart:line">
            <chart:data-point chart:repeated="4"/>
          </chart:series>
          <chart:series chart:style-name="ch13" chart:values-cell-range-address="graphs_mac_times_externally_calced.C52:graphs_mac_times_externally_calced.F52" chart:label-cell-address="graphs_mac_times_externally_calced.A132:graphs_mac_times_externally_calced.A132" chart:class="chart:line">
            <chart:data-point chart:repeated="4"/>
          </chart:series>
          <chart:series chart:style-name="ch14" chart:values-cell-range-address="graphs_mac_times_externally_calced.C53:graphs_mac_times_externally_calced.F53" chart:label-cell-address="graphs_mac_times_externally_calced.A133:graphs_mac_times_externally_calced.A133" chart:class="chart:line">
            <chart:data-point chart:repeated="4"/>
          </chart:series>
          <chart:series chart:style-name="ch15" chart:values-cell-range-address="graphs_mac_times_externally_calced.C54:graphs_mac_times_externally_calced.F54" chart:label-cell-address="graphs_mac_times_externally_calced.A134:graphs_mac_times_externally_calced.A134" chart:class="chart:line">
            <chart:data-point chart:repeated="4"/>
          </chart:series>
          <chart:series chart:style-name="ch16" chart:values-cell-range-address="graphs_mac_times_externally_calced.C55:graphs_mac_times_externally_calced.F55" chart:label-cell-address="graphs_mac_times_externally_calced.A135:graphs_mac_times_externally_calced.A135" chart:class="chart:line">
            <chart:data-point chart:repeated="4"/>
          </chart:series>
          <chart:series chart:style-name="ch17" chart:values-cell-range-address="graphs_mac_times_externally_calced.C56:graphs_mac_times_externally_calced.F56" chart:label-cell-address="graphs_mac_times_externally_calced.A136:graphs_mac_times_externally_calced.A136" chart:class="chart:line">
            <chart:data-point chart:repeated="4"/>
          </chart:series>
          <chart:series chart:style-name="ch18" chart:values-cell-range-address="graphs_mac_times_externally_calced.C57:graphs_mac_times_externally_calced.F57" chart:label-cell-address="graphs_mac_times_externally_calced.A137:graphs_mac_times_externally_calced.A137" chart:class="chart:line">
            <chart:data-point chart:repeated="4"/>
          </chart:series>
          <chart:series chart:style-name="ch19" chart:values-cell-range-address="graphs_mac_times_externally_calced.C58:graphs_mac_times_externally_calced.F58" chart:label-cell-address="graphs_mac_times_externally_calced.A138:graphs_mac_times_externally_calced.A138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49:graphs_mac_times_externally_calced.F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50:graphs_mac_times_externally_calced.F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51:graphs_mac_times_externally_calced.F51</svg:desc>
                </draw:g>
              </table:table-cell>
              <table:table-cell office:value-type="float" office:value="8.06967509025271">
                <text:p>8.06967509025271</text:p>
              </table:table-cell>
              <table:table-cell office:value-type="float" office:value="7.82996389891697">
                <text:p>7.829963898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52:graphs_mac_times_externally_calced.F52</svg:desc>
                </draw:g>
              </table:table-cell>
              <table:table-cell office:value-type="float" office:value="7.56252707581227">
                <text:p>7.56252707581227</text:p>
              </table:table-cell>
              <table:table-cell office:value-type="float" office:value="7.73740072202166">
                <text:p>7.7374007220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53:graphs_mac_times_externally_calced.F53</svg:desc>
                </draw:g>
              </table:table-cell>
              <table:table-cell office:value-type="float" office:value="7.55509025270758">
                <text:p>7.55509025270758</text:p>
              </table:table-cell>
              <table:table-cell office:value-type="float" office:value="8.03083032490975">
                <text:p>8.0308303249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54:graphs_mac_times_externally_calced.F54</svg:desc>
                </draw:g>
              </table:table-cell>
              <table:table-cell office:value-type="float" office:value="7.55595667870036">
                <text:p>7.55595667870036</text:p>
              </table:table-cell>
              <table:table-cell office:value-type="float" office:value="7.70613718411552">
                <text:p>7.7061371841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55:graphs_mac_times_externally_calced.F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56:graphs_mac_times_externally_calced.F56</svg:desc>
                </draw:g>
              </table:table-cell>
              <table:table-cell office:value-type="float" office:value="7.50310469314079">
                <text:p>7.50310469314079</text:p>
              </table:table-cell>
              <table:table-cell office:value-type="float" office:value="7.98180505415163">
                <text:p>7.9818050541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57:graphs_mac_times_externally_calced.F57</svg:desc>
                </draw:g>
              </table:table-cell>
              <table:table-cell office:value-type="float" office:value="7.59610108303249">
                <text:p>7.59610108303249</text:p>
              </table:table-cell>
              <table:table-cell office:value-type="float" office:value="7.9156678700361">
                <text:p>7.91566787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58:graphs_mac_times_externally_calced.F58</svg:desc>
                </draw:g>
              </table:table-cell>
              <table:table-cell office:value-type="float" office:value="8.47212996389892">
                <text:p>8.47212996389892</text:p>
              </table:table-cell>
              <table:table-cell office:value-type="float" office:value="7.77718411552347">
                <text:p>7.777184115523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59cm" svg:height="12.549cm" xlink:href=".." xlink:type="simple" chart:class="chart:line" chart:style-name="ch1">
        <chart:title svg:x="8.217cm" svg:y="0.386cm" chart:style-name="ch2">
          <text:p>Primes 150k code block=data block</text:p>
        </chart:title>
        <chart:legend chart:legend-position="end" svg:x="20.423cm" svg:y="4.964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25:graphs_mtec_data_eq_code_block.X28" chart:data-source-has-labels="both" svg:x="1.855cm" svg:y="1.589cm" svg:width="18.069cm" svg:height="10.71cm">
          <chartooo:coordinate-region svg:x="4.069cm" svg:y="1.589cm" svg:width="15.211cm" svg:height="4.633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761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25:graphs_mtec_data_eq_code_block.X2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26:graphs_mtec_data_eq_code_block.X2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27:graphs_mtec_data_eq_code_block.X2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28:graphs_mtec_data_eq_code_block.X2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25: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26: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27: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28: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557cm" svg:y="0.367cm" chart:style-name="ch2">
          <text:p>Hanoi 28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0:graphs_mtec_data_eq_code_block.F3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0:graphs_mtec_data_eq_code_block.F3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1:graphs_mtec_data_eq_code_block.F3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2:graphs_mtec_data_eq_code_block.F3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3:graphs_mtec_data_eq_code_block.F3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0:graphs_mtec_data_eq_code_block.F30</svg:desc>
                </draw:g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1:graphs_mtec_data_eq_code_block.F31</svg:desc>
                </draw:g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2:graphs_mtec_data_eq_code_block.F32</svg:desc>
                </draw:g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3:graphs_mtec_data_eq_code_block.F33</svg:desc>
                </draw:g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cm" svg:height="12.338cm" xlink:href=".." xlink:type="simple" chart:class="chart:line" chart:style-name="ch1">
        <chart:title svg:x="7.806cm" svg:y="0.382cm" chart:style-name="ch2">
          <text:p>Hanoi 28 code block=data block</text:p>
        </chart:title>
        <chart:legend chart:legend-position="end" svg:x="18.754cm" svg:y="4.859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0:graphs_mtec_data_eq_code_block.X33" chart:data-source-has-labels="both" svg:x="1.821cm" svg:y="1.581cm" svg:width="16.468cm" svg:height="10.511cm">
          <chartooo:coordinate-region svg:x="4.06cm" svg:y="1.581cm" svg:width="13.336cm" svg:height="4.434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6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0:graphs_mtec_data_eq_code_block.X3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1:graphs_mtec_data_eq_code_block.X3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2:graphs_mtec_data_eq_code_block.X3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3:graphs_mtec_data_eq_code_block.X3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0: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1: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2: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3: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13.361cm" xlink:href=".." xlink:type="simple" chart:class="chart:line" chart:style-name="ch1">
        <chart:title svg:x="4.928cm" svg:y="0.403cm" chart:style-name="ch2">
          <text:p>Matrix mult 800 code block=data block</text:p>
        </chart:title>
        <chart:legend chart:legend-position="end" svg:x="14.561cm" svg:y="5.37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5:graphs_mtec_data_eq_code_block.F38" chart:data-source-has-labels="both" svg:x="1.71cm" svg:y="1.895cm" svg:width="12.333cm" svg:height="11.15cm">
          <chartooo:coordinate-region svg:x="2.437cm" svg:y="2.147cm" svg:width="11.606cm" svg:height="10.145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24cm" svg:y="8.28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5:graphs_mtec_data_eq_code_block.F3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6:graphs_mtec_data_eq_code_block.F3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7:graphs_mtec_data_eq_code_block.F3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8:graphs_mtec_data_eq_code_block.F3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5:graphs_mtec_data_eq_code_block.F35</svg:desc>
                </draw:g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6:graphs_mtec_data_eq_code_block.F36</svg:desc>
                </draw:g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7:graphs_mtec_data_eq_code_block.F37</svg:desc>
                </draw:g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8:graphs_mtec_data_eq_code_block.F38</svg:desc>
                </draw:g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2cm" svg:height="13.843cm" xlink:href=".." xlink:type="simple" chart:class="chart:line" chart:style-name="ch1">
        <chart:title svg:x="7.001cm" svg:y="0.412cm" chart:style-name="ch2">
          <text:p>Matrix mult 800 code block=data block</text:p>
        </chart:title>
        <chart:legend chart:legend-position="end" svg:x="18.706cm" svg:y="5.611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5:graphs_mtec_data_eq_code_block.X38" chart:data-source-has-labels="both" svg:x="0.115cm" svg:y="1.969cm" svg:width="17.527cm" svg:height="11.298cm">
          <chartooo:coordinate-region svg:x="3.238cm" svg:y="2.221cm" svg:width="14.404cm" svg:height="5.2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001cm" svg:y="8.43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5:graphs_mtec_data_eq_code_block.X3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6:graphs_mtec_data_eq_code_block.X3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7:graphs_mtec_data_eq_code_block.X3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8:graphs_mtec_data_eq_code_block.X3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5: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6: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7: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8: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266cm" svg:y="0.367cm" chart:style-name="ch2">
          <text:p>Calc det 11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40:graphs_mtec_data_eq_code_block.F4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40:graphs_mtec_data_eq_code_block.F4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41:graphs_mtec_data_eq_code_block.F4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42:graphs_mtec_data_eq_code_block.F4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43:graphs_mtec_data_eq_code_block.F4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40:graphs_mtec_data_eq_code_block.F40</svg:desc>
                </draw:g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41:graphs_mtec_data_eq_code_block.F41</svg:desc>
                </draw:g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42:graphs_mtec_data_eq_code_block.F42</svg:desc>
                </draw:g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43:graphs_mtec_data_eq_code_block.F43</svg:desc>
                </draw:g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24cm" svg:height="12.007cm" xlink:href=".." xlink:type="simple" chart:class="chart:line" chart:style-name="ch1">
        <chart:title svg:x="7.332cm" svg:y="0.376cm" chart:style-name="ch2">
          <text:p>Calc det 11 code block=data block</text:p>
        </chart:title>
        <chart:legend chart:legend-position="end" svg:x="18.388cm" svg:y="4.693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40:graphs_mtec_data_eq_code_block.X43" chart:data-source-has-labels="both" svg:x="1.814cm" svg:y="1.569cm" svg:width="16.116cm" svg:height="10.198cm">
          <chartooo:coordinate-region svg:x="4.058cm" svg:y="1.569cm" svg:width="12.924cm" svg:height="4.1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48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40:graphs_mtec_data_eq_code_block.X4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41:graphs_mtec_data_eq_code_block.X4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42:graphs_mtec_data_eq_code_block.X4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43:graphs_mtec_data_eq_code_block.X4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40: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41: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42: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43: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64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8:paper_graphs_mtec_data_eq_code_block.X28 paper_graphs_mtec_data_eq_code_block.I33:paper_graphs_mtec_data_eq_code_block.X33 paper_graphs_mtec_data_eq_code_block.I38:paper_graphs_mtec_data_eq_code_block.X38 paper_graphs_mtec_data_eq_code_block.I43:paper_graphs_mtec_data_eq_code_block.X4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8:paper_graphs_mtec_data_eq_code_block.X28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3:paper_graphs_mtec_data_eq_code_block.X33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8:paper_graphs_mtec_data_eq_code_block.X38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3:paper_graphs_mtec_data_eq_code_block.X43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8:paper_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3:paper_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8:paper_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3:paper_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J24:paper_graphs_mtec_data_eq_code_block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J24:paper_graphs_mtec_data_eq_code_block.J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J29:paper_graphs_mtec_data_eq_code_block.J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J34:paper_graphs_mtec_data_eq_code_block.J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J39:paper_graphs_mtec_data_eq_code_block.J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J24:paper_graphs_mtec_data_eq_code_block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.J29:paper_graphs_mtec_data_eq_code_block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.J34:paper_graphs_mtec_data_eq_code_block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.J39:paper_graphs_mtec_data_eq_code_block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W24:paper_graphs_mtec_data_eq_code_block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W24:paper_graphs_mtec_data_eq_code_block.W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W29:paper_graphs_mtec_data_eq_code_block.W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W34:paper_graphs_mtec_data_eq_code_block.W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W39:paper_graphs_mtec_data_eq_code_block.W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W24:paper_graphs_mtec_data_eq_code_block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.W29:paper_graphs_mtec_data_eq_code_block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.W34:paper_graphs_mtec_data_eq_code_block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.W39:paper_graphs_mtec_data_eq_code_block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60:graphs_mac_times_externally_calced.F69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60:graphs_mac_times_externally_calced.F60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61:graphs_mac_times_externally_calced.F61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62:graphs_mac_times_externally_calced.F62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63:graphs_mac_times_externally_calced.F63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64:graphs_mac_times_externally_calced.F64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65:graphs_mac_times_externally_calced.F65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66:graphs_mac_times_externally_calced.F66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67:graphs_mac_times_externally_calced.F67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68:graphs_mac_times_externally_calced.F68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69:graphs_mac_times_externally_calced.F69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60:graphs_mac_times_externally_calced.F60</svg:desc>
                </draw:g>
              </table:table-cell>
              <table:table-cell office:value-type="float" office:value="18.2865531914894">
                <text:p>18.2865531914894</text:p>
              </table:table-cell>
              <table:table-cell office:value-type="float" office:value="18.0882553191489">
                <text:p>18.088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61:graphs_mac_times_externally_calced.F61</svg:desc>
                </draw:g>
              </table:table-cell>
              <table:table-cell office:value-type="float" office:value="9.02578723404255">
                <text:p>9.02578723404255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62:graphs_mac_times_externally_calced.F62</svg:desc>
                </draw:g>
              </table:table-cell>
              <table:table-cell office:value-type="float" office:value="8.87157446808511">
                <text:p>8.87157446808511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63:graphs_mac_times_externally_calced.F63</svg:desc>
                </draw:g>
              </table:table-cell>
              <table:table-cell office:value-type="float" office:value="8.97293617021277">
                <text:p>8.9729361702127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64:graphs_mac_times_externally_calced.F64</svg:desc>
                </draw:g>
              </table:table-cell>
              <table:table-cell office:value-type="float" office:value="8.93617021276596">
                <text:p>8.93617021276596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65:graphs_mac_times_externally_calced.F65</svg:desc>
                </draw:g>
              </table:table-cell>
              <table:table-cell office:value-type="float" office:value="9.19651063829787">
                <text:p>9.19651063829787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66:graphs_mac_times_externally_calced.F66</svg:desc>
                </draw:g>
              </table:table-cell>
              <table:table-cell office:value-type="float" office:value="10.6461276595745">
                <text:p>10.6461276595745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67:graphs_mac_times_externally_calced.F67</svg:desc>
                </draw:g>
              </table:table-cell>
              <table:table-cell office:value-type="float" office:value="9.38885106382979">
                <text:p>9.38885106382979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68:graphs_mac_times_externally_calced.F68</svg:desc>
                </draw:g>
              </table:table-cell>
              <table:table-cell office:value-type="float" office:value="8.87957446808511">
                <text:p>8.87957446808511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69:graphs_mac_times_externally_calced.F69</svg:desc>
                </draw:g>
              </table:table-cell>
              <table:table-cell office:value-type="float" office:value="9.2976170212766">
                <text:p>9.297617021276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48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7:paper_graphs_mtec_data_eq_code_block.X27 paper_graphs_mtec_data_eq_code_block.I32:paper_graphs_mtec_data_eq_code_block.X32 paper_graphs_mtec_data_eq_code_block.I37:paper_graphs_mtec_data_eq_code_block.X37 paper_graphs_mtec_data_eq_code_block.I42:paper_graphs_mtec_data_eq_code_block.X42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7:paper_graphs_mtec_data_eq_code_block.X27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2:paper_graphs_mtec_data_eq_code_block.X32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7:paper_graphs_mtec_data_eq_code_block.X37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2:paper_graphs_mtec_data_eq_code_block.X42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7:paper_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2:paper_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7:paper_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2:paper_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32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6:paper_graphs_mtec_data_eq_code_block.X26 paper_graphs_mtec_data_eq_code_block.I31:paper_graphs_mtec_data_eq_code_block.X31 paper_graphs_mtec_data_eq_code_block.I36:paper_graphs_mtec_data_eq_code_block.X36 paper_graphs_mtec_data_eq_code_block.I41:paper_graphs_mtec_data_eq_code_block.X41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6:paper_graphs_mtec_data_eq_code_block.X26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1:paper_graphs_mtec_data_eq_code_block.X31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6:paper_graphs_mtec_data_eq_code_block.X36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1:paper_graphs_mtec_data_eq_code_block.X41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6:paper_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1:paper_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6:paper_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1:paper_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16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5:paper_graphs_mtec_data_eq_code_block.X25 paper_graphs_mtec_data_eq_code_block.I30:paper_graphs_mtec_data_eq_code_block.X30 paper_graphs_mtec_data_eq_code_block.I35:paper_graphs_mtec_data_eq_code_block.X35 paper_graphs_mtec_data_eq_code_block.I40:paper_graphs_mtec_data_eq_code_block.X40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5:paper_graphs_mtec_data_eq_code_block.X25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0:paper_graphs_mtec_data_eq_code_block.X30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5:paper_graphs_mtec_data_eq_code_block.X35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0:paper_graphs_mtec_data_eq_code_block.X40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5:paper_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0:paper_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5:paper_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0:paper_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71:graphs_mac_times_externally_calced.F80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71:graphs_mac_times_externally_calced.F71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72:graphs_mac_times_externally_calced.F72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73:graphs_mac_times_externally_calced.F73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74:graphs_mac_times_externally_calced.F74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75:graphs_mac_times_externally_calced.F75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76:graphs_mac_times_externally_calced.F76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77:graphs_mac_times_externally_calced.F77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78:graphs_mac_times_externally_calced.F78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79:graphs_mac_times_externally_calced.F79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80:graphs_mac_times_externally_calced.F80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71:graphs_mac_times_externally_calced.F71</svg:desc>
                </draw:g>
              </table:table-cell>
              <table:table-cell office:value-type="float" office:value="31.4636137071651">
                <text:p>31.4636137071651</text:p>
              </table:table-cell>
              <table:table-cell office:value-type="float" office:value="28.9772585669782">
                <text:p>28.97725856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72:graphs_mac_times_externally_calced.F72</svg:desc>
                </draw:g>
              </table:table-cell>
              <table:table-cell office:value-type="float" office:value="19.565046728972">
                <text:p>19.565046728972</text:p>
              </table:table-cell>
              <table:table-cell office:value-type="float" office:value="20.496261682243">
                <text:p>20.4962616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73:graphs_mac_times_externally_calced.F73</svg:desc>
                </draw:g>
              </table:table-cell>
              <table:table-cell office:value-type="float" office:value="20.8789408099688">
                <text:p>20.8789408099688</text:p>
              </table:table-cell>
              <table:table-cell office:value-type="float" office:value="22.2016822429907">
                <text:p>22.20168224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74:graphs_mac_times_externally_calced.F74</svg:desc>
                </draw:g>
              </table:table-cell>
              <table:table-cell office:value-type="float" office:value="19.1755140186916">
                <text:p>19.1755140186916</text:p>
              </table:table-cell>
              <table:table-cell office:value-type="float" office:value="22.0011214953271">
                <text:p>22.00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75:graphs_mac_times_externally_calced.F75</svg:desc>
                </draw:g>
              </table:table-cell>
              <table:table-cell office:value-type="float" office:value="19.2943302180685">
                <text:p>19.2943302180685</text:p>
              </table:table-cell>
              <table:table-cell office:value-type="float" office:value="19.2590031152648">
                <text:p>19.25900311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76:graphs_mac_times_externally_calced.F76</svg:desc>
                </draw:g>
              </table:table-cell>
              <table:table-cell office:value-type="float" office:value="19.1322118380062">
                <text:p>19.1322118380062</text:p>
              </table:table-cell>
              <table:table-cell office:value-type="float" office:value="20.9406230529595">
                <text:p>20.940623052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77:graphs_mac_times_externally_calced.F77</svg:desc>
                </draw:g>
              </table:table-cell>
              <table:table-cell office:value-type="float" office:value="23.6806230529595">
                <text:p>23.6806230529595</text:p>
              </table:table-cell>
              <table:table-cell office:value-type="float" office:value="24.8851713395639">
                <text:p>24.885171339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78:graphs_mac_times_externally_calced.F78</svg:desc>
                </draw:g>
              </table:table-cell>
              <table:table-cell office:value-type="float" office:value="18.9978193146417">
                <text:p>18.9978193146417</text:p>
              </table:table-cell>
              <table:table-cell office:value-type="float" office:value="21.1694704049844">
                <text:p>21.16947040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79:graphs_mac_times_externally_calced.F79</svg:desc>
                </draw:g>
              </table:table-cell>
              <table:table-cell office:value-type="float" office:value="18.2235514018692">
                <text:p>18.2235514018692</text:p>
              </table:table-cell>
              <table:table-cell office:value-type="float" office:value="21.0765109034268">
                <text:p>21.0765109034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80:graphs_mac_times_externally_calced.F80</svg:desc>
                </draw:g>
              </table:table-cell>
              <table:table-cell office:value-type="float" office:value="18.3882242990654">
                <text:p>18.3882242990654</text:p>
              </table:table-cell>
              <table:table-cell office:value-type="float" office:value="20.2298442367601">
                <text:p>20.2298442367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82:graphs_mac_times_externally_calced.F91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82:graphs_mac_times_externally_calced.F82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83:graphs_mac_times_externally_calced.F83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84:graphs_mac_times_externally_calced.F84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85:graphs_mac_times_externally_calced.F85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86:graphs_mac_times_externally_calced.F86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87:graphs_mac_times_externally_calced.F87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88:graphs_mac_times_externally_calced.F88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89:graphs_mac_times_externally_calced.F89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90:graphs_mac_times_externally_calced.F90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91:graphs_mac_times_externally_calced.F91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82:graphs_mac_times_externally_calced.F82</svg:desc>
                </draw:g>
              </table:table-cell>
              <table:table-cell office:value-type="float" office:value="21.0341232227488">
                <text:p>21.0341232227488</text:p>
              </table:table-cell>
              <table:table-cell office:value-type="float" office:value="21.3472511848341">
                <text:p>21.347251184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83:graphs_mac_times_externally_calced.F83</svg:desc>
                </draw:g>
              </table:table-cell>
              <table:table-cell office:value-type="float" office:value="13.1443127962085">
                <text:p>13.1443127962085</text:p>
              </table:table-cell>
              <table:table-cell office:value-type="float" office:value="13.4134123222749">
                <text:p>13.413412322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84:graphs_mac_times_externally_calced.F84</svg:desc>
                </draw:g>
              </table:table-cell>
              <table:table-cell office:value-type="float" office:value="13.0158767772512">
                <text:p>13.0158767772512</text:p>
              </table:table-cell>
              <table:table-cell office:value-type="float" office:value="12.2132701421801">
                <text:p>12.213270142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85:graphs_mac_times_externally_calced.F85</svg:desc>
                </draw:g>
              </table:table-cell>
              <table:table-cell office:value-type="float" office:value="11.6445971563981">
                <text:p>11.6445971563981</text:p>
              </table:table-cell>
              <table:table-cell office:value-type="float" office:value="11.9081990521327">
                <text:p>11.908199052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86:graphs_mac_times_externally_calced.F86</svg:desc>
                </draw:g>
              </table:table-cell>
              <table:table-cell office:value-type="float" office:value="11.3674881516588">
                <text:p>11.3674881516588</text:p>
              </table:table-cell>
              <table:table-cell office:value-type="float" office:value="11.9951658767773">
                <text:p>11.995165876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87:graphs_mac_times_externally_calced.F87</svg:desc>
                </draw:g>
              </table:table-cell>
              <table:table-cell office:value-type="float" office:value="11.4094786729858">
                <text:p>11.4094786729858</text:p>
              </table:table-cell>
              <table:table-cell office:value-type="float" office:value="11.5085781990521">
                <text:p>11.508578199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88:graphs_mac_times_externally_calced.F88</svg:desc>
                </draw:g>
              </table:table-cell>
              <table:table-cell office:value-type="float" office:value="15.2615165876777">
                <text:p>15.2615165876777</text:p>
              </table:table-cell>
              <table:table-cell office:value-type="float" office:value="14.5055924170616">
                <text:p>14.505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89:graphs_mac_times_externally_calced.F89</svg:desc>
                </draw:g>
              </table:table-cell>
              <table:table-cell office:value-type="float" office:value="11.816018957346">
                <text:p>11.816018957346</text:p>
              </table:table-cell>
              <table:table-cell office:value-type="float" office:value="12.8919431279621">
                <text:p>12.89194312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90:graphs_mac_times_externally_calced.F90</svg:desc>
                </draw:g>
              </table:table-cell>
              <table:table-cell office:value-type="float" office:value="11.9556872037915">
                <text:p>11.9556872037915</text:p>
              </table:table-cell>
              <table:table-cell office:value-type="float" office:value="11.9807582938389">
                <text:p>11.980758293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91:graphs_mac_times_externally_calced.F91</svg:desc>
                </draw:g>
              </table:table-cell>
              <table:table-cell office:value-type="float" office:value="12.0516113744076">
                <text:p>12.0516113744076</text:p>
              </table:table-cell>
              <table:table-cell office:value-type="float" office:value="12.335355450237">
                <text:p>12.335355450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4.798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50:graphs_mac_times_externally_calced.AC51 graphs_mac_times_externally_calced.A135:graphs_mac_times_externally_calced.A135 graphs_mac_times_externally_calced.H55:graphs_mac_times_externally_calced.AC55" chart:data-source-has-labels="both" svg:x="1.534cm" svg:y="1.551cm" svg:width="12.347cm" svg:height="9.805cm">
          <chartooo:coordinate-region svg:x="4.393cm" svg:y="1.551cm" svg:width="9.19cm" svg:height="4.7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6">
            <chart:title svg:x="0.451cm" svg:y="7.079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H50:graphs_mac_times_externally_calced.AC50" chart:label-cell-address="graphs_mac_times_externally_calced.A130:graphs_mac_times_externally_calced.A130" chart:class="chart:line">
            <chart:data-point chart:repeated="22"/>
          </chart:series>
          <chart:series chart:style-name="ch11" chart:values-cell-range-address="graphs_mac_times_externally_calced.H51:graphs_mac_times_externally_calced.AC51" chart:label-cell-address="graphs_mac_times_externally_calced.A131:graphs_mac_times_externally_calced.A131" chart:class="chart:line">
            <chart:data-point chart:repeated="22"/>
          </chart:series>
          <chart:series chart:style-name="ch12" chart:values-cell-range-address="graphs_mac_times_externally_calced.H55:graphs_mac_times_externally_calced.AC55" chart:label-cell-address="graphs_mac_times_externally_calced.A135:graphs_mac_times_externally_calced.A13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50:graphs_mac_times_externally_calced.AC50</svg:desc>
                </draw:g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51:graphs_mac_times_externally_calced.AC51</svg:desc>
                </draw:g>
              </table:table-cell>
              <table:table-cell office:value-type="float" office:value="323.818411552347">
                <text:p>323.818411552347</text:p>
              </table:table-cell>
              <table:table-cell office:value-type="float" office:value="191.495667870036">
                <text:p>191.495667870036</text:p>
              </table:table-cell>
              <table:table-cell office:value-type="float" office:value="191.482671480144">
                <text:p>191.482671480144</text:p>
              </table:table-cell>
              <table:table-cell office:value-type="float" office:value="169.217689530686">
                <text:p>169.217689530686</text:p>
              </table:table-cell>
              <table:table-cell office:value-type="float" office:value="191.4559566787">
                <text:p>191.4559566787</text:p>
              </table:table-cell>
              <table:table-cell office:value-type="float" office:value="79.0848375451264">
                <text:p>79.0848375451264</text:p>
              </table:table-cell>
              <table:table-cell office:value-type="float" office:value="72.4148014440433">
                <text:p>72.4148014440433</text:p>
              </table:table-cell>
              <table:table-cell office:value-type="float" office:value="7.84945848375451">
                <text:p>7.84945848375451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7.84729241877256">
                <text:p>7.84729241877256</text:p>
              </table:table-cell>
              <table:table-cell office:value-type="float" office:value="7.83357400722022">
                <text:p>7.83357400722022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55:graphs_mac_times_externally_calced.AC55</svg:desc>
                </draw:g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49:graphs_mac_times_externally_calced.AC49" chart:data-source-has-labels="both" svg:x="1.386cm" svg:y="1.403cm" svg:width="13.888cm" svg:height="9.953cm">
          <chartooo:coordinate-region svg:x="4.353cm" svg:y="1.403cm" svg:width="10.9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49:graphs_mac_times_externally_calced.AC49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49:graphs_mac_times_externally_calced.AC49</svg:desc>
                </draw:g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52:graphs_mac_times_externally_calced.AC54 graphs_mac_times_externally_calced.A136:graphs_mac_times_externally_calced.A138 graphs_mac_times_externally_calced.H56:graphs_mac_times_externally_calced.AC5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52:graphs_mac_times_externally_calced.AC52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53:graphs_mac_times_externally_calced.AC53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54:graphs_mac_times_externally_calced.AC54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56:graphs_mac_times_externally_calced.AC56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57:graphs_mac_times_externally_calced.AC57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58:graphs_mac_times_externally_calced.AC58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52:graphs_mac_times_externally_calced.AC52</svg:desc>
                </draw:g>
              </table:table-cell>
              <table:table-cell office:value-type="float" office:value="269.150397111913">
                <text:p>269.150397111913</text:p>
              </table:table-cell>
              <table:table-cell office:value-type="float" office:value="137.595884476534">
                <text:p>137.595884476534</text:p>
              </table:table-cell>
              <table:table-cell office:value-type="float" office:value="98.2940794223827">
                <text:p>98.2940794223827</text:p>
              </table:table-cell>
              <table:table-cell office:value-type="float" office:value="98.2890252707581">
                <text:p>98.2890252707581</text:p>
              </table:table-cell>
              <table:table-cell office:value-type="float" office:value="7.7727797833935">
                <text:p>7.7727797833935</text:p>
              </table:table-cell>
              <table:table-cell office:value-type="float" office:value="7.7626714801444">
                <text:p>7.7626714801444</text:p>
              </table:table-cell>
              <table:table-cell office:value-type="float" office:value="7.7771119133574">
                <text:p>7.7771119133574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53:graphs_mac_times_externally_calced.AC53</svg:desc>
                </draw:g>
              </table:table-cell>
              <table:table-cell office:value-type="float" office:value="275.258267148014">
                <text:p>275.258267148014</text:p>
              </table:table-cell>
              <table:table-cell office:value-type="float" office:value="144.183898916968">
                <text:p>144.183898916968</text:p>
              </table:table-cell>
              <table:table-cell office:value-type="float" office:value="104.881371841155">
                <text:p>104.881371841155</text:p>
              </table:table-cell>
              <table:table-cell office:value-type="float" office:value="104.874151624549">
                <text:p>104.874151624549</text:p>
              </table:table-cell>
              <table:table-cell office:value-type="float" office:value="8.06620938628159">
                <text:p>8.06620938628159</text:p>
              </table:table-cell>
              <table:table-cell office:value-type="float" office:value="8.04527075812274">
                <text:p>8.04527075812274</text:p>
              </table:table-cell>
              <table:table-cell office:value-type="float" office:value="8.034440433213">
                <text:p>8.034440433213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54:graphs_mac_times_externally_calced.AC54</svg:desc>
                </draw:g>
              </table:table-cell>
              <table:table-cell office:value-type="float" office:value="274.936462093863">
                <text:p>274.936462093863</text:p>
              </table:table-cell>
              <table:table-cell office:value-type="float" office:value="143.861371841155">
                <text:p>143.861371841155</text:p>
              </table:table-cell>
              <table:table-cell office:value-type="float" office:value="104.559566787004">
                <text:p>104.559566787004</text:p>
              </table:table-cell>
              <table:table-cell office:value-type="float" office:value="104.553068592058">
                <text:p>104.553068592058</text:p>
              </table:table-cell>
              <table:table-cell office:value-type="float" office:value="7.74368231046931">
                <text:p>7.74368231046931</text:p>
              </table:table-cell>
              <table:table-cell office:value-type="float" office:value="7.72202166064982">
                <text:p>7.72202166064982</text:p>
              </table:table-cell>
              <table:table-cell office:value-type="float" office:value="7.70902527075812">
                <text:p>7.70902527075812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56:graphs_mac_times_externally_calced.AC56</svg:desc>
                </draw:g>
              </table:table-cell>
              <table:table-cell office:value-type="float" office:value="329.848231046931">
                <text:p>329.848231046931</text:p>
              </table:table-cell>
              <table:table-cell office:value-type="float" office:value="198.066281588448">
                <text:p>198.066281588448</text:p>
              </table:table-cell>
              <table:table-cell office:value-type="float" office:value="198.053285198556">
                <text:p>198.053285198556</text:p>
              </table:table-cell>
              <table:table-cell office:value-type="float" office:value="134.721155234657">
                <text:p>134.721155234657</text:p>
              </table:table-cell>
              <table:table-cell office:value-type="float" office:value="71.3839711191336">
                <text:p>71.3839711191336</text:p>
              </table:table-cell>
              <table:table-cell office:value-type="float" office:value="8.03812274368231">
                <text:p>8.03812274368231</text:p>
              </table:table-cell>
              <table:table-cell office:value-type="float" office:value="8.02729241877256">
                <text:p>8.02729241877256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57:graphs_mac_times_externally_calced.AC57</svg:desc>
                </draw:g>
              </table:table-cell>
              <table:table-cell office:value-type="float" office:value="323.384981949458">
                <text:p>323.384981949458</text:p>
              </table:table-cell>
              <table:table-cell office:value-type="float" office:value="191.870180505415">
                <text:p>191.870180505415</text:p>
              </table:table-cell>
              <table:table-cell office:value-type="float" office:value="191.857184115523">
                <text:p>191.857184115523</text:p>
              </table:table-cell>
              <table:table-cell office:value-type="float" office:value="81.5329963898917">
                <text:p>81.5329963898917</text:p>
              </table:table-cell>
              <table:table-cell office:value-type="float" office:value="7.96765342960289">
                <text:p>7.96765342960289</text:p>
              </table:table-cell>
              <table:table-cell office:value-type="float" office:value="7.94382671480144">
                <text:p>7.94382671480144</text:p>
              </table:table-cell>
              <table:table-cell office:value-type="float" office:value="7.93949458483755">
                <text:p>7.9394945848375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58:graphs_mac_times_externally_calced.AC58</svg:desc>
                </draw:g>
              </table:table-cell>
              <table:table-cell office:value-type="float" office:value="358.19523465704">
                <text:p>358.19523465704</text:p>
              </table:table-cell>
              <table:table-cell office:value-type="float" office:value="224.652996389892">
                <text:p>224.652996389892</text:p>
              </table:table-cell>
              <table:table-cell office:value-type="float" office:value="224.64">
                <text:p>224.64</text:p>
              </table:table-cell>
              <table:table-cell office:value-type="float" office:value="94.5598555956679">
                <text:p>94.5598555956679</text:p>
              </table:table-cell>
              <table:table-cell office:value-type="float" office:value="7.82483754512635">
                <text:p>7.82483754512635</text:p>
              </table:table-cell>
              <table:table-cell office:value-type="float" office:value="7.80750902527076">
                <text:p>7.80750902527076</text:p>
              </table:table-cell>
              <table:table-cell office:value-type="float" office:value="7.79162454873646">
                <text:p>7.79162454873646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60:graphs_mac_times_externally_calced.AC60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0:graphs_mac_times_externally_calced.AC60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60:graphs_mac_times_externally_calced.AC60</svg:desc>
                </draw:g>
              </table:table-cell>
              <table:table-cell office:value-type="float" office:value="1366.93591489362">
                <text:p>1366.93591489362</text:p>
              </table:table-cell>
              <table:table-cell office:value-type="float" office:value="1349.46272340426">
                <text:p>1349.46272340426</text:p>
              </table:table-cell>
              <table:table-cell office:value-type="float" office:value="1342.14017021277">
                <text:p>1342.14017021277</text:p>
              </table:table-cell>
              <table:table-cell office:value-type="float" office:value="1301.86868085106">
                <text:p>1301.86868085106</text:p>
              </table:table-cell>
              <table:table-cell office:value-type="float" office:value="1302.11123404255">
                <text:p>1302.11123404255</text:p>
              </table:table-cell>
              <table:table-cell office:value-type="float" office:value="1269.16144680851">
                <text:p>1269.16144680851</text:p>
              </table:table-cell>
              <table:table-cell office:value-type="float" office:value="1256.46953191489">
                <text:p>1256.46953191489</text:p>
              </table:table-cell>
              <table:table-cell office:value-type="float" office:value="1192.17421276596">
                <text:p>1192.17421276596</text:p>
              </table:table-cell>
              <table:table-cell office:value-type="float" office:value="1116.58868085106">
                <text:p>1116.58868085106</text:p>
              </table:table-cell>
              <table:table-cell office:value-type="float" office:value="976.858468085107">
                <text:p>976.858468085107</text:p>
              </table:table-cell>
              <table:table-cell office:value-type="float" office:value="918.505276595745">
                <text:p>918.505276595745</text:p>
              </table:table-cell>
              <table:table-cell office:value-type="float" office:value="725.118893617021">
                <text:p>725.118893617021</text:p>
              </table:table-cell>
              <table:table-cell office:value-type="float" office:value="644.601446808511">
                <text:p>644.601446808511</text:p>
              </table:table-cell>
              <table:table-cell office:value-type="float" office:value="399.607404255319">
                <text:p>399.607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